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Footer">
      <style:text-properties fo:language="en" fo:country="US"/>
    </style:style>
    <style:style style:name="P2" style:family="paragraph" style:parent-style-name="Header">
      <style:paragraph-properties fo:text-align="end" style:justify-single-word="false"/>
      <style:text-properties fo:language="en" fo:country="US"/>
    </style:style>
    <style:style style:name="P3" style:family="paragraph" style:parent-style-name="Header">
      <style:text-properties fo:language="en" fo:country="US"/>
    </style:style>
    <style:style style:name="P4" style:family="paragraph" style:parent-style-name="Standard">
      <style:text-properties fo:language="en" fo:country="US"/>
    </style:style>
    <style:style style:name="P5" style:family="paragraph" style:parent-style-name="Text_20_body">
      <style:text-properties fo:language="en" fo:country="US"/>
    </style:style>
    <style:style style:name="P6" style:family="paragraph" style:parent-style-name="Text_20_body">
      <style:text-properties fo:language="en" fo:country="US" officeooo:paragraph-rsid="219fe01a"/>
    </style:style>
    <style:style style:name="P7" style:family="paragraph" style:parent-style-name="Text_20_body">
      <style:text-properties fo:language="en" fo:country="US" officeooo:paragraph-rsid="21a18a48"/>
    </style:style>
    <style:style style:name="P8" style:family="paragraph" style:parent-style-name="Text_20_body">
      <style:text-properties fo:language="en" fo:country="US" officeooo:paragraph-rsid="21a5e6ef"/>
    </style:style>
    <style:style style:name="P9" style:family="paragraph" style:parent-style-name="Text_20_body">
      <style:text-properties fo:language="en" fo:country="US" officeooo:paragraph-rsid="21a8824b"/>
    </style:style>
    <style:style style:name="P10" style:family="paragraph" style:parent-style-name="Text_20_body">
      <style:text-properties fo:language="en" fo:country="US" officeooo:paragraph-rsid="21aa7205"/>
    </style:style>
    <style:style style:name="P11" style:family="paragraph" style:parent-style-name="Text_20_body">
      <style:text-properties fo:language="en" fo:country="US" officeooo:paragraph-rsid="21ae1a19"/>
    </style:style>
    <style:style style:name="P12" style:family="paragraph" style:parent-style-name="Text_20_body">
      <style:text-properties fo:language="en" fo:country="US" officeooo:paragraph-rsid="21b0924a"/>
    </style:style>
    <style:style style:name="P13" style:family="paragraph" style:parent-style-name="Text_20_body">
      <style:text-properties fo:language="en" fo:country="US" officeooo:paragraph-rsid="21b0fe40"/>
    </style:style>
    <style:style style:name="P14" style:family="paragraph" style:parent-style-name="Text_20_body">
      <style:text-properties fo:language="en" fo:country="US" officeooo:paragraph-rsid="21b54fcd"/>
    </style:style>
    <style:style style:name="P15" style:family="paragraph" style:parent-style-name="Text_20_body">
      <style:text-properties fo:language="en" fo:country="US" officeooo:paragraph-rsid="21b6243e"/>
    </style:style>
    <style:style style:name="P16" style:family="paragraph" style:parent-style-name="Text_20_body">
      <style:text-properties fo:language="en" fo:country="US" officeooo:paragraph-rsid="21c12074"/>
    </style:style>
    <style:style style:name="P17" style:family="paragraph" style:parent-style-name="Text_20_body">
      <style:text-properties fo:language="en" fo:country="US" officeooo:paragraph-rsid="21c19dbe"/>
    </style:style>
    <style:style style:name="P18" style:family="paragraph" style:parent-style-name="Text_20_body">
      <style:text-properties fo:language="en" fo:country="US" officeooo:paragraph-rsid="21c86370"/>
    </style:style>
    <style:style style:name="P19" style:family="paragraph" style:parent-style-name="Text_20_body">
      <style:text-properties fo:language="en" fo:country="US" officeooo:paragraph-rsid="21c88a6a"/>
    </style:style>
    <style:style style:name="P20" style:family="paragraph" style:parent-style-name="Text_20_body">
      <style:text-properties fo:language="en" fo:country="US" officeooo:paragraph-rsid="21cdee80"/>
    </style:style>
    <style:style style:name="P21" style:family="paragraph" style:parent-style-name="Text_20_body">
      <style:text-properties fo:language="en" fo:country="US" officeooo:paragraph-rsid="21de6083"/>
    </style:style>
    <style:style style:name="P22" style:family="paragraph" style:parent-style-name="Text_20_body">
      <style:text-properties fo:language="en" fo:country="US" officeooo:paragraph-rsid="21d1af11"/>
    </style:style>
    <style:style style:name="P23" style:family="paragraph" style:parent-style-name="Text_20_body">
      <style:text-properties fo:language="en" fo:country="US" officeooo:paragraph-rsid="21db9b82"/>
    </style:style>
    <style:style style:name="P24" style:family="paragraph" style:parent-style-name="Text_20_body">
      <style:text-properties fo:language="en" fo:country="US" officeooo:paragraph-rsid="21e1c87b"/>
    </style:style>
    <style:style style:name="P25" style:family="paragraph" style:parent-style-name="Text_20_body">
      <style:text-properties fo:language="en" fo:country="US" officeooo:paragraph-rsid="21eebfc5"/>
    </style:style>
    <style:style style:name="P26" style:family="paragraph" style:parent-style-name="Text_20_body">
      <style:text-properties fo:language="en" fo:country="US" officeooo:paragraph-rsid="21ef2990"/>
    </style:style>
    <style:style style:name="P27" style:family="paragraph" style:parent-style-name="Text_20_body">
      <style:text-properties fo:language="en" fo:country="US" officeooo:paragraph-rsid="21f410fe"/>
    </style:style>
    <style:style style:name="P28" style:family="paragraph" style:parent-style-name="Text_20_body">
      <style:text-properties fo:language="en" fo:country="US" officeooo:paragraph-rsid="21fbb18f"/>
    </style:style>
    <style:style style:name="P29" style:family="paragraph" style:parent-style-name="Text_20_body">
      <style:text-properties fo:language="en" fo:country="US" officeooo:paragraph-rsid="22123764"/>
    </style:style>
    <style:style style:name="P30" style:family="paragraph" style:parent-style-name="Text_20_body">
      <style:text-properties fo:language="en" fo:country="US" officeooo:paragraph-rsid="2215458e"/>
    </style:style>
    <style:style style:name="P31" style:family="paragraph" style:parent-style-name="Text_20_body">
      <style:text-properties fo:language="en" fo:country="US" officeooo:paragraph-rsid="221578ac"/>
    </style:style>
    <style:style style:name="P32" style:family="paragraph" style:parent-style-name="Text_20_body">
      <style:text-properties fo:language="en" fo:country="US" officeooo:paragraph-rsid="2217bf3c"/>
    </style:style>
    <style:style style:name="P33" style:family="paragraph" style:parent-style-name="Text_20_body">
      <style:text-properties fo:language="en" fo:country="US" officeooo:paragraph-rsid="2217cbec"/>
    </style:style>
    <style:style style:name="P34" style:family="paragraph" style:parent-style-name="Text_20_body">
      <style:text-properties fo:language="en" fo:country="US" officeooo:paragraph-rsid="221980dc"/>
    </style:style>
    <style:style style:name="P35" style:family="paragraph" style:parent-style-name="Text_20_body">
      <style:text-properties fo:language="en" fo:country="US" officeooo:paragraph-rsid="22199437"/>
    </style:style>
    <style:style style:name="P36" style:family="paragraph" style:parent-style-name="Text_20_body">
      <style:text-properties fo:language="en" fo:country="US" officeooo:paragraph-rsid="221b7946"/>
    </style:style>
    <style:style style:name="P37" style:family="paragraph" style:parent-style-name="Text_20_body">
      <style:text-properties fo:language="en" fo:country="US" officeooo:paragraph-rsid="221cb3d5"/>
    </style:style>
    <style:style style:name="P38" style:family="paragraph" style:parent-style-name="Text_20_body">
      <style:text-properties fo:language="en" fo:country="US" officeooo:paragraph-rsid="221ddf8f"/>
    </style:style>
    <style:style style:name="P39" style:family="paragraph" style:parent-style-name="Text_20_body">
      <style:text-properties fo:language="en" fo:country="US" officeooo:paragraph-rsid="221efb2f"/>
    </style:style>
    <style:style style:name="P40" style:family="paragraph" style:parent-style-name="Text_20_body">
      <style:text-properties fo:language="en" fo:country="US" officeooo:paragraph-rsid="22217b13"/>
    </style:style>
    <style:style style:name="P41" style:family="paragraph" style:parent-style-name="Text_20_body">
      <style:text-properties fo:language="en" fo:country="US" officeooo:paragraph-rsid="2222fdd5"/>
    </style:style>
    <style:style style:name="P42" style:family="paragraph" style:parent-style-name="Text_20_body">
      <style:text-properties fo:language="en" fo:country="US" officeooo:paragraph-rsid="22232296"/>
    </style:style>
    <style:style style:name="P43" style:family="paragraph" style:parent-style-name="Text_20_body">
      <style:text-properties fo:language="en" fo:country="US" officeooo:paragraph-rsid="222343ff"/>
    </style:style>
    <style:style style:name="P44" style:family="paragraph" style:parent-style-name="Text_20_body">
      <style:text-properties fo:language="en" fo:country="US" officeooo:paragraph-rsid="222752aa"/>
    </style:style>
    <style:style style:name="P45" style:family="paragraph" style:parent-style-name="Text_20_body">
      <style:text-properties fo:language="en" fo:country="US" officeooo:paragraph-rsid="2227a32b"/>
    </style:style>
    <style:style style:name="P46" style:family="paragraph" style:parent-style-name="Text_20_body">
      <style:text-properties fo:language="en" fo:country="US" officeooo:paragraph-rsid="222a5125"/>
    </style:style>
    <style:style style:name="P47" style:family="paragraph" style:parent-style-name="Text_20_body">
      <style:text-properties fo:language="en" fo:country="US" officeooo:paragraph-rsid="222bbe72"/>
    </style:style>
    <style:style style:name="P48" style:family="paragraph" style:parent-style-name="Text_20_body">
      <style:text-properties fo:language="en" fo:country="US" officeooo:paragraph-rsid="222e3f99"/>
    </style:style>
    <style:style style:name="P49" style:family="paragraph" style:parent-style-name="Text_20_body">
      <style:text-properties fo:language="en" fo:country="US" officeooo:paragraph-rsid="222ef894"/>
    </style:style>
    <style:style style:name="P50" style:family="paragraph" style:parent-style-name="Text_20_body">
      <style:text-properties fo:language="en" fo:country="US" officeooo:paragraph-rsid="22332fa0"/>
    </style:style>
    <style:style style:name="P51" style:family="paragraph" style:parent-style-name="Text_20_body">
      <style:text-properties fo:language="en" fo:country="US" officeooo:paragraph-rsid="2235bf94"/>
    </style:style>
    <style:style style:name="P52" style:family="paragraph" style:parent-style-name="Text_20_body">
      <style:text-properties fo:language="en" fo:country="US" officeooo:paragraph-rsid="2236cb71"/>
    </style:style>
    <style:style style:name="P53" style:family="paragraph" style:parent-style-name="Text_20_body">
      <style:text-properties fo:language="en" fo:country="US" officeooo:paragraph-rsid="223a77df"/>
    </style:style>
    <style:style style:name="P54" style:family="paragraph" style:parent-style-name="Text_20_body">
      <style:text-properties fo:language="en" fo:country="US" officeooo:paragraph-rsid="223dfb75"/>
    </style:style>
    <style:style style:name="P55" style:family="paragraph" style:parent-style-name="Text_20_body">
      <style:text-properties fo:language="en" fo:country="US" officeooo:paragraph-rsid="223f49b0"/>
    </style:style>
    <style:style style:name="P56" style:family="paragraph" style:parent-style-name="Text_20_body">
      <style:text-properties fo:language="en" fo:country="US" officeooo:paragraph-rsid="2242c89f"/>
    </style:style>
    <style:style style:name="P57" style:family="paragraph" style:parent-style-name="Text_20_body">
      <style:text-properties fo:language="en" fo:country="US" officeooo:paragraph-rsid="224b3cae"/>
    </style:style>
    <style:style style:name="P58" style:family="paragraph" style:parent-style-name="Text_20_body">
      <style:text-properties fo:language="en" fo:country="US" officeooo:paragraph-rsid="224c917f"/>
    </style:style>
    <style:style style:name="P59" style:family="paragraph" style:parent-style-name="Standard">
      <style:text-properties fo:language="en" fo:country="US" officeooo:paragraph-rsid="22627572"/>
    </style:style>
    <style:style style:name="P60" style:family="paragraph" style:parent-style-name="Text_20_body">
      <style:text-properties fo:language="en" fo:country="US" officeooo:paragraph-rsid="225108a9"/>
    </style:style>
    <style:style style:name="P61" style:family="paragraph" style:parent-style-name="Text_20_body">
      <style:text-properties fo:language="en" fo:country="US" officeooo:paragraph-rsid="225789e3"/>
    </style:style>
    <style:style style:name="P62" style:family="paragraph" style:parent-style-name="Text_20_body">
      <style:text-properties fo:language="en" fo:country="US" officeooo:paragraph-rsid="225c5312"/>
    </style:style>
    <style:style style:name="P63" style:family="paragraph" style:parent-style-name="Text_20_body">
      <style:text-properties fo:language="en" fo:country="US" officeooo:paragraph-rsid="225e7d57"/>
    </style:style>
    <style:style style:name="P64" style:family="paragraph" style:parent-style-name="Text_20_body">
      <style:text-properties fo:language="en" fo:country="US" officeooo:paragraph-rsid="225f4641"/>
    </style:style>
    <style:style style:name="P65" style:family="paragraph" style:parent-style-name="Text_20_body">
      <style:text-properties fo:language="en" fo:country="US" officeooo:paragraph-rsid="224df8cd"/>
    </style:style>
    <style:style style:name="P66" style:family="paragraph" style:parent-style-name="Text_20_body">
      <style:text-properties fo:language="en" fo:country="US" officeooo:paragraph-rsid="2361f6d3"/>
    </style:style>
    <style:style style:name="P67" style:family="paragraph" style:parent-style-name="Text_20_body">
      <style:text-properties fo:language="en" fo:country="US" officeooo:paragraph-rsid="23669363"/>
    </style:style>
    <style:style style:name="P68" style:family="paragraph" style:parent-style-name="Text_20_body">
      <style:text-properties fo:language="en" fo:country="US" officeooo:paragraph-rsid="237bace9"/>
    </style:style>
    <style:style style:name="P69" style:family="paragraph" style:parent-style-name="Text_20_body">
      <style:text-properties fo:language="en" fo:country="US" officeooo:paragraph-rsid="23ccbce0"/>
    </style:style>
    <style:style style:name="P70" style:family="paragraph" style:parent-style-name="Text_20_body">
      <style:text-properties fo:language="en" fo:country="US" officeooo:paragraph-rsid="23d2a35b"/>
    </style:style>
    <style:style style:name="P71" style:family="paragraph" style:parent-style-name="Text_20_body">
      <style:text-properties fo:language="en" fo:country="US" officeooo:paragraph-rsid="23d41932"/>
    </style:style>
    <style:style style:name="P72" style:family="paragraph" style:parent-style-name="Text_20_body">
      <style:text-properties fo:language="en" fo:country="US" officeooo:paragraph-rsid="23d4b8fa"/>
    </style:style>
    <style:style style:name="P73" style:family="paragraph" style:parent-style-name="Text_20_body">
      <style:text-properties fo:language="en" fo:country="US" officeooo:paragraph-rsid="21dfb77d"/>
    </style:style>
    <style:style style:name="P74" style:family="paragraph" style:parent-style-name="Text_20_body">
      <style:text-properties fo:language="en" fo:country="US" officeooo:paragraph-rsid="219e314e"/>
    </style:style>
    <style:style style:name="P75" style:family="paragraph" style:parent-style-name="Text_20_body">
      <style:text-properties fo:language="en" fo:country="US" officeooo:paragraph-rsid="21dd25d5"/>
    </style:style>
    <style:style style:name="P76" style:family="paragraph" style:parent-style-name="Text_20_body">
      <style:text-properties fo:language="en" fo:country="US" officeooo:paragraph-rsid="21ec6c11"/>
    </style:style>
    <style:style style:name="P77" style:family="paragraph" style:parent-style-name="Text_20_body">
      <style:text-properties fo:language="en" fo:country="US" officeooo:paragraph-rsid="21f24bab"/>
    </style:style>
    <style:style style:name="P78" style:family="paragraph" style:parent-style-name="Text_20_body">
      <style:text-properties fo:language="en" fo:country="US" officeooo:paragraph-rsid="221f85c2"/>
    </style:style>
    <style:style style:name="P79" style:family="paragraph" style:parent-style-name="Text_20_body">
      <style:text-properties fo:language="en" fo:country="US" officeooo:paragraph-rsid="226eda82"/>
    </style:style>
    <style:style style:name="P80" style:family="paragraph" style:parent-style-name="Text_20_body">
      <style:text-properties fo:language="en" fo:country="US" officeooo:paragraph-rsid="225973e7"/>
    </style:style>
    <style:style style:name="P81" style:family="paragraph" style:parent-style-name="Text_20_body">
      <style:text-properties fo:language="en" fo:country="US" officeooo:paragraph-rsid="225d5c16"/>
    </style:style>
    <style:style style:name="P82" style:family="paragraph" style:parent-style-name="Text_20_body">
      <style:text-properties fo:language="en" fo:country="US" officeooo:paragraph-rsid="22616039"/>
    </style:style>
    <style:style style:name="P83" style:family="paragraph" style:parent-style-name="Text_20_body">
      <style:text-properties officeooo:paragraph-rsid="21a7b38b"/>
    </style:style>
    <style:style style:name="P84" style:family="paragraph" style:parent-style-name="Text_20_body">
      <style:text-properties officeooo:paragraph-rsid="21de6083"/>
    </style:style>
    <style:style style:name="P85" style:family="paragraph" style:parent-style-name="Text_20_body">
      <style:text-properties officeooo:paragraph-rsid="21eebfc5"/>
    </style:style>
    <style:style style:name="P86" style:family="paragraph" style:parent-style-name="Heading_20_1">
      <style:text-properties fo:language="en" fo:country="US" officeooo:paragraph-rsid="23fa14e3"/>
    </style:style>
    <style:style style:name="P87" style:family="paragraph" style:parent-style-name="Heading_20_3" style:master-page-name="">
      <style:paragraph-properties style:page-number="auto" fo:break-before="auto" fo:break-after="auto"/>
      <style:text-properties fo:language="en" fo:country="US"/>
    </style:style>
    <style:style style:name="P88" style:family="paragraph" style:parent-style-name="Heading_20_3">
      <style:text-properties fo:language="en" fo:country="US"/>
    </style:style>
    <style:style style:name="P89" style:family="paragraph" style:parent-style-name="Heading_20_3">
      <style:text-properties fo:language="en" fo:country="US" officeooo:paragraph-rsid="215bd511"/>
    </style:style>
    <style:style style:name="P90" style:family="paragraph" style:parent-style-name="Heading_20_3" style:master-page-name="First_20_Page">
      <style:paragraph-properties style:page-number="auto" fo:break-before="page"/>
      <style:text-properties fo:language="en" fo:country="US"/>
    </style:style>
    <style:style style:name="P91" style:family="paragraph" style:parent-style-name="Heading_20_4">
      <style:text-properties fo:language="en" fo:country="US"/>
    </style:style>
    <style:style style:name="P92" style:family="paragraph" style:parent-style-name="Ordered_5f_list_5f_jlq" style:list-style-name="L1">
      <style:text-properties fo:language="en" fo:country="US"/>
    </style:style>
    <style:style style:name="P93" style:family="paragraph" style:parent-style-name="Ordered_5f_list_5f_jlq" style:list-style-name="L1">
      <style:text-properties fo:language="en" fo:country="US" officeooo:rsid="234ba1ef" officeooo:paragraph-rsid="234ba1ef"/>
    </style:style>
    <style:style style:name="P94" style:family="paragraph" style:parent-style-name="Ordered_5f_list_5f_jlq" style:list-style-name="L2">
      <style:text-properties fo:language="en" fo:country="US"/>
    </style:style>
    <style:style style:name="P95" style:family="paragraph" style:parent-style-name="Ordered_5f_list_5f_jlq" style:list-style-name="L2">
      <style:text-properties fo:language="en" fo:country="US" officeooo:paragraph-rsid="21d6ac28"/>
    </style:style>
    <style:style style:name="P96" style:family="paragraph" style:parent-style-name="Ordered_5f_list_5f_jlq" style:list-style-name="L2">
      <style:text-properties fo:language="en" fo:country="US" officeooo:paragraph-rsid="21d6e7aa"/>
    </style:style>
    <style:style style:name="P97" style:family="paragraph" style:parent-style-name="Ordered_5f_list_5f_jlq" style:list-style-name="L2">
      <style:text-properties fo:language="en" fo:country="US" officeooo:paragraph-rsid="21d840d8"/>
    </style:style>
    <style:style style:name="P98" style:family="paragraph" style:parent-style-name="Ordered_5f_list_5f_jlq" style:list-style-name="L3">
      <style:text-properties fo:language="en" fo:country="US"/>
    </style:style>
    <style:style style:name="P99" style:family="paragraph" style:parent-style-name="Ordered_5f_list_5f_jlq" style:list-style-name="L3">
      <style:text-properties fo:language="en" fo:country="US" officeooo:paragraph-rsid="21de8ed8"/>
    </style:style>
    <style:style style:name="P100" style:family="paragraph" style:parent-style-name="Ordered_5f_list_5f_jlq" style:list-style-name="L3">
      <style:text-properties fo:language="en" fo:country="US" officeooo:paragraph-rsid="21dfb77d"/>
    </style:style>
    <style:style style:name="P101" style:family="paragraph" style:parent-style-name="Ordered_5f_list_5f_jlq" style:list-style-name="L4">
      <style:text-properties fo:language="en" fo:country="US" officeooo:paragraph-rsid="21e7fe55"/>
    </style:style>
    <style:style style:name="P102" style:family="paragraph" style:parent-style-name="Ordered_5f_list_5f_jlq" style:list-style-name="L4">
      <style:text-properties fo:language="en" fo:country="US"/>
    </style:style>
    <style:style style:name="P103" style:family="paragraph" style:parent-style-name="Ordered_5f_list_5f_jlq" style:list-style-name="L4">
      <style:text-properties fo:language="en" fo:country="US" officeooo:paragraph-rsid="21ea2869"/>
    </style:style>
    <style:style style:name="P104" style:family="paragraph" style:parent-style-name="Ordered_5f_list_5f_jlq" style:list-style-name="L4">
      <style:text-properties fo:language="en" fo:country="US" officeooo:paragraph-rsid="21eb72b8"/>
    </style:style>
    <style:style style:name="P105" style:family="paragraph" style:parent-style-name="Ordered_5f_list_5f_jlq" style:list-style-name="L5">
      <style:text-properties fo:language="en" fo:country="US" officeooo:paragraph-rsid="21f019ae"/>
    </style:style>
    <style:style style:name="P106" style:family="paragraph" style:parent-style-name="Ordered_5f_list_5f_jlq" style:list-style-name="L5">
      <style:text-properties fo:language="en" fo:country="US"/>
    </style:style>
    <style:style style:name="P107" style:family="paragraph" style:parent-style-name="Ordered_5f_list_5f_jlq" style:list-style-name="L5">
      <style:text-properties fo:language="en" fo:country="US" officeooo:paragraph-rsid="21f10c1f"/>
    </style:style>
    <style:style style:name="P108" style:family="paragraph" style:parent-style-name="Ordered_5f_list_5f_jlq" style:list-style-name="L6">
      <style:text-properties fo:language="en" fo:country="US"/>
    </style:style>
    <style:style style:name="P109" style:family="paragraph" style:parent-style-name="Ordered_5f_list_5f_jlq" style:list-style-name="L6">
      <style:text-properties fo:language="en" fo:country="US" officeooo:paragraph-rsid="21fc08e2"/>
    </style:style>
    <style:style style:name="P110" style:family="paragraph" style:parent-style-name="Ordered_5f_list_5f_jlq" style:list-style-name="L7">
      <style:text-properties fo:language="en" fo:country="US"/>
    </style:style>
    <style:style style:name="P111" style:family="paragraph" style:parent-style-name="Ordered_5f_list_5f_jlq" style:list-style-name="L7">
      <style:text-properties fo:language="en" fo:country="US" officeooo:paragraph-rsid="21fabdf6"/>
    </style:style>
    <style:style style:name="P112" style:family="paragraph" style:parent-style-name="Ordered_5f_list_5f_jlq" style:list-style-name="L8">
      <style:text-properties fo:language="en" fo:country="US"/>
    </style:style>
    <style:style style:name="P113" style:family="paragraph" style:parent-style-name="Ordered_5f_list_5f_jlq" style:list-style-name="L8">
      <style:text-properties fo:language="en" fo:country="US" officeooo:paragraph-rsid="21fc08e2"/>
    </style:style>
    <style:style style:name="P114" style:family="paragraph" style:parent-style-name="Ordered_5f_list_5f_jlq" style:list-style-name="L8">
      <style:text-properties fo:language="en" fo:country="US" officeooo:paragraph-rsid="21fed15e"/>
    </style:style>
    <style:style style:name="P115" style:family="paragraph" style:parent-style-name="Ordered_5f_list_5f_jlq" style:list-style-name="L8">
      <style:text-properties fo:language="en" fo:country="US" officeooo:paragraph-rsid="22013b80"/>
    </style:style>
    <style:style style:name="P116" style:family="paragraph" style:parent-style-name="Ordered_5f_list_5f_jlq" style:list-style-name="L8">
      <style:text-properties fo:language="en" fo:country="US" officeooo:paragraph-rsid="220018cc"/>
    </style:style>
    <style:style style:name="P117" style:family="paragraph" style:parent-style-name="Ordered_5f_list_5f_jlq" style:list-style-name="L8">
      <style:text-properties fo:language="en" fo:country="US" officeooo:paragraph-rsid="220436a8"/>
    </style:style>
    <style:style style:name="P118" style:family="paragraph" style:parent-style-name="Ordered_5f_list_5f_jlq" style:list-style-name="L8">
      <style:text-properties fo:language="en" fo:country="US" officeooo:paragraph-rsid="2206b1fb"/>
    </style:style>
    <style:style style:name="P119" style:family="paragraph" style:parent-style-name="Ordered_5f_list_5f_jlq" style:list-style-name="L8">
      <style:text-properties fo:language="en" fo:country="US" officeooo:paragraph-rsid="23832b9b"/>
    </style:style>
    <style:style style:name="P120" style:family="paragraph" style:parent-style-name="Ordered_5f_list_5f_jlq" style:list-style-name="L8">
      <style:text-properties fo:language="en" fo:country="US" officeooo:paragraph-rsid="2356e2d9"/>
    </style:style>
    <style:style style:name="P121" style:family="paragraph" style:parent-style-name="Ordered_5f_list_5f_jlq" style:list-style-name="L8">
      <style:text-properties fo:language="en" fo:country="US" officeooo:paragraph-rsid="2209e189"/>
    </style:style>
    <style:style style:name="P122" style:family="paragraph" style:parent-style-name="Ordered_5f_list_5f_jlq" style:list-style-name="L8">
      <style:text-properties fo:language="en" fo:country="US" officeooo:paragraph-rsid="220c7121"/>
    </style:style>
    <style:style style:name="P123" style:family="paragraph" style:parent-style-name="Ordered_5f_list_5f_jlq" style:list-style-name="L8">
      <style:text-properties fo:language="en" fo:country="US" officeooo:paragraph-rsid="220cc919"/>
    </style:style>
    <style:style style:name="P124" style:family="paragraph" style:parent-style-name="Ordered_5f_list_5f_jlq" style:list-style-name="L9">
      <style:text-properties fo:language="en" fo:country="US"/>
    </style:style>
    <style:style style:name="P125" style:family="paragraph" style:parent-style-name="Ordered_5f_list_5f_jlq" style:list-style-name="L10">
      <style:text-properties fo:language="en" fo:country="US"/>
    </style:style>
    <style:style style:name="P126" style:family="paragraph" style:parent-style-name="Ordered_5f_list_5f_jlq" style:list-style-name="L10">
      <style:text-properties fo:language="en" fo:country="US" officeooo:paragraph-rsid="220d3952"/>
    </style:style>
    <style:style style:name="P127" style:family="paragraph" style:parent-style-name="Ordered_5f_list_5f_jlq" style:list-style-name="L11">
      <style:text-properties fo:language="en" fo:country="US"/>
    </style:style>
    <style:style style:name="P128" style:family="paragraph" style:parent-style-name="Ordered_5f_list_5f_jlq" style:list-style-name="L12">
      <style:text-properties fo:language="en" fo:country="US"/>
    </style:style>
    <style:style style:name="P129" style:family="paragraph" style:parent-style-name="Text_20_body" style:master-page-name="First_20_Page">
      <style:paragraph-properties style:page-number="auto" fo:break-before="page"/>
      <style:text-properties fo:language="en" fo:country="US" officeooo:paragraph-rsid="224df8cd"/>
    </style:style>
    <style:style style:name="P130" style:family="paragraph" style:parent-style-name="Text_20_body">
      <style:text-properties fo:language="en" fo:country="US"/>
    </style:style>
    <style:style style:name="T1" style:family="text">
      <style:text-properties fo:language="en" fo:country="US"/>
    </style:style>
    <style:style style:name="T2" style:family="text">
      <style:text-properties fo:language="en" fo:country="US" officeooo:rsid="21a7b38b"/>
    </style:style>
    <style:style style:name="T3" style:family="text">
      <style:text-properties fo:language="en" fo:country="US" officeooo:rsid="21a8824b"/>
    </style:style>
    <style:style style:name="T4" style:family="text">
      <style:text-properties fo:language="en" fo:country="US" officeooo:rsid="21de6083"/>
    </style:style>
    <style:style style:name="T5" style:family="text">
      <style:text-properties fo:language="en" fo:country="US" officeooo:rsid="21e20e88"/>
    </style:style>
    <style:style style:name="T6" style:family="text">
      <style:text-properties fo:language="en" fo:country="US" officeooo:rsid="21eebfc5"/>
    </style:style>
    <style:style style:name="T7" style:family="text">
      <style:text-properties fo:language="en" fo:country="US" officeooo:rsid="2262c3c5"/>
    </style:style>
    <style:style style:name="T8" style:family="text">
      <style:text-properties fo:language="en" fo:country="US" officeooo:rsid="23d9c375"/>
    </style:style>
    <style:style style:name="T9" style:family="text">
      <style:text-properties fo:language="en" fo:country="US" officeooo:rsid="23512bbb"/>
    </style:style>
    <style:style style:name="T10" style:family="text">
      <style:text-properties fo:language="en" fo:country="US" officeooo:rsid="21e3e4b5"/>
    </style:style>
    <style:style style:name="T11" style:family="text">
      <style:text-properties fo:language="en" fo:country="US" officeooo:rsid="21e5d402"/>
    </style:style>
    <style:style style:name="T12" style:family="text">
      <style:text-properties officeooo:rsid="1ca39e8b"/>
    </style:style>
    <style:style style:name="T13" style:family="text">
      <style:text-properties officeooo:rsid="1ccaf49b"/>
    </style:style>
    <style:style style:name="T14" style:family="text">
      <style:text-properties officeooo:rsid="2048eb68"/>
    </style:style>
    <style:style style:name="T15" style:family="text">
      <style:text-properties officeooo:rsid="215bd511"/>
    </style:style>
    <style:style style:name="T16" style:family="text">
      <style:text-properties officeooo:rsid="219e314e"/>
    </style:style>
    <style:style style:name="T17" style:family="text">
      <style:text-properties officeooo:rsid="219e9d96"/>
    </style:style>
    <style:style style:name="T18" style:family="text">
      <style:text-properties officeooo:rsid="219f5559"/>
    </style:style>
    <style:style style:name="T19" style:family="text">
      <style:text-properties officeooo:rsid="219fe01a"/>
    </style:style>
    <style:style style:name="T20" style:family="text">
      <style:text-properties officeooo:rsid="21a18a48"/>
    </style:style>
    <style:style style:name="T21" style:family="text">
      <style:text-properties officeooo:rsid="21a2cea8"/>
    </style:style>
    <style:style style:name="T22" style:family="text">
      <style:text-properties officeooo:rsid="21a4507a"/>
    </style:style>
    <style:style style:name="T23" style:family="text">
      <style:text-properties officeooo:rsid="21a5e6ef"/>
    </style:style>
    <style:style style:name="T24" style:family="text">
      <style:text-properties officeooo:rsid="21a8824b"/>
    </style:style>
    <style:style style:name="T25" style:family="text">
      <style:text-properties officeooo:rsid="21aa7205"/>
    </style:style>
    <style:style style:name="T26" style:family="text">
      <style:text-properties officeooo:rsid="21ab6939"/>
    </style:style>
    <style:style style:name="T27" style:family="text">
      <style:text-properties officeooo:rsid="21ad0ef8"/>
    </style:style>
    <style:style style:name="T28" style:family="text">
      <style:text-properties officeooo:rsid="21ae1a19"/>
    </style:style>
    <style:style style:name="T29" style:family="text">
      <style:text-properties officeooo:rsid="21afb455"/>
    </style:style>
    <style:style style:name="T30" style:family="text">
      <style:text-properties officeooo:rsid="21b0924a"/>
    </style:style>
    <style:style style:name="T31" style:family="text">
      <style:text-properties officeooo:rsid="21b0fe40"/>
    </style:style>
    <style:style style:name="T32" style:family="text">
      <style:text-properties officeooo:rsid="21b1afbf"/>
    </style:style>
    <style:style style:name="T33" style:family="text">
      <style:text-properties officeooo:rsid="21b3382c"/>
    </style:style>
    <style:style style:name="T34" style:family="text">
      <style:text-properties officeooo:rsid="21b369a9"/>
    </style:style>
    <style:style style:name="T35" style:family="text">
      <style:text-properties officeooo:rsid="21b501ce"/>
    </style:style>
    <style:style style:name="T36" style:family="text">
      <style:text-properties officeooo:rsid="21b54fcd"/>
    </style:style>
    <style:style style:name="T37" style:family="text">
      <style:text-properties officeooo:rsid="21b5cc0f"/>
    </style:style>
    <style:style style:name="T38" style:family="text">
      <style:text-properties officeooo:rsid="21b6243e"/>
    </style:style>
    <style:style style:name="T39" style:family="text">
      <style:text-properties officeooo:rsid="21b93be7"/>
    </style:style>
    <style:style style:name="T40" style:family="text">
      <style:text-properties officeooo:rsid="21bc6efe"/>
    </style:style>
    <style:style style:name="T41" style:family="text">
      <style:text-properties officeooo:rsid="21bd9670"/>
    </style:style>
    <style:style style:name="T42" style:family="text">
      <style:text-properties officeooo:rsid="21bf4135"/>
    </style:style>
    <style:style style:name="T43" style:family="text">
      <style:text-properties officeooo:rsid="21c12074"/>
    </style:style>
    <style:style style:name="T44" style:family="text">
      <style:text-properties officeooo:rsid="21c22b02"/>
    </style:style>
    <style:style style:name="T45" style:family="text">
      <style:text-properties officeooo:rsid="21c51a89"/>
    </style:style>
    <style:style style:name="T46" style:family="text">
      <style:text-properties officeooo:rsid="21c55717"/>
    </style:style>
    <style:style style:name="T47" style:family="text">
      <style:text-properties officeooo:rsid="21c77d74"/>
    </style:style>
    <style:style style:name="T48" style:family="text">
      <style:text-properties officeooo:rsid="21c86370"/>
    </style:style>
    <style:style style:name="T49" style:family="text">
      <style:text-properties officeooo:rsid="21c88a6a"/>
    </style:style>
    <style:style style:name="T50" style:family="text">
      <style:text-properties officeooo:rsid="21ca7e23"/>
    </style:style>
    <style:style style:name="T51" style:family="text">
      <style:text-properties officeooo:rsid="21cc45d9"/>
    </style:style>
    <style:style style:name="T52" style:family="text">
      <style:text-properties officeooo:rsid="21cdee80"/>
    </style:style>
    <style:style style:name="T53" style:family="text">
      <style:text-properties officeooo:rsid="21cf7b0d"/>
    </style:style>
    <style:style style:name="T54" style:family="text">
      <style:text-properties officeooo:rsid="21d07411"/>
    </style:style>
    <style:style style:name="T55" style:family="text">
      <style:text-properties officeooo:rsid="21d1af11"/>
    </style:style>
    <style:style style:name="T56" style:family="text">
      <style:text-properties officeooo:rsid="21d2afcd"/>
    </style:style>
    <style:style style:name="T57" style:family="text">
      <style:text-properties officeooo:rsid="21d3e377"/>
    </style:style>
    <style:style style:name="T58" style:family="text">
      <style:text-properties officeooo:rsid="21d6ac28"/>
    </style:style>
    <style:style style:name="T59" style:family="text">
      <style:text-properties officeooo:rsid="21d6e7aa"/>
    </style:style>
    <style:style style:name="T60" style:family="text">
      <style:text-properties officeooo:rsid="21d840d8"/>
    </style:style>
    <style:style style:name="T61" style:family="text">
      <style:text-properties officeooo:rsid="21d8eda1"/>
    </style:style>
    <style:style style:name="T62" style:family="text">
      <style:text-properties officeooo:rsid="21d95e6a"/>
    </style:style>
    <style:style style:name="T63" style:family="text">
      <style:text-properties officeooo:rsid="21d9d94f"/>
    </style:style>
    <style:style style:name="T64" style:family="text">
      <style:text-properties officeooo:rsid="21db9b82"/>
    </style:style>
    <style:style style:name="T65" style:family="text">
      <style:text-properties officeooo:rsid="21dd25d5"/>
    </style:style>
    <style:style style:name="T66" style:family="text">
      <style:text-properties officeooo:rsid="21de6083"/>
    </style:style>
    <style:style style:name="T67" style:family="text">
      <style:text-properties officeooo:rsid="21de8ed8"/>
    </style:style>
    <style:style style:name="T68" style:family="text">
      <style:text-properties officeooo:rsid="21dfb77d"/>
    </style:style>
    <style:style style:name="T69" style:family="text">
      <style:text-properties officeooo:rsid="21e15448"/>
    </style:style>
    <style:style style:name="T70" style:family="text">
      <style:text-properties officeooo:rsid="21e1c87b"/>
    </style:style>
    <style:style style:name="T71" style:family="text">
      <style:text-properties officeooo:rsid="21e7fc65"/>
    </style:style>
    <style:style style:name="T72" style:family="text">
      <style:text-properties officeooo:rsid="21e7fe55"/>
    </style:style>
    <style:style style:name="T73" style:family="text">
      <style:text-properties officeooo:rsid="21e87b44"/>
    </style:style>
    <style:style style:name="T74" style:family="text">
      <style:text-properties officeooo:rsid="21e8be71"/>
    </style:style>
    <style:style style:name="T75" style:family="text">
      <style:text-properties officeooo:rsid="21ea2869"/>
    </style:style>
    <style:style style:name="T76" style:family="text">
      <style:text-properties officeooo:rsid="21ea3980"/>
    </style:style>
    <style:style style:name="T77" style:family="text">
      <style:text-properties officeooo:rsid="21eb72b8"/>
    </style:style>
    <style:style style:name="T78" style:family="text">
      <style:text-properties officeooo:rsid="21eceabd"/>
    </style:style>
    <style:style style:name="T79" style:family="text">
      <style:text-properties officeooo:rsid="21eebfc5"/>
    </style:style>
    <style:style style:name="T80" style:family="text">
      <style:text-properties officeooo:rsid="21ef2990"/>
    </style:style>
    <style:style style:name="T81" style:family="text">
      <style:text-properties officeooo:rsid="21f019ae"/>
    </style:style>
    <style:style style:name="T82" style:family="text">
      <style:text-properties officeooo:rsid="21f10c1f"/>
    </style:style>
    <style:style style:name="T83" style:family="text">
      <style:text-properties officeooo:rsid="21f24bab"/>
    </style:style>
    <style:style style:name="T84" style:family="text">
      <style:text-properties officeooo:rsid="21f410fe"/>
    </style:style>
    <style:style style:name="T85" style:family="text">
      <style:text-properties officeooo:rsid="21f519b8"/>
    </style:style>
    <style:style style:name="T86" style:family="text">
      <style:text-properties officeooo:rsid="21f7a549"/>
    </style:style>
    <style:style style:name="T87" style:family="text">
      <style:text-properties officeooo:rsid="21f902be"/>
    </style:style>
    <style:style style:name="T88" style:family="text">
      <style:text-properties officeooo:rsid="21fabdf6"/>
    </style:style>
    <style:style style:name="T89" style:family="text">
      <style:text-properties officeooo:rsid="21fbb18f"/>
    </style:style>
    <style:style style:name="T90" style:family="text">
      <style:text-properties officeooo:rsid="21fc08e2"/>
    </style:style>
    <style:style style:name="T91" style:family="text">
      <style:text-properties officeooo:rsid="21fed15e"/>
    </style:style>
    <style:style style:name="T92" style:family="text">
      <style:text-properties officeooo:rsid="21ff4f04"/>
    </style:style>
    <style:style style:name="T93" style:family="text">
      <style:text-properties officeooo:rsid="220018cc"/>
    </style:style>
    <style:style style:name="T94" style:family="text">
      <style:text-properties officeooo:rsid="22013b80"/>
    </style:style>
    <style:style style:name="T95" style:family="text">
      <style:text-properties officeooo:rsid="22027a69"/>
    </style:style>
    <style:style style:name="T96" style:family="text">
      <style:text-properties officeooo:rsid="220436a8"/>
    </style:style>
    <style:style style:name="T97" style:family="text">
      <style:text-properties officeooo:rsid="220560ad"/>
    </style:style>
    <style:style style:name="T98" style:family="text">
      <style:text-properties officeooo:rsid="2205c766"/>
    </style:style>
    <style:style style:name="T99" style:family="text">
      <style:text-properties officeooo:rsid="2206b1fb"/>
    </style:style>
    <style:style style:name="T100" style:family="text">
      <style:text-properties officeooo:rsid="2207aa27"/>
    </style:style>
    <style:style style:name="T101" style:family="text">
      <style:text-properties officeooo:rsid="22082678"/>
    </style:style>
    <style:style style:name="T102" style:family="text">
      <style:text-properties officeooo:rsid="2209638a"/>
    </style:style>
    <style:style style:name="T103" style:family="text">
      <style:text-properties officeooo:rsid="2209e189"/>
    </style:style>
    <style:style style:name="T104" style:family="text">
      <style:text-properties officeooo:rsid="220ad303"/>
    </style:style>
    <style:style style:name="T105" style:family="text">
      <style:text-properties officeooo:rsid="220bf4f8"/>
    </style:style>
    <style:style style:name="T106" style:family="text">
      <style:text-properties officeooo:rsid="220c7121"/>
    </style:style>
    <style:style style:name="T107" style:family="text">
      <style:text-properties officeooo:rsid="220cc919"/>
    </style:style>
    <style:style style:name="T108" style:family="text">
      <style:text-properties officeooo:rsid="220d3952"/>
    </style:style>
    <style:style style:name="T109" style:family="text">
      <style:text-properties officeooo:rsid="220d3a15"/>
    </style:style>
    <style:style style:name="T110" style:family="text">
      <style:text-properties officeooo:rsid="22123764"/>
    </style:style>
    <style:style style:name="T111" style:family="text">
      <style:text-properties officeooo:rsid="22132298"/>
    </style:style>
    <style:style style:name="T112" style:family="text">
      <style:text-properties officeooo:rsid="2215458e"/>
    </style:style>
    <style:style style:name="T113" style:family="text">
      <style:text-properties officeooo:rsid="22156e3c"/>
    </style:style>
    <style:style style:name="T114" style:family="text">
      <style:text-properties officeooo:rsid="221578ac"/>
    </style:style>
    <style:style style:name="T115" style:family="text">
      <style:text-properties officeooo:rsid="2216e0e8"/>
    </style:style>
    <style:style style:name="T116" style:family="text">
      <style:text-properties officeooo:rsid="2217bf3c"/>
    </style:style>
    <style:style style:name="T117" style:family="text">
      <style:text-properties officeooo:rsid="2217cbec"/>
    </style:style>
    <style:style style:name="T118" style:family="text">
      <style:text-properties officeooo:rsid="221980dc"/>
    </style:style>
    <style:style style:name="T119" style:family="text">
      <style:text-properties officeooo:rsid="22199437"/>
    </style:style>
    <style:style style:name="T120" style:family="text">
      <style:text-properties officeooo:rsid="221b7946"/>
    </style:style>
    <style:style style:name="T121" style:family="text">
      <style:text-properties officeooo:rsid="221cb3d5"/>
    </style:style>
    <style:style style:name="T122" style:family="text">
      <style:text-properties officeooo:rsid="221ddf8f"/>
    </style:style>
    <style:style style:name="T123" style:family="text">
      <style:text-properties officeooo:rsid="221e0a60"/>
    </style:style>
    <style:style style:name="T124" style:family="text">
      <style:text-properties officeooo:rsid="221ebe72"/>
    </style:style>
    <style:style style:name="T125" style:family="text">
      <style:text-properties officeooo:rsid="221efb2f"/>
    </style:style>
    <style:style style:name="T126" style:family="text">
      <style:text-properties officeooo:rsid="221f85c2"/>
    </style:style>
    <style:style style:name="T127" style:family="text">
      <style:text-properties officeooo:rsid="22217b13"/>
    </style:style>
    <style:style style:name="T128" style:family="text">
      <style:text-properties officeooo:rsid="2221bc5e"/>
    </style:style>
    <style:style style:name="T129" style:family="text">
      <style:text-properties officeooo:rsid="2222fdd5"/>
    </style:style>
    <style:style style:name="T130" style:family="text">
      <style:text-properties officeooo:rsid="22232296"/>
    </style:style>
    <style:style style:name="T131" style:family="text">
      <style:text-properties officeooo:rsid="222343ff"/>
    </style:style>
    <style:style style:name="T132" style:family="text">
      <style:text-properties officeooo:rsid="22250024"/>
    </style:style>
    <style:style style:name="T133" style:family="text">
      <style:text-properties officeooo:rsid="2225a633"/>
    </style:style>
    <style:style style:name="T134" style:family="text">
      <style:text-properties officeooo:rsid="2226daab"/>
    </style:style>
    <style:style style:name="T135" style:family="text">
      <style:text-properties officeooo:rsid="2227a32b"/>
    </style:style>
    <style:style style:name="T136" style:family="text">
      <style:text-properties officeooo:rsid="222a5125"/>
    </style:style>
    <style:style style:name="T137" style:family="text">
      <style:text-properties officeooo:rsid="222bbe72"/>
    </style:style>
    <style:style style:name="T138" style:family="text">
      <style:text-properties officeooo:rsid="222c5b05"/>
    </style:style>
    <style:style style:name="T139" style:family="text">
      <style:text-properties officeooo:rsid="222e3f99"/>
    </style:style>
    <style:style style:name="T140" style:family="text">
      <style:text-properties officeooo:rsid="222ef894"/>
    </style:style>
    <style:style style:name="T141" style:family="text">
      <style:text-properties officeooo:rsid="2231996b"/>
    </style:style>
    <style:style style:name="T142" style:family="text">
      <style:text-properties officeooo:rsid="22332fa0"/>
    </style:style>
    <style:style style:name="T143" style:family="text">
      <style:text-properties officeooo:rsid="223521e0"/>
    </style:style>
    <style:style style:name="T144" style:family="text">
      <style:text-properties officeooo:rsid="2235685b"/>
    </style:style>
    <style:style style:name="T145" style:family="text">
      <style:text-properties officeooo:rsid="2236cb71"/>
    </style:style>
    <style:style style:name="T146" style:family="text">
      <style:text-properties officeooo:rsid="2238146d"/>
    </style:style>
    <style:style style:name="T147" style:family="text">
      <style:text-properties officeooo:rsid="2239705b"/>
    </style:style>
    <style:style style:name="T148" style:family="text">
      <style:text-properties officeooo:rsid="223a77df"/>
    </style:style>
    <style:style style:name="T149" style:family="text">
      <style:text-properties officeooo:rsid="223bfeab"/>
    </style:style>
    <style:style style:name="T150" style:family="text">
      <style:text-properties officeooo:rsid="223c88ee"/>
    </style:style>
    <style:style style:name="T151" style:family="text">
      <style:text-properties officeooo:rsid="223dfb75"/>
    </style:style>
    <style:style style:name="T152" style:family="text">
      <style:text-properties officeooo:rsid="2240d3d4"/>
    </style:style>
    <style:style style:name="T153" style:family="text">
      <style:text-properties officeooo:rsid="22422ab1"/>
    </style:style>
    <style:style style:name="T154" style:family="text">
      <style:text-properties officeooo:rsid="2242c89f"/>
    </style:style>
    <style:style style:name="T155" style:family="text">
      <style:text-properties officeooo:rsid="22447a4f"/>
    </style:style>
    <style:style style:name="T156" style:family="text">
      <style:text-properties officeooo:rsid="22485948"/>
    </style:style>
    <style:style style:name="T157" style:family="text">
      <style:text-properties officeooo:rsid="224a227e"/>
    </style:style>
    <style:style style:name="T158" style:family="text">
      <style:text-properties officeooo:rsid="224b3cae"/>
    </style:style>
    <style:style style:name="T159" style:family="text">
      <style:text-properties officeooo:rsid="224c917f"/>
    </style:style>
    <style:style style:name="T160" style:family="text">
      <style:text-properties officeooo:rsid="224d25df"/>
    </style:style>
    <style:style style:name="T161" style:family="text">
      <style:text-properties officeooo:rsid="224df8cd"/>
    </style:style>
    <style:style style:name="T162" style:family="text">
      <style:text-properties officeooo:rsid="224f3c73"/>
    </style:style>
    <style:style style:name="T163" style:family="text">
      <style:text-properties officeooo:rsid="225108a9"/>
    </style:style>
    <style:style style:name="T164" style:family="text">
      <style:text-properties officeooo:rsid="2251903d"/>
    </style:style>
    <style:style style:name="T165" style:family="text">
      <style:text-properties officeooo:rsid="22536395"/>
    </style:style>
    <style:style style:name="T166" style:family="text">
      <style:text-properties officeooo:rsid="2253696c"/>
    </style:style>
    <style:style style:name="T167" style:family="text">
      <style:text-properties officeooo:rsid="22540155"/>
    </style:style>
    <style:style style:name="T168" style:family="text">
      <style:text-properties officeooo:rsid="22550e25"/>
    </style:style>
    <style:style style:name="T169" style:family="text">
      <style:text-properties officeooo:rsid="2255e0ae"/>
    </style:style>
    <style:style style:name="T170" style:family="text">
      <style:text-properties officeooo:rsid="225789e3"/>
    </style:style>
    <style:style style:name="T171" style:family="text">
      <style:text-properties officeooo:rsid="22588f99"/>
    </style:style>
    <style:style style:name="T172" style:family="text">
      <style:text-properties officeooo:rsid="225aa7dd"/>
    </style:style>
    <style:style style:name="T173" style:family="text">
      <style:text-properties officeooo:rsid="225c5312"/>
    </style:style>
    <style:style style:name="T174" style:family="text">
      <style:text-properties officeooo:rsid="225e7d57"/>
    </style:style>
    <style:style style:name="T175" style:family="text">
      <style:text-properties officeooo:rsid="225f4641"/>
    </style:style>
    <style:style style:name="T176" style:family="text">
      <style:text-properties officeooo:rsid="225fcfa0"/>
    </style:style>
    <style:style style:name="T177" style:family="text">
      <style:text-properties officeooo:rsid="22603e69"/>
    </style:style>
    <style:style style:name="T178" style:family="text">
      <style:text-properties officeooo:rsid="22614695"/>
    </style:style>
    <style:style style:name="T179" style:family="text">
      <style:text-properties officeooo:rsid="22616039"/>
    </style:style>
    <style:style style:name="T180" style:family="text">
      <style:text-properties officeooo:rsid="22627572"/>
    </style:style>
    <style:style style:name="T181" style:family="text">
      <style:text-properties officeooo:rsid="2262c3c5"/>
    </style:style>
    <style:style style:name="T182" style:family="text">
      <style:text-properties officeooo:rsid="22e5084b"/>
    </style:style>
    <style:style style:name="T183" style:family="text">
      <style:text-properties officeooo:rsid="234782fb"/>
    </style:style>
    <style:style style:name="T184" style:family="text">
      <style:text-properties officeooo:rsid="23490f4c"/>
    </style:style>
    <style:style style:name="T185" style:family="text">
      <style:text-properties officeooo:rsid="234ba1ef"/>
    </style:style>
    <style:style style:name="T186" style:family="text">
      <style:text-properties officeooo:rsid="234c9602"/>
    </style:style>
    <style:style style:name="T187" style:family="text">
      <style:text-properties officeooo:rsid="234c9ffa"/>
    </style:style>
    <style:style style:name="T188" style:family="text">
      <style:text-properties officeooo:rsid="234d0c06"/>
    </style:style>
    <style:style style:name="T189" style:family="text">
      <style:text-properties officeooo:rsid="234e86bb"/>
    </style:style>
    <style:style style:name="T190" style:family="text">
      <style:text-properties officeooo:rsid="234f5705"/>
    </style:style>
    <style:style style:name="T191" style:family="text">
      <style:text-properties officeooo:rsid="2350760c"/>
    </style:style>
    <style:style style:name="T192" style:family="text">
      <style:text-properties officeooo:rsid="2352eb11"/>
    </style:style>
    <style:style style:name="T193" style:family="text">
      <style:text-properties officeooo:rsid="2354a369"/>
    </style:style>
    <style:style style:name="T194" style:family="text">
      <style:text-properties officeooo:rsid="23588039"/>
    </style:style>
    <style:style style:name="T195" style:family="text">
      <style:text-properties officeooo:rsid="23589395"/>
    </style:style>
    <style:style style:name="T196" style:family="text">
      <style:text-properties officeooo:rsid="235a6804"/>
    </style:style>
    <style:style style:name="T197" style:family="text">
      <style:text-properties officeooo:rsid="235c270b"/>
    </style:style>
    <style:style style:name="T198" style:family="text">
      <style:text-properties officeooo:rsid="235d27ad"/>
    </style:style>
    <style:style style:name="T199" style:family="text">
      <style:text-properties officeooo:rsid="235f14f8"/>
    </style:style>
    <style:style style:name="T200" style:family="text">
      <style:text-properties officeooo:rsid="2361efae"/>
    </style:style>
    <style:style style:name="T201" style:family="text">
      <style:text-properties officeooo:rsid="2361f6d3"/>
    </style:style>
    <style:style style:name="T202" style:family="text">
      <style:text-properties officeooo:rsid="2362e401"/>
    </style:style>
    <style:style style:name="T203" style:family="text">
      <style:text-properties officeooo:rsid="23635e33"/>
    </style:style>
    <style:style style:name="T204" style:family="text">
      <style:text-properties officeooo:rsid="2364e081"/>
    </style:style>
    <style:style style:name="T205" style:family="text">
      <style:text-properties officeooo:rsid="23652e36"/>
    </style:style>
    <style:style style:name="T206" style:family="text">
      <style:text-properties officeooo:rsid="236612f1"/>
    </style:style>
    <style:style style:name="T207" style:family="text">
      <style:text-properties officeooo:rsid="23665964"/>
    </style:style>
    <style:style style:name="T208" style:family="text">
      <style:text-properties officeooo:rsid="23669363"/>
    </style:style>
    <style:style style:name="T209" style:family="text">
      <style:text-properties officeooo:rsid="2367301d"/>
    </style:style>
    <style:style style:name="T210" style:family="text">
      <style:text-properties officeooo:rsid="236778cc"/>
    </style:style>
    <style:style style:name="T211" style:family="text">
      <style:text-properties officeooo:rsid="236aed78"/>
    </style:style>
    <style:style style:name="T212" style:family="text">
      <style:text-properties officeooo:rsid="236cc942"/>
    </style:style>
    <style:style style:name="T213" style:family="text">
      <style:text-properties officeooo:rsid="236e94d1"/>
    </style:style>
    <style:style style:name="T214" style:family="text">
      <style:text-properties officeooo:rsid="236fa5cd"/>
    </style:style>
    <style:style style:name="T215" style:family="text">
      <style:text-properties officeooo:rsid="2371945a"/>
    </style:style>
    <style:style style:name="T216" style:family="text">
      <style:text-properties officeooo:rsid="23734bc1"/>
    </style:style>
    <style:style style:name="T217" style:family="text">
      <style:text-properties officeooo:rsid="23735c62"/>
    </style:style>
    <style:style style:name="T218" style:family="text">
      <style:text-properties officeooo:rsid="23755915"/>
    </style:style>
    <style:style style:name="T219" style:family="text">
      <style:text-properties officeooo:rsid="23767350"/>
    </style:style>
    <style:style style:name="T220" style:family="text">
      <style:text-properties officeooo:rsid="23779f0d"/>
    </style:style>
    <style:style style:name="T221" style:family="text">
      <style:text-properties officeooo:rsid="23784209"/>
    </style:style>
    <style:style style:name="T222" style:family="text">
      <style:text-properties officeooo:rsid="2379f21d"/>
    </style:style>
    <style:style style:name="T223" style:family="text">
      <style:text-properties officeooo:rsid="237bace9"/>
    </style:style>
    <style:style style:name="T224" style:family="text">
      <style:text-properties officeooo:rsid="237c0a02"/>
    </style:style>
    <style:style style:name="T225" style:family="text">
      <style:text-properties officeooo:rsid="237d1792"/>
    </style:style>
    <style:style style:name="T226" style:family="text">
      <style:text-properties officeooo:rsid="237ee829"/>
    </style:style>
    <style:style style:name="T227" style:family="text">
      <style:text-properties officeooo:rsid="23810ec7"/>
    </style:style>
    <style:style style:name="T228" style:family="text">
      <style:text-properties officeooo:rsid="23813c14"/>
    </style:style>
    <style:style style:name="T229" style:family="text">
      <style:text-properties officeooo:rsid="23826a85"/>
    </style:style>
    <style:style style:name="T230" style:family="text">
      <style:text-properties officeooo:rsid="23832b9b"/>
    </style:style>
    <style:style style:name="T231" style:family="text">
      <style:text-properties officeooo:rsid="23844e07"/>
    </style:style>
    <style:style style:name="T232" style:family="text">
      <style:text-properties officeooo:rsid="23ccbce0"/>
    </style:style>
    <style:style style:name="T233" style:family="text">
      <style:text-properties officeooo:rsid="23d1684f"/>
    </style:style>
    <style:style style:name="T234" style:family="text">
      <style:text-properties officeooo:rsid="23d2a35b"/>
    </style:style>
    <style:style style:name="T235" style:family="text">
      <style:text-properties officeooo:rsid="23d41932"/>
    </style:style>
    <style:style style:name="T236" style:family="text">
      <style:text-properties officeooo:rsid="23d9c375"/>
    </style:style>
    <style:style style:name="T237" style:family="text">
      <style:text-properties officeooo:rsid="225973e7"/>
    </style:style>
    <style:style style:name="T238" style:family="text">
      <style:text-properties officeooo:rsid="225d5c16"/>
    </style:style>
    <style:style style:name="T239" style:family="text">
      <style:text-properties officeooo:rsid="2404f304"/>
    </style:style>
    <style:style style:name="T240" style:family="text">
      <style:text-properties officeooo:rsid="240641cc"/>
    </style:style>
    <style:style style:name="T241" style:family="text">
      <style:text-properties officeooo:rsid="2406ce98"/>
    </style:style>
    <style:style style:name="T242" style:family="text">
      <style:text-properties officeooo:rsid="2406d0ac"/>
    </style:style>
    <style:style style:name="T243" style:family="text">
      <style:text-properties officeooo:rsid="24085a7e"/>
    </style:style>
    <style:style style:name="T244" style:family="text">
      <style:text-properties officeooo:rsid="2408f41b"/>
    </style:style>
    <style:style style:name="T245" style:family="text">
      <style:text-properties officeooo:rsid="24096db6"/>
    </style:style>
    <style:style style:name="fr1" style:family="graphic" style:parent-style-name="Frame">
      <style:graphic-properties style:vertical-pos="middle" style:vertical-rel="page-content" style:horizontal-pos="center" style:horizontal-rel="page-content" fo:padding="1.5mm" fo:border="none" loext:rel-width-rel="paragraph" loext:rel-height-rel="paragraph"/>
    </style:style>
    <text:list-style style:name="L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eng_refs.sdi"/>
      <text:h text:style-name="P87" text:outline-level="3"><text:bookmark-start text:name="__RefHeading___Toc35091_4173466481"/>Monumental Egypt.<text:bookmark-end text:name="__RefHeading___Toc35091_4173466481"/></text:h>
      <text:p text:style-name="P74">The year 525 after Jesus Christ was the first year after Jesus Christ, when a monk calculated that Jesus Christ must have been born 525 years ago. From that moment on, the <text:span text:style-name="T16">time</text:span> system used by the entire planet today was generated. System that has no year zero because from year 1 before Jesus Christ you go directly to year 1 after Jesus Christ. And that is also why, according to some experts, Jesus Christ ends up being born in 5 before Jesus Christ.</text:p>
      <text:p text:style-name="P5">Before this absolute and global system of the king of kings, of the lord of <text:span text:style-name="T17">Lords</text:span>, <text:span text:style-name="T17">of </text:span>the owner of the planet, the way to identify a date was dependent on the little king reign. Each event was identified by the year of the reign under which it happened. That is to say: the same <text:span text:style-name="T19">way</text:span> as now, only <text:span text:style-name="T18">that it was for</text:span> each little king, because the king of kings had not arrived <text:span text:style-name="T18">yet</text:span>.</text:p>
      <text:p text:style-name="P6">This is why the most reliable method to determine <text:span text:style-name="T19">the date of</text:span> <text:span text:style-name="T183">an </text:span>event <text:span text:style-name="T19">prior to </text:span>Jesus Christ has to take into account each little king reign, the number of years that he reigned, <text:span text:style-name="T19">if</text:span> another little king was reigning at the SAME time, the different names by which the SAME little king <text:span text:style-name="T19">was known</text:span>, the different ways of counting a reign, <text:span text:style-name="T19">if it was </text:span>either from the first full <text:span text:style-name="T19">ruled </text:span>year, from the first moment in which he began to govern, <text:span text:style-name="T19">or any other method, </text:span>in which solar or lunar month the <text:span text:style-name="T19">calendar </text:span>year began for the culture of the little king, if the reign was counted from when he began to rule or from <text:span text:style-name="T19">the time </text:span>the father king was dying, or any other way of counting that the culture of the day <text:span text:style-name="T19">had</text:span>. Every chronology of every little king <text:span text:style-name="T19">has to account for all </text:span>these details.</text:p>
      <text:p text:style-name="P5">Synchronisms, those relationships that accept that two people, places or events between different historical sources correspond to <text:soft-page-break/>the SAME person, place or event, are the bridges that allow to establish moments that occurred simultaneously between two chronologies of different reigns. This is the glue, which allows you to join the chronologies of each little king with each other and in this way to put together a global timeline.</text:p>
      <text:p text:style-name="P5">In addition to these regional dates and synchronisms, <text:span text:style-name="T20">you </text:span>must also cross this information with that obtained in the sequences established by the layers or levels of ARCHAEOLOGICAL artifacts in the urban settlements of each kingdom, of each culture that suggest a sequence of events.</text:p>
      <text:p text:style-name="P7">Details, details, details, that added together can double or triple the total time of a chronology if they are not taken into account or <text:span text:style-name="T20">the</text:span> wrong relations, <text:span text:style-name="T20">the</text:span> wrong synchronisms, <text:span text:style-name="T20">are made</text:span>.</text:p>
      <text:p text:style-name="P5">The Rosseta stone was the archaeological artifact that allowed us to begin to decode the hieroglyphs of Egypt because they contained the same text in three different forms including greek and Egyptian hieroglyphs. The archaeological evidence found in Egypt is literally monumental. The gigantic monuments are full of hieroglyphics and being able to decipher them was an archaeological achievement literally monumental.</text:p>
      <text:p text:style-name="P8">The French champion who became famous for decoding hieroglyphs in the famous stone, also formulated the most IMPORTANT historical synchron<text:span text:style-name="T21">ism</text:span> <text:span text:style-name="T21">for</text:span> the popular Egyptian chronology: That the little king, or better said <text:span text:style-name="T23">the </text:span>little pharaoh, because he is from Egypt, named in the bible, <text:span text:style-name="T23">listen:</text:span> IN THE bible, <text:span text:style-name="T184">as</text:span> Shishak in 1st Kings 14 <text:note text:id="ftn1" text:note-class="footnote"><text:note-citation>1</text:note-citation><text:note-body><text:p text:style-name="Footnote"><text:alphabetical-index-mark-start text:id="IMark94844705481912"/><text:span text:style-name="T1">1 Kings 14</text:span><text:alphabetical-index-mark-end text:id="IMark94844705481912"/><text:span text:style-name="T1">:25 </text:span><text:a xlink:type="simple" xlink:href="https://www.biblegateway.com/passage/?search=1+Kings+14%3A25&amp;version=KJV" text:style-name="Internet_20_link" text:visited-style-name="Visited_20_Internet_20_Link"><text:span text:style-name="Definition"><text:span text:style-name="T1">KJV</text:span></text:span></text:a></text:p></text:note-body></text:note>, was exactly the same Sheshonk 1st of the 22nd Egyptian dynasty according to Manetho. <text:span text:style-name="T23">It seemed t</text:span>o the <text:soft-page-break/>champion <text:span text:style-name="T23">that </text:span>they sound<text:span text:style-name="T23">ed</text:span> alike and therefore <text:span text:style-name="T23">they had to</text:span> be the same person. Shishak is Sheshonk.</text:p>
      <text:p text:style-name="P83"><text:span text:style-name="T1">The bible says that </text:span><text:span text:style-name="Bible_5f_text"><text:span text:style-name="T1">“</text:span></text:span><text:span text:style-name="Bible_5f_text"><text:span text:style-name="T2">i</text:span></text:span><text:span text:style-name="Bible_5f_text"><text:span text:style-name="T1">n the fifth year of king Rehoboam, that Shishak king of Egypt came up against Jerusalem” </text:span></text:span><text:span text:style-name="Bible_5f_text"><text:span text:style-name="T1"><text:note text:id="ftn2" text:note-class="footnote"><text:note-citation>2</text:note-citation><text:note-body><text:p text:style-name="Footnote"><text:alphabetical-index-mark-start text:id="IMark94844705483032"/><text:span text:style-name="T1">1 Kings 14</text:span><text:alphabetical-index-mark-end text:id="IMark94844705483032"/><text:span text:style-name="T1">:25 </text:span><text:a xlink:type="simple" xlink:href="https://www.biblegateway.com/passage/?search=1+Kings+14%3A25&amp;version=KJV" text:style-name="Internet_20_link" text:visited-style-name="Visited_20_Internet_20_Link"><text:span text:style-name="Definition"><text:span text:style-name="T1">KJV</text:span></text:span></text:a></text:p></text:note-body></text:note></text:span></text:span><text:span text:style-name="T1">, and according to the champion, that should be the same Sheshonk who attacked Israel. The champion didn't even </text:span><text:span text:style-name="T3">get the memo </text:span><text:span text:style-name="T1">that Sheshonk went to the north of Israel, not to Judah, where Jerusalem </text:span><text:span text:style-name="T3">is</text:span><text:span text:style-name="T1">, and therefore </text:span><text:span text:style-name="T3">he </text:span><text:span text:style-name="T1">could not be the same person. The champion, </text:span><text:span text:style-name="T3">b</text:span><text:span text:style-name="T1">ased on </text:span><text:span text:style-name="T3">the </text:span><text:span text:style-name="T1">biblical chronology, knew that Rehoboam's fifth year corresponds to 925 before Jesus Christ, and therefore that should be the date that the </text:span><text:span text:style-name="T3">guy</text:span><text:span text:style-name="T1"> Sheshonk 1st of the 22nd dynasty attacked Israel.</text:span></text:p>
      <text:p text:style-name="P9">And once the champion said it, that's how it <text:span text:style-name="T24">happend</text:span>. The reason <text:span text:style-name="T24">for</text:span> trust<text:span text:style-name="T24">ing</text:span> <text:span text:style-name="T24">the b</text:span>iblical date for Shishak, NOT Sheshonk, is that the historical sources, including archaeological information, and <text:span text:style-name="T24">in </text:span>exceptional <text:span text:style-name="T24">manner the</text:span> astronomical records of the Neo-Babylonian reigns, and the neo-Assyrian lunar system of years, have allowed to confirm, verify, ratify, in multiple ways, the biblical <text:span text:style-name="T24">chronological </text:span>information subsequent to Solomon, corresponding to the time of kings and prophets in Israel. Everything post-Solomon has been confirmed in multiple ways. For <text:span text:style-name="T24">the</text:span> champion it was easy to trust the date of 925 <text:span text:style-name="T24">before Jesus Christ</text:span> for the moment when the bible says that Shishak, NOT Sheshonk, plundered Jerusalem.</text:p>
      <text:p text:style-name="P10">Based on the champion's <text:span text:style-name="T24">synchronism</text:span>, that Shishak is Sheshonk, <text:span text:style-name="T25">it’s</text:span> <text:span text:style-name="T25">based</text:span> ALL Egyptian chronology prior to 750 before Jesus Christ. AND ALL the chronologies, of the ancient cultures of the Mediterranean, are based on the Egyptian chronology to <text:span text:style-name="T25">set</text:span> absolute dates prior to 750 before Jesus Christ. <text:span text:style-name="T25">I</text:span>n particular the Assyrian and <text:soft-page-break/>the greek, are based on the Egyptian chronology. It's a <text:span text:style-name="T25">little </text:span>snowball.</text:p>
      <text:p text:style-name="P11">Before the Egyptologists arrived, the Mycenaean period, from the greek culture, <text:span text:style-name="T25">listen Mycenaean, NOT </text:span>messianic, that of the famous Troy of Agamemnon, the one in the <text:span text:style-name="T26">movie</text:span>, was dated between <text:span text:style-name="T26">the year </text:span>1000 before Jesus Christ and the 750 before Jesus Christ, because all the archaeological and written evidence indicate <text:span text:style-name="T26">so</text:span>, as well as the synchroni<text:span text:style-name="T22">sms</text:span> with the Assyrian culture. But when archaeological artifacts from <text:span text:style-name="T26">the </text:span>Mycenaean culture <text:span text:style-name="T26">were found </text:span>in the middle of Egypt’<text:span text:style-name="T26">s</text:span> 18th dynasty, the champion's Egyptian chronology won and “<text:span text:style-name="T27">TAKE IT”</text:span> that the Mycenaeans were no longer among 1000 and 750 before Jesus Christ but they <text:span text:style-name="T28">now were</text:span> between the <text:span text:style-name="T28">year </text:span>1700 and 1000 before Jesus Christ. The entire Mycenaean greek period lengthened and <text:span text:style-name="T28">was taken back</text:span> about 500 years on average. <text:span text:style-name="T28">T</text:span>he egyptian evidence was monumental, literally, and the champion had to be absolutely right. The validity of the champion’<text:span text:style-name="T28">s</text:span> Egyptian chronology with all the errors of Manetho in chronological sums of SIMULTANEOUS reigns was never questioned. And since the greeks exchanged their pottery with the cultures of almost the entire Mediterranean, <text:span text:style-name="T39">“</text:span><text:span text:style-name="T28">TAKE IT”</text:span> that these cultures also went back about 500 years on average.</text:p>
      <text:p text:style-name="P12">The same thing happened to the Hittites. Archaeological evidence was found that Ramses 2nd of the Egyptian 19th dynasty fought those guys and “<text:span text:style-name="T29">TAKE IT”</text:span> that the Hittites also went back another 500 years and lengthened <text:span text:style-name="T30">other</text:span> much. The Egyptian chronology had to be correct. <text:span text:style-name="T30">A</text:span>nd despite <text:span text:style-name="T30">that </text:span>the enormous local evidence in the archaeological layer sequences indicates that the culture that inhabited between 1000 before Jesus Christ and 750 <text:span text:style-name="T30">before Jesus Christ</text:span>, in what is now south-eastern Turkey and northern Syria, is exactly the same of these Hittite <text:span text:style-name="T30">guys</text:span>, the current interpretation that <text:soft-page-break/>we read in the online encyclopedia is that such Hittites lived about 500 years before.</text:p>
      <text:p text:style-name="P13">These little errors generated what is known as the DARK AGES of the greeks and <text:span text:style-name="T31">the</text:span> Assyrians. Those periods in which <text:span text:style-name="T31">there is </text:span>supposedly MISSING evidence that they even EXISTED! <text:span text:style-name="T31">It’s n</text:span>ot that two immediate, <text:span text:style-name="T31">side by side</text:span>, contiguous layers <text:span text:style-name="T31">in </text:span>archaeological sites <text:span text:style-name="T31">of</text:span> urban settlement<text:span text:style-name="T31">s</text:span> of these cultures indicate two immediate periods, one prior to the other. Noooooo, that would indicate that the <text:span text:style-name="T31">champion’s</text:span> Egyptian chronology is wrong. What happens is that, between those two immediate, <text:span text:style-name="T31">side by side</text:span>, contiguous layers, THE EVIDENCE IS MISSING, <text:span text:style-name="T31">of some </text:span>500 <text:span text:style-name="T32">little </text:span>years, that <text:span text:style-name="T31">MUST</text:span> have happened, because <text:span text:style-name="T32">it is so according to</text:span> the chronology on which we base all our dates. Absurd, right? But that's <text:span text:style-name="T31">where</text:span> we are. Says the encyclopedia.</text:p>
      <text:p text:style-name="P69">Based on the champion's synchronism and Manetho's cheerful accounts, the exodus would have happened a few dynasties <text:span text:style-name="T33">before</text:span> the 22nd, in the 19th, during the reign of Ramses 2nd, who obviously did not drown in the Red Sea, as the bible affirms that <text:span text:style-name="T33">it</text:span> happened to the pharaoh of the exodus, because we have <text:span text:style-name="T33">his</text:span> MUMMY. Just as we have the mummy of ALL pharaohs of the 18th and 19th dynasties. Is it then concluded that the the champion's synchroni<text:span text:style-name="T22">sm</text:span> is <text:span text:style-name="T36">wrong</text:span>?, that no little pharaoh of the 18th and 19th dynasties, in Manetho's accounts, may be the pharaoh of the Exodus? and that therefore the Egyptian chronology is <text:span text:style-name="T34">shifted </text:span>500 years? Noooooo, what most of the academy concludes is that the bible was wrong in that little detail, or that the interpretation of the verses that tells us that the little pharaoh of the exodus drowned in the Red <text:span text:style-name="T232">S</text:span>ea doesn't go that far, <text:span text:style-name="T35">that </text:span>the guy didn't even get wet, and that's why we have the mummy.</text:p>
      <text:p text:style-name="P14"><text:soft-page-break/>On the other hand, based on <text:span text:style-name="T35">the </text:span>champion’<text:span text:style-name="T35">s</text:span> <text:span text:style-name="T24">synchronism</text:span> and Manetho’<text:span text:style-name="T35">s </text:span>joyous accounts, Jericho should have archaeological evidence of having been destroyed during one of the archaeological layers corresponding to one of the pharaohs of the 18th or 19th dynasties. And <text:span text:style-name="T35">since</text:span> there is no<text:span text:style-name="T35">ne</text:span>, <text:span text:style-name="T35">since </text:span>Jericho was NOT destroyed during ANY dynasty after <text:span text:style-name="T35">the </text:span>15<text:span text:style-name="T35">th</text:span>, because the archaeological evidence indicates so, is it conclude<text:span text:style-name="T35">d</text:span> that the champion's <text:span text:style-name="T24">synchronism</text:span> is <text:span text:style-name="T36">wrong</text:span>? and that <text:span text:style-name="T37">there </text:span>for, the Egyptian chronology <text:span text:style-name="T37">is shifted </text:span>500 years? <text:span text:style-name="T37">N</text:span>oooo, i<text:span text:style-name="T37">t is</text:span> conclude<text:span text:style-name="T37">d</text:span> that Jericho was NOT destroyed when <text:span text:style-name="T229">they think </text:span>the bible says <text:span text:style-name="T37">it happend</text:span>, but much before and that when <text:span text:style-name="T229">they think </text:span>Joshua arrived there was nothing to conquer, and everything was <text:span text:style-name="T37">already </text:span>destroyed.</text:p>
      <text:p text:style-name="P15">That is to say that the biblical date in which Shishak sacked Jerusalem, <text:span text:style-name="T38">it</text:span> is used to <text:span text:style-name="T38">claim</text:span> wh<text:span text:style-name="T38">en</text:span> was the date that <text:span text:style-name="T38">the guy</text:span> Sheshonk supposedly sacked Jerusalem, which he never did because the guy went north. <text:span text:style-name="T38">T</text:span>o then <text:span text:style-name="T38">claim</text:span> that the exodus of the bible never happened because in the calculated dynasty from that date <text:span text:style-name="T38">there is </text:span>NO archeology evidence found of <text:span text:style-name="T38">any</text:span> exodus. Typical example of circular argumentation, but it is not questioned that th<text:span text:style-name="T38">e</text:span> <text:span text:style-name="T38">guy </text:span>Sheshonk was NEVER the Shishak of the bible. Noooooo, the champion was not wrong. The one that was wrong was the bible and only when it serves to discredit it. The exodus never happened according to the champion's bible. Absurd, right? But that's how we are. Says the encyclopedia.</text:p>
      <text:p text:style-name="P5">The monumental error of biblical interpretation has served to deny the biblical truth.</text:p>
      <text:h text:style-name="P88" text:outline-level="3"><text:bookmark-start text:name="__RefHeading___Toc35093_4173466481"/><text:soft-page-break/><text:span text:style-name="T14">U</text:span>r.<text:bookmark-end text:name="__RefHeading___Toc35093_4173466481"/></text:h>
      <text:p text:style-name="P5">The Mesopotamian Neo-Sumerian urban settlement known as Ur has a number of features, consistent with the Ur of the Chaldeans Biblical city, <text:span text:style-name="T185">indicating that they are ONE and the SAME. T</text:span>he city from which Abram's father left, because he had not <text:span text:style-name="T40">been named</text:span> Abraham, with part of his family, because Nacor stayed:</text:p>
      <text:list text:style-name="L1">
        <text:list-item>
          <text:p text:style-name="P92">It is in Mesopotamia, the land watered by what Noah thought were the Tigris and Euphrates rivers <text:span text:style-name="T41">of </text:span>before the flood,</text:p>
        </text:list-item>
        <text:list-item>
          <text:p text:style-name="P92">It is close to Eridu, Nimrod's babel.</text:p>
        </text:list-item>
        <text:list-item>
          <text:p text:style-name="P92">It is in the land of Shinar, ancient Sumeria.</text:p>
        </text:list-item>
        <text:list-item>
          <text:p text:style-name="P92">It was the land of the Chaldeans.</text:p>
        </text:list-item>
        <text:list-item>
          <text:p text:style-name="P93">It has the SAME name !</text:p>
        </text:list-item>
      </text:list>
      <text:p text:style-name="P5">Archaeological evidence has been found in Ur that details some of the its technological achievements.</text:p>
      <text:p text:style-name="P5">At the beginning of the 19th century, a wooden artifact was found, known as "The Standard of Ur", in the tomb of what is believed a king of <text:span text:style-name="T42">Ur’s</text:span> 3rd dynasty. The artifact is a wooden box <text:span text:style-name="T186">that has </text:span>drawings <text:span text:style-name="T186">showing </text:span>something of the culture of Ur. In it you can see animals pulling wooden cars in which up to two people are mounted.</text:p>
      <text:p text:style-name="P16">If Noah's story is true, these animals would be those of which a <text:span text:style-name="T43">big</text:span> part of the equines adapted.</text:p>
      <text:p text:style-name="P17">If the bible is true and Ur is Ur, Abraham, when he was still Abram, was in Egypt with his people, almost 25 years before his son Isaac was born, even before the destruction of Sodom and Gomorrah. It is <text:soft-page-break/>hard to imagine that his father, who died before Abram finished the trip to Egypt, when he left Ur with Abram, <text:span text:style-name="T44">that </text:span>he <text:span text:style-name="T44">would</text:span> FORGET to <text:span text:style-name="T44">put</text:span> <text:span text:style-name="T44">his</text:span> things, and <text:span text:style-name="T44">his</text:span> people, in <text:span text:style-name="T44">those </text:span>cars that we know <text:span text:style-name="T44">Ur’s </text:span>people had.</text:p>
      <text:p text:style-name="P5">However, the online encyclopedia and the vast majority of Egyptologists would have us <text:span text:style-name="T187">to</text:span> believe that the Egyptians did not know about the use of <text:span text:style-name="T45">cars</text:span> for warfare or for transportation until the descendants of Abraham had already left Egypt about 500 years after Abraham had visited Egypt in his <text:span text:style-name="T45">cars</text:span> brought from Ur.</text:p>
      <text:p text:style-name="P18">No. That Ur is not Ur. Since they don't find cars around <text:span text:style-name="T47">those</text:span> little drawings among the tombs and mummies, which they interpret <text:span text:style-name="T46">to be </text:span>after the 15th dynasty, they knew nothing about <text:span text:style-name="T46">cars</text:span>. And that glyph <text:span text:style-name="T47">that look like a wheel that </text:span>is observed from the earliest dynasties <text:span text:style-name="T47">means nothing to them</text:span>. NO, they have to see the whole car drawn, otherwise it <text:span text:style-name="T47">cannot be a car</text:span>. <text:span text:style-name="T48">T</text:span>hat the exodus pharaoh cannot be earlier than the 15th dynasty because only up to that moment they found out that cars existed. <text:span text:style-name="T48">That because they do not</text:span> find archaeological artifacts of all the cars made by <text:span text:style-name="T48">people </text:span>of Sumeria, of Akkad, and all the other Mesopotamian cultures that followed <text:span text:style-name="T48">Ur.</text:span> <text:span text:style-name="T48">T</text:span>h<text:span text:style-name="T48">at</text:span> NO Egyptian who lived before the 15th <text:span text:style-name="T48">dynasty </text:span>saw <text:span text:style-name="T48">cars</text:span> made <text:span text:style-name="T48">by </text:span>all those cultures. Could it <text:span text:style-name="T48">really </text:span>be that all those cultures NEVER <text:span text:style-name="T188">made</text:span> all the cars <text:span text:style-name="T48">that</text:span> they <text:span text:style-name="T188">made</text:span>?</text:p>
      <text:p text:style-name="P19"><text:span text:style-name="T188">Ofcourse </text:span>they <text:span text:style-name="T188">won’t </text:span>find <text:span text:style-name="T49">ANYTHING</text:span>! <text:span text:style-name="T188">T</text:span>he vast majority of all those cars were 100 percent BIODEGRADABLE! Can't <text:span text:style-name="T50">they</text:span> see th<text:span text:style-name="T50">ose cars</text:span> were made of wood? Probably at the time of the exodus, in 1446 before Jesus Christ, in the 13th dynasty of Egypt, only the pharaoh and his personal guard would have cars with metal wheels.</text:p>
      <text:p text:style-name="P5">They try to make us believe that never, for more than a thousand years, Egyptians had <text:span text:style-name="T50">NO </text:span>contact with the people who lived in Ur, <text:soft-page-break/>whether or not they were from Abram, nor with the cultures that followed <text:span text:style-name="T50">Ur</text:span> in ancient Mesopotamia. Noooooo, they were completely isolated, alone, and they never knew about the horse-drawn car<text:span text:style-name="T189">s</text:span>. <text:span text:style-name="T50">That n</text:span>o, <text:s/><text:span text:style-name="T50">that</text:span> <text:span text:style-name="T50">it’s </text:span>a wagon, <text:span text:style-name="T50">that th</text:span><text:span text:style-name="T52">ose</text:span> are not horses, anything but <text:span text:style-name="T50">cars</text:span>. <text:span text:style-name="T50">That it was </text:span><text:span text:style-name="T189">the </text:span>Hyksos <text:span text:style-name="T50">guys </text:span>who finally brought the <text:span text:style-name="T50">car</text:span> to Egypt in the <text:span text:style-name="T51">15th</text:span> <text:span text:style-name="T50">dynasty</text:span>. That's what <text:span text:style-name="T189">we </text:span>read <text:span text:style-name="T50">i</text:span>n the online encyclopedia.</text:p>
      <text:p text:style-name="P20">And Abraham? Or rather Abram. <text:span text:style-name="T52">He didn’t drive </text:span>a car? And <text:span text:style-name="T189">U</text:span>r? <text:span text:style-name="T52">It</text:span> was not Ur? It really doesn't matter, because the ARCHAEOLOGICAL EVIDENCE, that <text:span text:style-name="T52">which</text:span> must be interpreted in any case, the one with which they give so much mallet, indicates the opposite. That since the time of Abram, the Egyptians already HAD to know about the car.</text:p>
      <text:p text:style-name="P20"><text:span text:style-name="T52">Ofcourse</text:span> it <text:span text:style-name="T52">was not</text:span> a <text:span text:style-name="T52">f</text:span>ormula One, but a formula Ur, those made of wood, of <text:span text:style-name="T52">whole wheels</text:span>, biodegradable, <text:span text:style-name="T52">those </text:span>of which we see little drawings in <text:span text:style-name="T52">The Standard</text:span> of Ur, and <text:span text:style-name="T52">that </text:span><text:span text:style-name="T190">in order </text:span>to <text:span text:style-name="T190">NOT</text:span> call it <text:span text:style-name="T52">car</text:span>, <text:span text:style-name="T52">the </text:span>experts <text:span text:style-name="T52">in </text:span>Sumerian <text:span text:style-name="T52">culture</text:span>, they call it wagon, or cart, or anything but car.</text:p>
      <text:p text:style-name="P5">So no <text:span text:style-name="T53">wagon</text:span>, <text:span text:style-name="T53">since</text:span> Ur, <text:span text:style-name="T53">the</text:span> CAR was already used for war and for transportation, a thousand years before the descendants of Abraham <text:span text:style-name="T53">got </text:span>out of Egypt, the same Abram who traveled from Ur to Egypt, in <text:span text:style-name="T53">CARS made in</text:span> Ur, <text:span text:style-name="T54">since </text:span>before the 3rd dynasty.</text:p>
      <text:h text:style-name="P88" text:outline-level="3"><text:bookmark-start text:name="__RefHeading___Toc35095_4173466481"/>Sodoma and Gomorra.<text:bookmark-end text:name="__RefHeading___Toc35095_4173466481"/></text:h>
      <text:p text:style-name="P22">Sodom and Gomorrah are just the first two cities on the Jordan plain that the bible affirms <text:span text:style-name="T55">got</text:span> burned into ashes by God with burning sulfur rain.</text:p>
      <text:p text:style-name="P22"><text:soft-page-break/>Lot left Sodom for Zoar at the time of Sodom's destruction, but God takes him out of the cities he is going to destroy and finally ends <text:span text:style-name="T55">up </text:span>where God had told him to go <text:span text:style-name="T55">in the </text:span>first <text:span text:style-name="T55">place</text:span>: on the mountain. <text:span text:style-name="T55">Since</text:span> the cities of the plain had been destroyed by rain of burning sulfur and turned <text:span text:style-name="T55">in</text:span>to ashes, Lot's daughters believe that there <text:span text:style-name="T55">are</text:span> no <text:span text:style-name="T55">more</text:span> m<text:span text:style-name="T55">e</text:span>n on earth and decide to have children with Lot.</text:p>
      <text:p text:style-name="P22">Along the western shore of the Dead Sea in Israel are at least 4 large unique areas on the planet due to their chemical composition and other physical characteristics that make them distinguishable, <text:span text:style-name="T55">at plain sight,</text:span> <text:span text:style-name="T55">from</text:span> <text:span text:style-name="T56">other</text:span> geological formations around <text:span text:style-name="T56">them</text:span>.</text:p>
      <text:p text:style-name="P5">In them, large structures composed mainly of calcium sulfate and calcium carbonate with geometric shapes consistent with what would be expected to be found if large constructions made of LIMESTONE were destroyed by burning SULFUR RAIN in those areas. <text:span text:style-name="T57">Shapes</text:span> consistent with what would be the remains of walls, doors, windows, ziggurats, sphinxes and constructions originally made of LIMESTONE.</text:p>
      <text:p text:style-name="P5">The arguments and the evidence that allow this host to affirm than the remains of the cities of the Jordan plain, described in the book of Genesis as destroyed by Jehovah with rain of brimstone burning, ARE the structures that are observed in these areas along of the Dead Sea are the following:</text:p>
      <text:list text:style-name="L2">
        <text:list-item>
          <text:p text:style-name="P94">The more than 1.5 million graves estimated to be found in this area that is now completely deserted and in which no one has inhabited for thousands of years, it’s only explained if in a previous moment there were large cities in that area. This evidence is consistent with the biblical narrative.</text:p>
        </text:list-item>
        <text:list-item>
          <text:p text:style-name="P95">The graves present evidence consistent with an area that was quite fertile at the time. <text:span text:style-name="T58">Remains</text:span> consistent with many kinds <text:soft-page-break/>of food <text:span text:style-name="T58">are </text:span>found in these tombs. This evidence is consistent with the biblical narrative.</text:p>
        </text:list-item>
        <text:list-item>
          <text:p text:style-name="P95">They are in a place consistent with the biblical narrative: in what is called the Jordan plains.</text:p>
        </text:list-item>
        <text:list-item>
          <text:p text:style-name="P96">The chemical reaction product of the interaction of calcium carbonate, sulfur dioxide, and oxygen, is the formation of calcium sulfate and carbon dioxide. The chemical composition of <text:span text:style-name="T59">the </text:span>structures is perfectly consistent with such a chemical reaction that describes what would happen to buildings built with LIMESTONE that are burned with a rain of burning <text:span text:style-name="T59">compressed </text:span>sulfur capsules, <text:span text:style-name="T59">which is</text:span> the <text:span text:style-name="T59">way</text:span> <text:span text:style-name="T59">it is </text:span>described in <text:span text:style-name="T191">the </text:span>biblical narrative.</text:p>
        </text:list-item>
        <text:list-item>
          <text:p text:style-name="P96">The structures are penetrated by millions of said sulfur capsules with different diameters. The sulfur capsules are embedded in the middle of the thin layers of calcium carbonate and calcium sulfate that make up the structures. This is perfectly consistent with the biblical narrative which tells us that the cities were destroyed by a rain of burning brimstone.</text:p>
        </text:list-item>
        <text:list-item>
          <text:p text:style-name="P94">The sulfur purity of these capsules is 98% on average. Unique on the planet. The sulfur found in geothermal areas does not exceeds 45%.</text:p>
        </text:list-item>
        <text:list-item>
          <text:p text:style-name="P97">The biblical description of the cities being turned to ashes is perfectly consistent with the observed structures. The thin layers surfaces <text:span text:style-name="T60">that</text:span> make up the structures of the area dissolve when touched.</text:p>
        </text:list-item>
        <text:list-item>
          <text:p text:style-name="P94">The structures present evidence consistent with having achieved very high temperatures. The thin layers that make up the structures present eddies that would be the result of the <text:soft-page-break/>thermal ionization suffered by these layers during their combustion.</text:p>
        </text:list-item>
        <text:list-item>
          <text:p text:style-name="P94">The geometric shapes of the structures are consistent with what would be the remains of walls, doors, windows, ziggurats, sphinxes and buildings originally made of limestone.</text:p>
        </text:list-item>
        <text:list-item>
          <text:p text:style-name="P94">There is evidence indicating that throughout history th<text:span text:style-name="T61">ose structures</text:span> have been identified <text:span text:style-name="T61">with </text:span>the <text:span text:style-name="T61">cities</text:span> <text:span text:style-name="T61">in</text:span> the biblical narrative. The historian Josephus claims to have visited the cities and even to have seen the ashes of what would be Lot's wife. <text:span text:style-name="T61">A</text:span>nd there is evidence of a church once built in the area.</text:p>
        </text:list-item>
      </text:list>
      <text:p text:style-name="P5"><text:span text:style-name="T62">W</text:span>hite <text:span text:style-name="T62">it </text:span>is, <text:span text:style-name="T62">hen</text:span> <text:span text:style-name="T182">lay</text:span><text:span text:style-name="T62">s</text:span> it, fried and with bread <text:span text:style-name="T62">we eat it</text:span>. <text:span text:style-name="T62">These a</text:span>re too many coincidences, those that have an exponential effect when accumulate. And if you want to dismiss all the evidence by saying that the Biblical narration is assembled based on pre-existing structures, <text:span text:style-name="T62">you </text:span>would still have to explain the number of tombs found in the area and its content.</text:p>
      <text:p text:style-name="P23">Seeing the evidence today is as easy as entering the famous <text:span text:style-name="T63">web </text:span>page <text:span text:style-name="T63">for</text:span> maps of the popular search portal and enter the coordinates 31 18 30.03N, 35 22 20.69E and drag the yellow <text:span text:style-name="T64">man</text:span> tool to put the green dot o<text:span text:style-name="T64">ver</text:span> the blue circles and see high-quality, 360-degree panorama, <text:span text:style-name="T63">pictures </text:span>of what was once Gomorrah.</text:p>
      <text:h text:style-name="P88" text:outline-level="3"><text:bookmark-start text:name="__RefHeading___Toc35097_4173466481"/>Imhotep.<text:bookmark-end text:name="__RefHeading___Toc35097_4173466481"/></text:h>
      <text:p text:style-name="P75">Synchronisms, those relationships that establish that two people, places or events between different historical sources correspond to the SAME person, place or event, are the bridges that allow to establish moments that occurred simultaneously between two <text:soft-page-break/>different kingdom chronologies. <text:span text:style-name="T65">That’s the</text:span> way the global chronological ladder of what happened in the past <text:span text:style-name="T65">gets built</text:span>.</text:p>
      <text:p text:style-name="P21">Due to the great problems with Manetho's <text:span text:style-name="T65">cheerful</text:span> accounts, with the little mistake of the champion, and with the lies about the reign that each pharaoh of turn commanded to put in hieroglyphs on gigantic monuments that could be destroyed by his successors, the Egyptian chronology finds, almost from its inception, a critic <text:span text:style-name="T66">of turn</text:span> who proposes <text:span text:style-name="T66">his </text:span>own synchronisms.</text:p>
      <text:p text:style-name="P84"><text:span text:style-name="T1">Recently there are like 5 or 6 Egyptologist</text:span><text:span text:style-name="T4">s</text:span><text:span text:style-name="T1"> trying to bring down the champion. However, the champion's synchronism is still there: Shishak is Sheshonk. Says the encyclopedia on the Internet. There must be a reason. The bible explains it to us by saying that: </text:span><text:span text:style-name="Bible_5f_text"><text:span text:style-name="T1">“</text:span></text:span><text:span text:style-name="Bible_5f_text"><text:span text:style-name="T4">t</text:span></text:span><text:span text:style-name="Bible_5f_text"><text:span text:style-name="T1">he </text:span></text:span><text:span text:style-name="Bible_5f_text"><text:span text:style-name="T4">WHOL</text:span></text:span><text:span text:style-name="Bible_5f_text"><text:span text:style-name="T9">E</text:span></text:span><text:span text:style-name="Bible_5f_text"><text:span text:style-name="T1"> world lieth in wickedness" </text:span></text:span><text:span text:style-name="Bible_5f_text"><text:span text:style-name="T1"><text:note text:id="ftn3" text:note-class="footnote"><text:note-citation>3</text:note-citation><text:note-body><text:p text:style-name="Footnote"><text:alphabetical-index-mark-start text:id="IMark94844705480696"/><text:span text:style-name="T1">1 </text:span><text:alphabetical-index-mark-start text:id="IMark94844705481912"/><text:span text:style-name="T1">John 5</text:span><text:alphabetical-index-mark-end text:id="IMark94844705481912"/><text:alphabetical-index-mark-end text:id="IMark94844705480696"/><text:span text:style-name="T1">:19 </text:span><text:a xlink:type="simple" xlink:href="https://www.biblegateway.com/passage/?search=1+John+5%3A19&amp;version=KJV" text:style-name="Internet_20_link" text:visited-style-name="Visited_20_Internet_20_Link"><text:span text:style-name="Definition"><text:span text:style-name="T1">KJV</text:span></text:span></text:a></text:p></text:note-body></text:note></text:span></text:span><text:span text:style-name="T1">.</text:span></text:p>
      <text:p text:style-name="P5"><text:span text:style-name="T66">Below</text:span>, the <text:span text:style-name="T66">following </text:span>synchronism is sustained: <text:span text:style-name="T66">T</text:span>he Imhotep, of what it is known as the 3rd Egyptian dynasty, <text:span text:style-name="T66">he</text:span> is the same Joseph of the book <text:span text:style-name="T66">of </text:span>Genesis <text:span text:style-name="T66">in the bible</text:span>, the son of Jacob.</text:p>
      <text:p text:style-name="P21"><text:span text:style-name="T66">To do </text:span>this, the champion's little mistake, Manetho’<text:span text:style-name="T67">s</text:span> <text:span text:style-name="T66">cheerful </text:span>accounts, and the <text:span text:style-name="T66">biblical </text:span>chronolog<text:span text:style-name="T66">y</text:span> <text:span text:style-name="T66">column</text:span>, presented <text:span text:style-name="T66">before</text:span>, <text:span text:style-name="T66">are</text:span> taken into account.</text:p>
      <text:list text:style-name="L3">
        <text:list-item>
          <text:p text:style-name="P98">Imhotep appears suddenly in the reign of Pharaoh Djoser, <text:span text:style-name="T67">just like</text:span> the Joseph of the bible.</text:p>
        </text:list-item>
        <text:list-item>
          <text:p text:style-name="P99">Imhotep was <text:span text:style-name="T68">the </text:span>first <text:span text:style-name="T68">power in Egypt </text:span>after the pharaoh, <text:span text:style-name="T67">just like</text:span> the Joseph of the bible.</text:p>
        </text:list-item>
        <text:list-item>
          <text:p text:style-name="P99">Imhotep interprets a dream of the pharaoh regarding a future famine of 7 years, <text:span text:style-name="T67">just like</text:span> the Joseph of the bible.</text:p>
        </text:list-item>
        <text:list-item>
          <text:p text:style-name="P99"><text:soft-page-break/>Imhotep was not of royal blood, <text:span text:style-name="T67">just like</text:span> the Joseph of the bible.</text:p>
        </text:list-item>
        <text:list-item>
          <text:p text:style-name="P99">Imhotep saves Egypt from the 7-year famine by building grain stores, <text:span text:style-name="T67">just like</text:span> the Joseph of the bible.</text:p>
        </text:list-item>
        <text:list-item>
          <text:p text:style-name="P100">Imhotep was recognized as someone close to God, <text:span text:style-name="T67">just like</text:span> the Joseph <text:span text:style-name="T68">of</text:span> the bible.</text:p>
        </text:list-item>
        <text:list-item>
          <text:p text:style-name="P99">Imhotep imposed a tax on the inhabitants of Egypt, <text:span text:style-name="T67">just like</text:span> the Joseph of the bible.</text:p>
        </text:list-item>
        <text:list-item>
          <text:p text:style-name="P99">The post-famine pharaoh of Imhotep became very powerful, <text:span text:style-name="T67">just like</text:span> the pharaoh of Joseph in the bible.</text:p>
        </text:list-item>
        <text:list-item>
          <text:p text:style-name="P99">The corpse of Imhotep is not in his tomb in Egypt, <text:span text:style-name="T67">just like</text:span> the corpse of Joseph from the bible.</text:p>
        </text:list-item>
        <text:list-item>
          <text:p text:style-name="P99">The story of Imhotep became famous to the point that <text:span text:style-name="T68">it</text:span> became mythical, <text:span text:style-name="T67">just like</text:span> the story of Joseph in the bible.</text:p>
        </text:list-item>
        <text:list-item>
          <text:p text:style-name="P99">Imhotep is famous for refusing to use magic in <text:span text:style-name="T68">medical </text:span>treatments, <text:span text:style-name="T67">just like </text:span><text:span text:style-name="T68">it</text:span> <text:s/>would be expected <text:span text:style-name="T67">from</text:span> the Joseph of the bible.</text:p>
        </text:list-item>
        <text:list-item>
          <text:p text:style-name="P98">The fact that Imhotep was the first to build a pyramid similar to a ziggurat is consistent with the biblical narrative. In the bible, Abraham and Jacob would have knowledge about the ziggurats in Mesopotamia.</text:p>
        </text:list-item>
        <text:list-item>
          <text:p text:style-name="P100">The fact that the pharaohs after the famine of Imhotep become so powerful is consistent with the biblical story. In the bible the inhabitants end up selling themselves as pharaoh’<text:span text:style-name="T68">s</text:span> slaves to be able to eat.</text:p>
        </text:list-item>
      </text:list>
      <text:p text:style-name="P73"><text:soft-page-break/>The main argument for not accepting <text:span text:style-name="T22">the </text:span>synchroni<text:span text:style-name="T22">sm</text:span>, that Imhotep is the biblical Joseph, has been that the date for Imhotep in the Egyptian chronology, based on the little mistake that Shishak is Sheshonk, <text:span text:style-name="T68">can</text:span>not correspond to the Biblical date for Joseph. If Shishak is not Sheshonk and the champion was wrong, said argument is without support.</text:p>
      <text:p text:style-name="P5">Since this synchronism, that Imhotep is Joseph, is not new, they have raised arguments <text:span text:style-name="T68">against it</text:span> based on the myth of Imhotep: that he had unattainable knowledge for Jose<text:span text:style-name="T68">ph</text:span>, <text:span text:style-name="T68">that he</text:span> was the representative of Egyptian gods, and <text:span text:style-name="T68">this would</text:span> <text:span text:style-name="T192">be </text:span>incompatible with a hebrew believer in the God of Abraham, that Imhotep was a god not a man, that he accomplished things that one would not expect from Jose<text:span text:style-name="T68">ph</text:span>.</text:p>
      <text:p text:style-name="P5">The truth is that if the Egyptians themselves <text:span text:style-name="T192">made a myth out of</text:span> Imhotep <text:span text:style-name="T192">up</text:span> the point of making him a demi-god, all the supposed Egyptian data of Imhotep that <text:span text:style-name="T69">is</text:span> not supported by different sources <text:span text:style-name="T69">is</text:span> also not very reliable.</text:p>
      <text:p text:style-name="P24">The coincidences mentioned between Imhotep and the biblical narrative are of widespread acceptance in academia, <text:span text:style-name="T70">that</text:span> is why the argument against <text:span text:style-name="T70">the </text:span>synchronism was the temporal discrepancy. If <text:span text:style-name="T70">the</text:span> <text:span text:style-name="T70">s</text:span>ynchronism is temporarily feasible, it is very difficult to deny that Imhotep is Jose<text:span text:style-name="T70">ph</text:span>.</text:p>
      <text:h text:style-name="P88" text:outline-level="3"><text:bookmark-start text:name="__RefHeading___Toc35099_4173466481"/>Nuweiba.<text:bookmark-end text:name="__RefHeading___Toc35099_4173466481"/></text:h>
      <text:p text:style-name="P85"><text:span text:style-name="T1">Unless you want to explain the biblical phrase from </text:span><text:alphabetical-index-mark-start text:id="IMark94844591516104"/><text:span text:style-name="T1">Exodus 14</text:span><text:alphabetical-index-mark-end text:id="IMark94844591516104"/><text:span text:style-name="T1"> that tells us that </text:span><text:span text:style-name="Bible_5f_text"><text:span text:style-name="T1">“</text:span></text:span><text:span text:style-name="Bible_5f_text"><text:span text:style-name="T5">T</text:span></text:span><text:span text:style-name="Bible_5f_text"><text:span text:style-name="T1">he children of Israel went into the middle of the sea on the </text:span></text:span><text:span text:style-name="Bible_5f_text"><text:span text:style-name="T5">DRY</text:span></text:span><text:span text:style-name="Bible_5f_text"><text:span text:style-name="T1"> ground; and the waters were a </text:span></text:span><text:span text:style-name="Bible_5f_text"><text:span text:style-name="T5">WALL</text:span></text:span><text:span text:style-name="Bible_5f_text"><text:span text:style-name="T1"> to them </text:span></text:span><text:soft-page-break/><text:span text:style-name="Bible_5f_text"><text:span text:style-name="T1">on their right hand and on their left” </text:span></text:span><text:span text:style-name="Bible_5f_text"><text:span text:style-name="T1"><text:note text:id="ftn4" text:note-class="footnote"><text:note-citation>4</text:note-citation><text:note-body><text:p text:style-name="Footnote"><text:alphabetical-index-mark-start text:id="IMark94844705481912"/><text:span text:style-name="T1">Exodus 14</text:span><text:alphabetical-index-mark-end text:id="IMark94844705481912"/><text:span text:style-name="T1">:22 </text:span><text:a xlink:type="simple" xlink:href="https://www.biblegateway.com/passage/?search=Exodus+14%3A22&amp;version=WEB" text:style-name="Internet_20_link" text:visited-style-name="Visited_20_Internet_20_Link"><text:span text:style-name="Definition"><text:span text:style-name="T5">WEB</text:span></text:span></text:a></text:p></text:note-body></text:note></text:span></text:span><text:span text:style-name="T1">, </text:span><text:span text:style-name="T5">listen, a WALL of </text:span><text:span text:style-name="T1">waters to the right and </text:span><text:span text:style-name="T5">a WALL of waters to the </text:span><text:span text:style-name="T1">left of those who cross, </text:span><text:span text:style-name="T5">unless you want to explain that, </text:span><text:span text:style-name="T1">the SAME way that some </text:span><text:span text:style-name="T5">people </text:span><text:span text:style-name="T1">want to explain the biological systems that we observe in plants, animals and people, that is, wanting to explain those WALLS by MAGICAL processes, sorry SPONTANEOUS, which </text:span><text:span text:style-name="T10">is </text:span><text:span text:style-name="T1">basically the same, and out of </text:span><text:span text:style-name="T10">pure</text:span><text:span text:style-name="T1"> </text:span><text:span text:style-name="T10">LUCK</text:span><text:span text:style-name="T1">, without acknowledging, without accepting, </text:span><text:span text:style-name="T6">therefore </text:span><text:span text:style-name="T1">DENYING, the hand of the </text:span><text:span text:style-name="T10">C</text:span><text:span text:style-name="T1">reator of heaven and earth and of ALL biological systems o</text:span><text:span text:style-name="T10">n</text:span><text:span text:style-name="T1"> the planet, </text:span><text:span text:style-name="T10">taking action </text:span><text:span text:style-name="T1">to separate these waters into WALLS, it is relatively easy </text:span><text:span text:style-name="T11">to </text:span><text:span text:style-name="T1">accept </text:span><text:span text:style-name="T11">which</text:span><text:span text:style-name="T1"> has to be the </text:span><text:span text:style-name="T11">sinchronism</text:span><text:span text:style-name="T1"> of the biblical place, </text:span><text:span text:style-name="T11">or toponym,</text:span><text:span text:style-name="T1"> where </text:span><text:span text:style-name="T11">t</text:span><text:span text:style-name="T1">he crossing of the </text:span><text:span text:style-name="T11">badly</text:span><text:span text:style-name="T1">-called Red Sea happened.</text:span></text:p>
      <text:p text:style-name="P5">The crossing of the Red Sea happened almost in the middle of the Gulf of Aqaba in what is now known as Nuweiba.</text:p>
      <text:p text:style-name="P5">The logical reasons and evidence that allow this host <text:span text:style-name="T71">to </text:span>assert <text:span text:style-name="T22">the </text:span>synchron<text:span text:style-name="T22">ism</text:span> are:</text:p>
      <text:list text:style-name="L4">
        <text:list-item>
          <text:p text:style-name="P101">Nuweiba is OUTSIDE of what was Egypt, although in a militarily controlled area by <text:span text:style-name="T72">the</text:span> Egyptians, and the bible tells us that the Israelites had LEFT Egypt BEFORE crossing the Red Sea.</text:p>
        </text:list-item>
        <text:list-item>
          <text:p text:style-name="P102">To the north of the peninsula where Nuweiba is, there is a desert and the bible tells us that <text:span text:style-name="T72">p</text:span>haraoh <text:span text:style-name="T72">thought</text:span> they were <text:span text:style-name="T72">blocked by</text:span> the desert and decided to go after them.</text:p>
        </text:list-item>
        <text:list-item>
          <text:p text:style-name="P102">The desert to the north of the peninsula was the land of the Philistines and the bible tells us that God did not take them through the land of the Philistines. <text:span text:style-name="T73">I</text:span>nstead, he directed them to a place called Pi-Hahirot.</text:p>
        </text:list-item>
        <text:list-item>
          <text:p text:style-name="P102"><text:soft-page-break/>Pi-Hahirot can be translated as "mouth of the can<text:span text:style-name="T74">yon</text:span>" and Nuweiba is in front of a mountainous canyon mouth.</text:p>
        </text:list-item>
        <text:list-item>
          <text:p text:style-name="P103">The bible says that Pi-Hahirot is between Migdol and another place. Migdol can be translated as “fortified tower”, and north of Nuweiba there is evidence that a<text:span text:style-name="T75">n</text:span> Egyptian military tower once stood there.</text:p>
        </text:list-item>
        <text:list-item>
          <text:p text:style-name="P103">Until the last century, there was on both sides of the crossing point in Nuweiba, two large stone pillars with evidence indicating that <text:span text:style-name="T75">t</text:span>hey were from Solomon’<text:span text:style-name="T75">s</text:span> time.</text:p>
        </text:list-item>
        <text:list-item>
          <text:p text:style-name="P103">There are eyewitnesses and photographs of the pillar on the eastern side, in Saudi Arabia, with evidence, in several language<text:span text:style-name="T75">s, </text:span><text:span text:style-name="T76">of</text:span><text:span text:style-name="T75"> words s</text:span>uch as: “Pharaoh”, “Egypt”, “Moses”, “Death”, “Water”, “YHWH”, “Solomon” and “Edom”.</text:p>
        </text:list-item>
        <text:list-item>
          <text:p text:style-name="P102">The pillar on the western side can still be seen today in the year 2021.</text:p>
        </text:list-item>
        <text:list-item>
          <text:p text:style-name="P102">Nuweiba's full name was Nuweiba-al-Muzayyinah which can be translate<text:span text:style-name="T76">d</text:span> as “the waters of Moses <text:span text:style-name="T76">opened</text:span>”.</text:p>
        </text:list-item>
        <text:list-item>
          <text:p text:style-name="P104">This synchronism is consistent with the synchronism that <text:span text:style-name="T77">the biblical m</text:span>ount Sinai is the place known today as Jabal-Maqla in Saudi Arabia. That is to say that the coincidences of both synchronisms reinforce each other.</text:p>
        </text:list-item>
      </text:list>
      <text:h text:style-name="P88" text:outline-level="3"><text:bookmark-start text:name="__RefHeading___Toc35101_4173466481"/>Jabal-Maqla.<text:bookmark-end text:name="__RefHeading___Toc35101_4173466481"/></text:h>
      <text:p text:style-name="P76">According to the bible, something really spectacular happened on Mount Sinai or Horeb.</text:p>
      <text:p text:style-name="P5">It says in <text:alphabetical-index-mark-start text:id="IMark94844479142088"/>Exodus 19<text:alphabetical-index-mark-end text:id="IMark94844479142088"/> that: <text:span text:style-name="Bible_5f_text">“And it came to pass on the third day in the morning, that there were thunders and lightnings, and a </text:span><text:soft-page-break/><text:span text:style-name="Bible_5f_text">thick cloud upon the mount, and the voice of the trumpet exceeding loud; so that </text:span><text:span text:style-name="Bible_5f_text"><text:span text:style-name="T79">ALL</text:span></text:span><text:span text:style-name="Bible_5f_text"> the people that was in the camp trembled. And Moses brought forth the people out of the camp to meet with God; and they stood at the nether part of the mount. And mount Sinai was altogether on a smoke, because the Lord descended upon it in FIRE: and the smoke thereof ascended as the smoke of a FURNACE, and the WHOLE mount QUAKED greatly. And when the voice of the trumpet sounded long, and waxed louder and louder, Moses spake, and God answered him by a </text:span><text:span text:style-name="Bible_5f_text"><text:span text:style-name="T78">VOICE</text:span></text:span><text:span text:style-name="Bible_5f_text">” </text:span><text:span text:style-name="Bible_5f_text"><text:note text:id="ftn5" text:note-class="footnote"><text:note-citation>5</text:note-citation><text:note-body><text:p text:style-name="Footnote"><text:alphabetical-index-mark-start text:id="IMark94844705272616"/><text:span text:style-name="T1">Exodus 19</text:span><text:alphabetical-index-mark-end text:id="IMark94844705272616"/><text:span text:style-name="T1">:16-19 </text:span><text:a xlink:type="simple" xlink:href="https://www.biblegateway.com/passage/?search=Exodus+19%3A16-19&amp;version=KJV" text:style-name="Internet_20_link" text:visited-style-name="Visited_20_Internet_20_Link"><text:span text:style-name="Definition"><text:span text:style-name="T1">KJV</text:span></text:span></text:a></text:p></text:note-body></text:note></text:span>.</text:p>
      <text:p text:style-name="P5">Then YHWH begins to enunciate, with a voice of thunder, all the commandments, but there comes a time when <text:alphabetical-index-mark-start text:id="IMark94844705481912"/>Exodus 20<text:alphabetical-index-mark-end text:id="IMark94844705481912"/> says that: <text:span text:style-name="Bible_5f_text">“And </text:span><text:span text:style-name="Bible_5f_text"><text:span text:style-name="T79">ALL</text:span></text:span><text:span text:style-name="Bible_5f_text"> the people saw the THUNDERINGS, and the lightnings, and the noise of the trumpet, and the mountain smoking: and when the people saw it, they removed, and stood afar off. And they said unto Moses, Speak thou with us, and we will hear: but let not God SPEAK with us, LEST WE DIE” </text:span><text:span text:style-name="Bible_5f_text"><text:note text:id="ftn6" text:note-class="footnote"><text:note-citation>6</text:note-citation><text:note-body><text:p text:style-name="Footnote"><text:alphabetical-index-mark-start text:id="IMark94844705481912"/><text:span text:style-name="T1">Exodus 20</text:span><text:alphabetical-index-mark-end text:id="IMark94844705481912"/><text:span text:style-name="T1">:18-19 </text:span><text:a xlink:type="simple" xlink:href="https://www.biblegateway.com/passage/?search=Exodus+20%3A18-19&amp;version=KJV" text:style-name="Internet_20_link" text:visited-style-name="Visited_20_Internet_20_Link"><text:span text:style-name="Definition"><text:span text:style-name="T1">KJV</text:span></text:span></text:a></text:p></text:note-body></text:note></text:span>.</text:p>
      <text:p text:style-name="P25">Unless you want to explain this description of what happened <text:span text:style-name="T79">at</text:span> Mount Sinai through a volcano, without recognizing, without accepting, <text:span text:style-name="T79">therefore </text:span>DENYING, the VOICE that enunciated the commandments, and that the story says that <text:span text:style-name="T79">ALL</text:span> people of Israel listened, and therefore DENYING the direc<text:span text:style-name="T233">t</text:span> intervention from the <text:span text:style-name="T79">C</text:span>reator, <text:span text:style-name="T79">of</text:span> heaven and earth, in the event, is relatively EASY to accept what has to be the synchronism of the Biblical place where Mount Sinai or Biblical Mount Horeb is.</text:p>
      <text:p text:style-name="P5"><text:soft-page-break/>For the purposes of this presentation the two contiguous peaks that have similar characteristics will be referred to by the <text:span text:style-name="T80">biblical </text:span>name Horeb.</text:p>
      <text:p text:style-name="P26">Biblical <text:span text:style-name="T80">m</text:span>ount Sinai or Horeb is the mountain in Saudi Arabia known such as Jabal-al-Lawz or Jabal-Maqla.</text:p>
      <text:p text:style-name="P5">The logical reasons and evidence that allow this host <text:span text:style-name="T193">to </text:span>assert <text:span text:style-name="T22">the </text:span>synchroni<text:span text:style-name="T22">sm</text:span> are:</text:p>
      <text:list text:style-name="L5">
        <text:list-item>
          <text:p text:style-name="P105">Jabal-Maqla is in the area still known today as Midian. This is consistent with the biblical narrative that tells us that Moses lived in Midian, as the husband of a daughter of a local leader, when he sees the burning bush on a mount called Horeb, the SAME mount <text:span text:style-name="T81">where</text:span> <text:span text:style-name="T81">he </text:span>later brings all the people of Israel.</text:p>
        </text:list-item>
        <text:list-item>
          <text:p text:style-name="P106">The area has two mountain peaks that can be seen with the naked eye almost black in color consistent with the biblical narrative that Horeb's peak was burned by fire when YHWH dictated the commandments with a voice of thunder.</text:p>
        </text:list-item>
        <text:list-item>
          <text:p text:style-name="P106">The name Jabal-Maqla can be translated as “burnt mountain”, consistent with the biblical narrative.</text:p>
        </text:list-item>
        <text:list-item>
          <text:p text:style-name="P105">The granite rocks that make up the Jabal-Maqla dome look burned on the side of the surface, presenting a color almost black. And they don't seem burned inside or on the internal side, presenting a typical color of granite: light yellowish.</text:p>
        </text:list-item>
        <text:list-item>
          <text:p text:style-name="P105">In the Jabal-Maqla area there are remains of what looks like an altar built with uncut stones. This is consistent with the <text:span text:style-name="T81">b</text:span>iblical narrative that tells us that Moses built an altar with <text:span text:style-name="T81">un</text:span>cut stones.</text:p>
        </text:list-item>
        <text:list-item>
          <text:p text:style-name="P106"><text:soft-page-break/>In the Jabal-Maqla area there are several places with inscriptions that are not typical of the area, including typically hebrew drawings like bulls and menorahs.</text:p>
        </text:list-item>
        <text:list-item>
          <text:p text:style-name="P106">An arrangement of large rocks in particular, at the base of Jabal-Maqla, and in the middle of a great plain, presents a great quantity of drawn bulls. This is consistent with the biblical narrative that tells us that the children of Israel built a golden calf to worship him at the base of the mountain where they were camping.</text:p>
        </text:list-item>
        <text:list-item>
          <text:p text:style-name="P105">The access area to <text:span text:style-name="T81">mount </text:span>Jabal-Maqla is fenced and with restricted passage by the government of Saudi Arabia and <text:span text:style-name="T81">it’</text:span>s considered a<text:span text:style-name="T81">n</text:span> archaeological <text:span text:style-name="T81">site</text:span>.</text:p>
        </text:list-item>
        <text:list-item>
          <text:p text:style-name="P105">The arrangement of large rocks with bulldrawings, <text:span text:style-name="T81">at</text:span> Jabal-Maqla’<text:span text:style-name="T81">s base,</text:span> and in the middle of the plain, <text:span text:style-name="T81">it’</text:span>s also fenced, with passage restricted by the government of Saudi Arabia, and <text:span text:style-name="T81">i</text:span>t’s <text:span text:style-name="T81">also </text:span>considered an archaeological site.</text:p>
        </text:list-item>
        <text:list-item>
          <text:p text:style-name="P106">To the north-west of Jabal-Maqla there is a large rock split in two in what appear<text:span text:style-name="T81">s</text:span> to be the remains of a water source that flowed from the stone. This is consistent with the biblical narrative that God used Moses to draw water from a rock at Horeb.</text:p>
        </text:list-item>
        <text:list-item>
          <text:p text:style-name="P106">Halfway up Jabal-Maqla’<text:span text:style-name="T81">s top</text:span> there is a cave. This is consistent with the biblical narrative that tells us that, many years after Moses, the prophet Elijah was on Mount Horeb in a cave.</text:p>
        </text:list-item>
        <text:list-item>
          <text:p text:style-name="P105">Halfway up Jabal-Maqla’<text:span text:style-name="T81">s top</text:span> there is a small plane. This is consistent with the biblical narrative that tells us that Moses went up with 70 elders of Israel up to a certain point and then <text:soft-page-break/>left them there waiting, along with Aaron and Hur, while he finished climbing the mountain with Joshua.</text:p>
        </text:list-item>
        <text:list-item>
          <text:p text:style-name="P107">Nearby, to what would be the altar that Moses built <text:span text:style-name="T82">with uncut stones </text:span>at the base of Horeb, there are remains of marble columns forming a circle. This is consistent with the witnesses that Solomon also built a small memorial dome on Mount Horeb.</text:p>
        </text:list-item>
        <text:list-item>
          <text:p text:style-name="P106">The local Bedouins identify the mountain as Jabal-Musa which can be translated as the "mountain of Moses".</text:p>
        </text:list-item>
        <text:list-item>
          <text:p text:style-name="P106">Ceramic utensils have been found in the area, possibly hebrew. This is consistent with the Israelites passing through the zone.</text:p>
        </text:list-item>
        <text:list-item>
          <text:p text:style-name="P106">This synchronism is consistent with the synchronism that the crossing of the Red Sea was at Nuweiba. That is to say that both synchronisms reinforce each other.</text:p>
        </text:list-item>
        <text:list-item>
          <text:p text:style-name="P106">On a possible route from Nuweiba to Jabal-Maqla there is a place with palm trees and 12 wells. This evidence is consistent with the Biblical description of Elim. The coordinates of said place are 28 34 09.90N, 34 49 58.97E.</text:p>
        </text:list-item>
      </text:list>
      <text:h text:style-name="P88" text:outline-level="3"><text:bookmark-start text:name="__RefHeading___Toc35103_4173466481"/>Synchronizing Egypt.<text:bookmark-end text:name="__RefHeading___Toc35103_4173466481"/></text:h>
      <text:p text:style-name="P77">When we analyze<text:span text:style-name="T83">d</text:span> in this presentation the 500 years <text:span text:style-name="T83">shift</text:span> that generated the champion’<text:span text:style-name="T83">s</text:span> synchronism, <text:span text:style-name="T83">that Shishak is Sheshonk,</text:span> with the rest of the historical evidence of the Mediterranean and <text:span text:style-name="T83">the </text:span>Middle East, including <text:span text:style-name="T83">b</text:span>iblical and archaeological evidence, no alternative synchronism was proposed.</text:p>
      <text:p text:style-name="P27">Actually the monumental mistake <text:span text:style-name="T85">demands</text:span> establish<text:span text:style-name="T84">ing a new</text:span> chronological mapping that DO <text:span text:style-name="T84">match </text:span>Egyptian evidence <text:span text:style-name="T84">with </text:span>all <text:soft-page-break/>other historical evidence, including the <text:span text:style-name="T84">b</text:span>iblical and archaeological evidence.</text:p>
      <text:p text:style-name="P28">Today a growing number of Egyptologists accept that the Egyptian chronology <text:span text:style-name="T89">needs </text:span>a, <text:span text:style-name="T85">quote and quote,</text:span> “revision”, although not all <text:span text:style-name="T85">of them </text:span>accept <text:span text:style-name="T89">it’s</text:span> 500 years, <text:span text:style-name="T89">quote and quote, “revision”</text:span>.</text:p>
      <text:p text:style-name="P5">This is why more than 6 different proposals have been presented on how such <text:span text:style-name="T86">revision</text:span> should be done. Now it seems that every Egyptologist revisionist has his own idea of ​​how such a revision should be done.</text:p>
      <text:p text:style-name="P5">Your host in this presentation, that is me Jose Luis Quiroga, based on the evidence presented by a growing number of scholars on the subject, considers that the chronological correspondences that best establish a pattern of biblical historical coherence with Egypt are <text:span text:style-name="T87">the</text:span> follow<text:span text:style-name="T87">ing</text:span>:</text:p>
      <text:list text:style-name="L6">
        <text:list-item>
          <text:p text:style-name="P108">The 18th dynasty corresponds to the times of David, Solomon and Rehoboam.</text:p>
        </text:list-item>
        <text:list-item>
          <text:p text:style-name="P108">The 13th dynasty corresponds to the times of the exodus.</text:p>
        </text:list-item>
        <text:list-item>
          <text:p text:style-name="P109">The 3rd dynasty corresponds to the times of Joseph, Isaac’<text:span text:style-name="T88">s son</text:span>.</text:p>
        </text:list-item>
        <text:list-item>
          <text:p text:style-name="P108">The 1st dynasty corresponds to the times of Abraham.</text:p>
        </text:list-item>
      </text:list>
      <text:p text:style-name="P4">And more specifically:</text:p>
      <text:list text:style-name="L7">
        <text:list-item>
          <text:p text:style-name="P110">Thutmosis 1st corresponds to the times of David.</text:p>
        </text:list-item>
        <text:list-item>
          <text:p text:style-name="P110">Hatshepsut corresponds to the times of Solomon.</text:p>
        </text:list-item>
        <text:list-item>
          <text:p text:style-name="P110">Thutmose 3rd corresponds to the times of Rehoboam.</text:p>
        </text:list-item>
        <text:list-item>
          <text:p text:style-name="P110"><text:soft-page-break/>Neferhotep 1st corresponds to the times of the exodus.</text:p>
        </text:list-item>
        <text:list-item>
          <text:p text:style-name="P111">Djoser corresponds to the times of Joseph, Isaac’<text:span text:style-name="T88">s son</text:span>.</text:p>
        </text:list-item>
        <text:list-item>
          <text:p text:style-name="P110">Menes corresponds to the times <text:span text:style-name="T88">of </text:span>Abraham.</text:p>
        </text:list-item>
      </text:list>
      <text:p text:style-name="P4">The logical reasons and evidence supporting these correspondences are the following:</text:p>
      <text:list text:style-name="L8">
        <text:list-item>
          <text:p text:style-name="P112">If the author of the Song of Songs is Solomon, then the poetic literature and hymns from the time of Hatshepsut, from the dynasty 18, <text:span text:style-name="T90">they</text:span> ha<text:span text:style-name="T90">ve</text:span> to be simultaneous or later because the similarity is too much. The Hatshepsut of the 18 must be simultaneous or after Solomon.</text:p>
        </text:list-item>
        <text:list-item>
          <text:p text:style-name="P113">If the author of <text:alphabetical-index-mark-start text:id="IMark94844705483032"/>Psalm 104<text:alphabetical-index-mark-end text:id="IMark94844705483032"/> is David, then the hymn of the times of 18th dynasty pharaoh Akhenaten has to be simultaneous or later because the similarity is too much. The Akhenaten of the 18<text:span text:style-name="T90">th</text:span> must be simultaneous or later than David.</text:p>
        </text:list-item>
        <text:list-item>
          <text:p text:style-name="P112">If the archaeological evidence at Nimrud indicating that a contemporary of King Omri of Israel made a reconstruction of the city, then Omri would have to be a contemporary of Amenhotep 3rd, from the 18th dynasty, because there are also a lot of Egyptian artifacts from the 18th dynasty in the same stratum of the reconstruction. Amenhotep 3rd of 18 must be simultaneous with Omri.</text:p>
        </text:list-item>
        <text:list-item>
          <text:p text:style-name="P112">If Jerusalem only acquired that name until the time of David, then the Amarna letters, from the 18th dynasty <text:span text:style-name="T90">times</text:span>, have to be simultaneous or subsequent to David because they use that name. The Amarna of the 18<text:span text:style-name="T90">th</text:span> must be simultaneous or subsequent to David.</text:p>
        </text:list-item>
        <text:list-item>
          <text:p text:style-name="P112"><text:soft-page-break/>If the city of Shechem was actually built by Jeroboam, then the Amarna letters, from the 18th dynasty, have to be simultaneous or after Jeroboam because they refer to that city. The Amarna of the 18th must be concurrent with or subsequent to Jeroboam.</text:p>
        </text:list-item>
        <text:list-item>
          <text:p text:style-name="P113">The stories of Abdi-Hiba of Jerusalem in the Amarna letters, from the 18th dynasty, and the Biblical King Jehoram of Judah are almost identical. Both suffered revolts from their territories from Philistia to Edom. In both stories the Philistines plunder the king's palace with "men of the land of Kasi" or "men close to the Kushites”. This is evidence in favor of synchronism and therefore evidence in favor of the 18th dynasty extending to times of Jehoram of Judah. The Abdi-Hiba in the Amarna must be Jehoram.</text:p>
        </text:list-item>
        <text:list-item>
          <text:p text:style-name="P112">If the vocabulary, grammar, syntax, meter, use of parallelisms, the idiomatic uses of the Psalms, as well as some stories from the books of Kings are really original from the old testament, then some texts from Ugarit on the tablets of Ras Shamra from the same period as the Amarna letters have to be simultaneous or subsequent to the biblical texts. The Amarna must be later than the Psalms.</text:p>
        </text:list-item>
        <text:list-item>
          <text:p text:style-name="P114">Pottery from the greek Mycenaean period found at Amarna indicates that the greek Mycenaean period is contemporary with the 18th dynasty and the rest of the Mycenaean pottery, which the greeks traded in throughout the Mediterranean, places the Mycenaean period between <text:span text:style-name="T91">the year </text:span>1000 and 750 before Jesus Christ. The Mycenaean greeks and the 18<text:span text:style-name="T91">th</text:span> must be between <text:span text:style-name="T91">the </text:span>1000 and 750 before Jesus Christ.</text:p>
        </text:list-item>
        <text:list-item>
          <text:p text:style-name="P114">On the Italian peninsula, in Sicily, in Greece, in Malta, in Troy, in Anatolia, in Palestine, in Sardinia, in the Aeolian Islands, and others archaeological sites of the mediterranean <text:soft-page-break/>the evidence in ceramics, bronze, ivory, and other archaeological artifacts indicate a <text:span text:style-name="T91">t</text:span>emporal continuity in Late Bronze <text:span text:style-name="T92">ages </text:span>2 and 3 strata corresponding to the Mycenaean culture. The 18<text:span text:style-name="T91">th</text:span> must be between the 1000 and 750 before Jesus Christ.</text:p>
        </text:list-item>
        <text:list-item>
          <text:p text:style-name="P115">All the archaeological evidence of the greeks agrees with the archaeological evidence of the Assyrians. Both coincide with biblical evidence. All place the <text:span text:style-name="T92">L</text:span>ate <text:span text:style-name="T92">B</text:span>ronze age<text:span text:style-name="T92">s</text:span> 2 and 3 between <text:span text:style-name="T92">the year </text:span>1000 and 750 before Jesus Christ. 3 different systems <text:span text:style-name="T92">with </text:span>consistent chronological data <text:span text:style-name="T92">between each other </text:span>place the Egyptian 18th dynasty between 1000 and 750 before Jesus Christ. The 18<text:span text:style-name="T93">th</text:span> must be <text:span text:style-name="T92">between</text:span> the 1000 and 750 before Jesus Christ.</text:p>
        </text:list-item>
        <text:list-item>
          <text:p text:style-name="P116">In particular, the ceramics of the immediate archaeological strata 7b and 8 in Troy indicate a temporal continuity between both strata. The pottery from layer 8 at Troy is of the same type as the one found in Amarna from the 18th dynasty. House number 814 of the <text:span text:style-name="T94">s</text:span>tratum 7b is from the Late Bronze Age. The 18<text:span text:style-name="T93">th</text:span> must be between the 1000 and 750 before Jesus Christ.</text:p>
        </text:list-item>
        <text:list-item>
          <text:p text:style-name="P115">In particular, the Hittite cavalry depicted in the tomb of Horemheb of the 18th dynasty, and by Seti 1st of the 19th dynasty in his space in Karnak, presents the same type of characteristics <text:span text:style-name="T94">as</text:span> the Assyria<text:span text:style-name="T94">n</text:span> cavalry from the years between 1000 and 750 before Jesus Christ. <text:span text:style-name="T94">Which is e</text:span>vidence suggesting that these two neighbors never knew about mutual advances in cavalry, or what is much more feasible: the 18th and the beginning of the 19th are between 1000 and 750 before Jesus Christ.</text:p>
        </text:list-item>
        <text:list-item>
          <text:p text:style-name="P112">The palace found in layer 8 at Megiddo that places it in the Late Bronze Ages 2 and 3 is evidence indicating that said <text:soft-page-break/>palace was that of Solomon because said palace corresponds to the <text:span text:style-name="T94">b</text:span>iblical description of Solomon's palace. Solomon must have lived in Late Bronze Ages 2 and 3.</text:p>
        </text:list-item>
        <text:list-item>
          <text:p text:style-name="P112">The ivory artifacts found in the stratum 8 palace <text:span text:style-name="T94">at</text:span> Megiddo are evidence indicating that said palace belonged to Solomon because the figures found in said artifacts are consistent with the biblical narrative of the relationship between Egypt and Israel in Solomon's times. Solomon must have lived in ages 2 and 3 of the late bronze.</text:p>
        </text:list-item>
        <text:list-item>
          <text:p text:style-name="P112">The fortified constructions of the 2nd and 3rd Bronze Age found at Hazor, Megiddo, and Gezer have entries of 6 chambers in the same type of stone indicating a central government from north to south, evidence that is consistent with the biblical narrative that tells us that Solomon built on these three cities. Solomon must have lived in Late Bronze Ages 2 and 3.</text:p>
        </text:list-item>
        <text:list-item>
          <text:p text:style-name="P115">The seal of Tuthmosis 3rd found in stratum 7b at Megiddo, after the palace of layer 8, is evidence that indicates that Thutmosis 3rd is the biblical Shishak and therefore the 18th Egyptian dynasty with Tutmosis 3rd is simultaneous with the biblical King Rehoboam. The Thutmosis 3rd of 18<text:span text:style-name="T94">th</text:span> must be Shishak.</text:p>
        </text:list-item>
        <text:list-item>
          <text:p text:style-name="P112">One of the biblical ways of referring to the queen of Shaba is also queen of the south. Evidence in favor of synchronism that Hatshepsut is the queen of Shaba. The Hatshepsut of the 18<text:span text:style-name="T94">th</text:span> must be the queen of shaba</text:p>
        </text:list-item>
        <text:list-item>
          <text:p text:style-name="P115">A possible pronunciation of Thebes, the Egyptian city from which Hatshepsut reigned over Egypt, it’s Shebas. Word of local origin that means “wild cat”, which is consistent with <text:soft-page-break/>sphinxes with <text:span text:style-name="T94">a </text:span>"wild cat" body shape. The Hatshepsut of the 18<text:span text:style-name="T94">th</text:span> must to be the queen of Shaba.</text:p>
        </text:list-item>
        <text:list-item>
          <text:p text:style-name="P115">The queen of Shaba, according to biblical evidence, must refer to an important reign, not a secondary ruler. The Hatshepsut of the 18<text:span text:style-name="T94">th</text:span> must be the queen of Shaba.</text:p>
        </text:list-item>
        <text:list-item>
          <text:p text:style-name="P115">The historian Josephus identified the queen of Shaba as “The queen of Egypt and Ethiopia", where Ethiopia in the context of Josephus refers to the area of ​​Nubia, not to present-day Ethiopia. The Hatshepsut of the 18<text:span text:style-name="T94">th</text:span> must be the queen of Shaba.</text:p>
        </text:list-item>
        <text:list-item>
          <text:p text:style-name="P117">The names of the characters in the story of the queen of Shaba, according to Abyssinian tradition, they have great textual similarities with the Egyptian names of Hatshepsut and Thutmose 3rd. <text:span text:style-name="T95">T</text:span>he Hatshepsut's throne name was Makeda and the Abyssinian tradition identified <text:span text:style-name="T95">the queen </text:span>as Makeda. In Phoenician both letters are quite similar. In this tradition Solomon is the father of the Shaba queen’<text:span text:style-name="T96">s son</text:span>, who then plunders Solomon's temple, <text:span text:style-name="T96">just like </text:span>Thutmose 3<text:span text:style-name="T96">rd</text:span> <text:span text:style-name="T96">did</text:span>. The Hatshepsut of the 18<text:span text:style-name="T94">th</text:span> must be the queen of Shaba.</text:p>
        </text:list-item>
        <text:list-item>
          <text:p text:style-name="P118">The fact that during the reign of David and Solomon <text:span text:style-name="T97">there were not any</text:span> wars with Egypt corresponds to what we know <text:span text:style-name="T97">about</text:span> the times <text:span text:style-name="T97">of </text:span>Tuthmosis 1st, <text:s/>Hatshepsut’<text:span text:style-name="T97">s father</text:span>. Tuthmosis 1st of the 18<text:span text:style-name="T98">th</text:span> must be David’<text:span text:style-name="T99">s time pharaoh</text:span>.</text:p>
        </text:list-item>
        <text:list-item>
          <text:p text:style-name="P118">The journey to Punt in Hatshepsut's temple is represented with great detail right in front of h<text:span text:style-name="T100">er</text:span> birth. This indicates that Punt was an important kingdom and not a secondary one. The Punt of the 18<text:span text:style-name="T94">th</text:span> must be an important kingdom.</text:p>
        </text:list-item>
        <text:list-item>
          <text:p text:style-name="P115">Thutmose 3rd conquered Punt during his 1st campaign. <text:span text:style-name="T101">E</text:span>vidence that indicates that Punt was in the same area as all <text:soft-page-break/>the cities and territories visited in said campaign and discard any place far <text:span text:style-name="T101">away </text:span>from these territories. The Punt of the 18<text:span text:style-name="T94">th</text:span> <text:span text:style-name="T101">must</text:span> be Israel.</text:p>
        </text:list-item>
        <text:list-item>
          <text:p text:style-name="P119">All the evidence from the first campaign of Thutmose 3rd indicates that the <text:span text:style-name="T230">Punt’s </text:span>conquered territory corresponds to the southern part of current Israel. Evidence indicating that Hatshepsut's journey <text:span text:style-name="T230">to Punt </text:span>was to said territory. Hatshepsut's journey was to Israel.</text:p>
        </text:list-item>
        <text:list-item>
          <text:p text:style-name="P112">Evidence at Hatshepsut's temple indicates that Punt was identified as “Ta-Netjer” or “Land of God”. “Ta-Netjer” in the Egyptian culture, through multiple inscriptions, <text:span text:style-name="T102">it’s</text:span> directly related to Osiris and the city Byblos in the current Lebanon. Evidence indicating that Punt was sacred territory for the Egyptians and that therefore the journey to Punt was of utmost importance <text:span text:style-name="T102">and </text:span>that Hatshepsut's presence <text:span text:style-name="T102">was </text:span>required for her political interests. Hatshepsut's journey was to Israel.</text:p>
        </text:list-item>
        <text:list-item>
          <text:p text:style-name="P112">Egyptian records indicate that they considered <text:span text:style-name="T102">they</text:span> <text:span text:style-name="T102">came</text:span> <text:span text:style-name="T102">from</text:span> Punt and archaeological evidence indicates that the Egyptians <text:span text:style-name="T102">are</text:span> of Phoenician origin. Evidence that is consistent with locating Punt in the Israel of Solomon. Hatshepsut's journey was to Israel.</text:p>
        </text:list-item>
        <text:list-item>
          <text:p text:style-name="P120">The Phoenicians considered that the Egyptians had their origin in Phoenician land. Evidence that is consistent with placing Punt in the Israel of Solomon. Hatshepsut's journey was to Israel.</text:p>
        </text:list-item>
        <text:list-item>
          <text:p text:style-name="P121">Archaeologically, during the 18th dynasty great development is observed in the area of <text:span text:style-name="T103">I</text:span>srael, and on the contrary, only primitives cultures in the other places presented as candidates to be Punt by Egyptologists. Evidence in favor of the <text:soft-page-break/>toponym that Punt <text:span text:style-name="T103">is</text:span> the Israel of Solomon. Hatshepsut's journey was to Israel.</text:p>
        </text:list-item>
        <text:list-item>
          <text:p text:style-name="P112">Numerous Egyptian inscriptions relate Punt to the city Byblos, and the Egyptian goddess Hathor with Byblos, also called "Lady of Byblos" and "Lady of Punt". Evidence in favor of <text:span text:style-name="T103">the </text:span>toponym that Punt <text:span text:style-name="T103">is</text:span> Solomon's Israel. <text:span text:style-name="T103">T</text:span>he journey of Hatshepsut <text:span text:style-name="T103">was</text:span> to Israel.</text:p>
        </text:list-item>
        <text:list-item>
          <text:p text:style-name="P112">Biblical and extra-biblical evidence indicates that Solomon's Israel was the most outstanding kingdom, in plant and animal variety, especially in the Jordan Valley area, as well as in abundance of gold and silver, especially in Jerusalem, among all the important cultures of that time, including Egypt itself, the rest of Africa and the Eastern peoples. Hatshepsut's journey <text:span text:style-name="T104">was</text:span> to Israel.</text:p>
        </text:list-item>
        <text:list-item>
          <text:p text:style-name="P112">The coincidence in material, number and class of artifacts between, the Biblical record of looting in Solomon's temple by Shishak, and the record in the section of Thutmose 3rd in the Karnak complex, is evidence in favor of <text:span text:style-name="T105">the </text:span>synchronism that Thutmose 3rd is the <text:span text:style-name="T105">b</text:span>iblical <text:span text:style-name="T194">S</text:span>hishak. Thutmosis 3rd of <text:span text:style-name="T106">the </text:span>18<text:span text:style-name="T105">th</text:span> must be Shishak.</text:p>
        </text:list-item>
        <text:list-item>
          <text:p text:style-name="P122">The name Kadesh means Holy in hebrew. Even <text:span text:style-name="T106">now</text:span> Jerusalem is known as the Holy City. This coincidence is evidence in favor of <text:span text:style-name="T106">the </text:span>toponym that Kadesh is Jerusalem in the Thutmose 3rd campaign of conquest to the Solomon’<text:span text:style-name="T106">s Israel </text:span>southern territory. Thutmosis 3rd of <text:span text:style-name="T106">the </text:span>18<text:span text:style-name="T106">th</text:span> must be Shishak.</text:p>
        </text:list-item>
        <text:list-item>
          <text:p text:style-name="P112">Read<text:span text:style-name="T107">ing</text:span> the narration of the Ipuur papyrus about the fall of the 13th dynasty <text:span text:style-name="T107">i</text:span>t's like reading the biblical exodus. The similarities are <text:span text:style-name="T107">all over</text:span>: the plagues, the Egyptian magicians, the deaths, the lamentations, the fall of Egypt. It is basically <text:soft-page-break/>the Egyptian record of the exodus. This is evidence that the exodus happen<text:span text:style-name="T107">ed</text:span> at the time of the 13th dynasty. <text:span text:style-name="T107">The </text:span>exodus must have happened on the 13th.</text:p>
        </text:list-item>
        <text:list-item>
          <text:p text:style-name="P123">All the support already presented for the synchronism that Jose<text:span text:style-name="T233">ph</text:span> is Imhotep reinforces the correspondence that the biblical Joseph lived in Djoser’<text:span text:style-name="T107">s </text:span>times, <text:span text:style-name="T107">Egyptian </text:span>pharaoh of the 3rd dynasty, and is consistent with the <text:span text:style-name="T107">other</text:span> <text:span text:style-name="T107">synchronisms</text:span> presented <text:span text:style-name="T107">here</text:span>.</text:p>
        </text:list-item>
      </text:list>
      <text:p text:style-name="P4">Thus, the correspondences of that:</text:p>
      <text:list text:style-name="L9">
        <text:list-item>
          <text:p text:style-name="P124">The 18th dynasty corresponds to the times of David, Solomon and Rehoboam.</text:p>
        </text:list-item>
        <text:list-item>
          <text:p text:style-name="P124">The 13th dynasty corresponds to the times of the exodus.</text:p>
        </text:list-item>
        <text:list-item>
          <text:p text:style-name="P124">The 3rd dynasty corresponds to the times of Joseph, Isaac’<text:span text:style-name="T108">s son</text:span>.</text:p>
        </text:list-item>
        <text:list-item>
          <text:p text:style-name="P124">The 1st dynasty corresponds to the times of Abraham.</text:p>
        </text:list-item>
      </text:list>
      <text:p text:style-name="P4">And more specifically that:</text:p>
      <text:list text:style-name="L10">
        <text:list-item>
          <text:p text:style-name="P125">Tutmosis 1st corresponds to the times of David</text:p>
        </text:list-item>
        <text:list-item>
          <text:p text:style-name="P125">Hatshepsut corresponds to the times of Solomon.</text:p>
        </text:list-item>
        <text:list-item>
          <text:p text:style-name="P125">Thutmose 3rd corresponds to the times of Rehoboam.</text:p>
        </text:list-item>
        <text:list-item>
          <text:p text:style-name="P125">Neferhotep 1st corresponds to the times of the exodus.</text:p>
        </text:list-item>
        <text:list-item>
          <text:p text:style-name="P126">Djoser corresponds to the times of Joseph, Isaac’<text:span text:style-name="T108">s son</text:span>.</text:p>
        </text:list-item>
        <text:list-item>
          <text:p text:style-name="P125">Menes corresponds to the times Abraham.</text:p>
        </text:list-item>
      </text:list>
      <text:p text:style-name="P5"><text:soft-page-break/>The<text:span text:style-name="T109">se</text:span> are the correspondences that allow establishing an Egyptian chronology that does not generate archaeological <text:span text:style-name="T109">gaps</text:span> of 400 and 500 years in other cultures, and a logical coherence between the chronology of Egypt and the other three chronologies that are already consistent with each other: the Assyrian, the <text:span text:style-name="T109">G</text:span>reek and the <text:span text:style-name="T109">B</text:span>iblical.</text:p>
      <text:h text:style-name="P88" text:outline-level="3"><text:bookmark-start text:name="__RefHeading___Toc35105_4173466481"/>Probability.<text:bookmark-end text:name="__RefHeading___Toc35105_4173466481"/></text:h>
      <text:h text:style-name="P91" text:outline-level="4"><text:bookmark-start text:name="__RefHeading___Toc35107_4173466481"/>Fundamental probability.<text:bookmark-end text:name="__RefHeading___Toc35107_4173466481"/></text:h>
      <text:p text:style-name="P5">Question 1:</text:p>
      <text:p text:style-name="P5">Consider an equilateral triangle inscribed in a circle. Suppose a chord of the circle is chosen at random. What is the probability that the chord is longer than a side of the triangle?</text:p>
      <text:p text:style-name="P5">Question 2:</text:p>
      <text:p text:style-name="P5">There is a certain quantity of liquid. All that we know about the liquid is that it is composed entirely of wine and water and that the ratio of wine to water is between 1/3 and 3. What is the probability that the ratio of wine to water is less than or equal to 2?</text:p>
      <text:p text:style-name="P5">Question 1 is known in probability by the name of "the Bertrand paradox”. A French namesake of this host because Bertrand's proper name is Joseph Louis.</text:p>
      <text:p text:style-name="P29">Question 2 is known as the “Ludwig Von Mises’ water and <text:span text:style-name="T110">wine</text:span> paradox”. <text:span text:style-name="T110">Ludwig was </text:span>a Jew born in the territory of present-day Ukraine that had to run to the United States.</text:p>
      <text:p text:style-name="P5">These two questions are not really paradoxical at all, <text:span text:style-name="T111">they </text:span>just point out the impossibility of generically applying what is known in fundamental probability as “the principle of indifference”.</text:p>
      <text:p text:style-name="P30"><text:soft-page-break/>To the first question formulated in 1889 they have tried to find solutions, that is, they have tried to <text:span text:style-name="T112">shake</text:span> it <text:span text:style-name="T112">off</text:span>, in various ways. To the second question they simply have not been able to give answer, that is to say that they have not been able to <text:span text:style-name="T112">shake</text:span> it <text:span text:style-name="T112">off</text:span>. The last attempt was in 2004.</text:p>
      <text:p text:style-name="P5">All these attempts fail because they try to answer the questions as such and not the point they seek to make.</text:p>
      <text:p text:style-name="P5">The point is that there is NO so-called "fair coin", a coin 0.5 and 0.5, that which was already discussed in this presentation. All REAL <text:span text:style-name="T112">coins</text:span> <text:span text:style-name="T112">are</text:span> loaded to one side and every coin that can be described with a<text:span text:style-name="T112">n</text:span> ALGORITHM is pseudo-random.</text:p>
      <text:p text:style-name="P30">In the case of fundamental probabilities, those that are based on the principle of indifference, these probabilities depend, <text:span text:style-name="T112">listen</text:span> “DEPEND”, <text:span text:style-name="T112">on</text:span> the way to choose that which supposedly has a random distribution in a, <text:span text:style-name="T112">quote and quote,</text:span> “indifferent” way.</text:p>
      <text:p text:style-name="P5">To really try to describe a behavior with probabilities <text:span text:style-name="T113">i</text:span>t’s necessary to determine, define, establish the function of selection, the one they call random, the one that will never be really random but pseudo-random, <text:span text:style-name="T113">meaning</text:span> <text:span text:style-name="T113">almost </text:span>random, because such a "fair <text:span text:style-name="T113">coin</text:span>" does not exist.</text:p>
      <text:p text:style-name="P31">In the case of fundamental probability, to be able to say that it describes the functioning of a system, we must define the <text:span text:style-name="T114">CHANCE </text:span>function, the random function. It is necessary to know the operation of the selection function. Thus, said, quote <text:span text:style-name="T114">and quote,</text:span> “indifference”, of the supposed "principle of indifference", of all fundamental probability theory, only exists in cases where such a function is known. <text:span text:style-name="T114">I</text:span>t can<text:span text:style-name="T114">not</text:span> be assumed that <text:span text:style-name="T114">it’s</text:span> know<text:span text:style-name="T114">n</text:span>, it must be <text:soft-page-break/>effectively defined or know<text:span text:style-name="T114">n in order to </text:span><text:span text:style-name="T115">FULLY</text:span><text:span text:style-name="T114"> describe the system</text:span>.</text:p>
      <text:h text:style-name="P91" text:outline-level="4"><text:bookmark-start text:name="__RefHeading___Toc35109_4173466481"/>Statistical probability.<text:bookmark-end text:name="__RefHeading___Toc35109_4173466481"/></text:h>
      <text:p text:style-name="P5">Probability theories are born with card and dice games. They seek to predict an event from past events, assigning a value to the possibility of it happening.</text:p>
      <text:p text:style-name="P32">In statistical probability, probability is understood as what it really is: a relative frequency. I take my real <text:span text:style-name="T116">coin</text:span>, the<text:span text:style-name="T116">n</text:span> I toss <text:span text:style-name="T116">it </text:span>a million times and count how many times it came up heads, how many times <text:span text:style-name="T116">it</text:span> came out <text:span text:style-name="T116">odds</text:span>, and how many times it came out standing on the edge. Then with those counts I calculate the frequency of each possibility, and thus determine the probability that my next toss will come up with each possibility.</text:p>
      <text:p text:style-name="P33">Thus, such "relative" of any frequency is always determined by prior knowledge <text:span text:style-name="T117">about</text:span> the problem. This knowledge is used to establish functional RELATIONSHIPS between the variables of the problem to study. That prior knowledge is defined in terms of math functions.</text:p>
      <text:p text:style-name="P34">In statistics the partial knowledge that we have <text:span text:style-name="T118">about</text:span> the operation of <text:span text:style-name="T118">a</text:span> system <text:span text:style-name="T118">is used </text:span>to try to predict a future event. I<text:span text:style-name="T118">t</text:span> assumes, or <text:span text:style-name="T118">it pretends</text:span>, or <text:span text:style-name="T118">it </text:span>effectively <text:span text:style-name="T118">ignores</text:span>, the complete operation <text:span text:style-name="T118">of the </text:span>system.</text:p>
      <text:p text:style-name="P5">These types of theories are used in all types of systems where <text:span text:style-name="T118">you </text:span>only <text:span text:style-name="T118">have</text:span> a PARTIAL knowledge of the global system, of <text:span text:style-name="T118">one</text:span> which includes subsystems that I do know, and can control, and others that I don't.</text:p>
      <text:p text:style-name="P35"><text:soft-page-break/>When my creation, that part of the system that I can describe deterministically, that part that I can control, has to interact with what I do not know, I seek to try, <text:span text:style-name="T119">listen:</text:span> TRY, to predict how that interaction will be, in a probabilistic way. That's why in this type of creations, which interact with external systems whose operation is unknown, such interaction sometimes <text:span text:style-name="T119">it </text:span>works <text:span text:style-name="T119">and </text:span>sometimes <text:span text:style-name="T119">it does</text:span>n’t.</text:p>
      <text:h text:style-name="P91" text:outline-level="4"><text:bookmark-start text:name="__RefHeading___Toc35111_4173466481"/>Creations.<text:bookmark-end text:name="__RefHeading___Toc35111_4173466481"/></text:h>
      <text:p text:style-name="P36">It serves no<text:span text:style-name="T120">body</text:span> to have a probability <text:span text:style-name="T120">of</text:span> <text:span text:style-name="T120">whether</text:span> the parts of <text:span text:style-name="T120">a</text:span> creation <text:span text:style-name="T120">are</text:span> or <text:span text:style-name="T120">are </text:span>not in the place where they <text:span text:style-name="T120">are supposed to </text:span>be, and it is no use for anyone to have a probability that the parts of <text:span text:style-name="T120">a</text:span> creation will or will not have the speed they must have for the creation to work.</text:p>
      <text:p text:style-name="P36">It is no use to anyone that the parts of their machinery m<text:span text:style-name="T120">ight or might not</text:span> be where they should be and m<text:span text:style-name="T120">ight or might not</text:span> do what they should do. <text:span text:style-name="T120">You</text:span> cannot build MACHINES in terms of know<text:span text:style-name="T120">ing</text:span> <text:span text:style-name="T120">only </text:span>probabilit<text:span text:style-name="T120">ies</text:span> <text:span text:style-name="T196">about, </text:span><text:span text:style-name="T195">where </text:span>its parts ARE <text:span text:style-name="T120">located</text:span>, and <text:span text:style-name="T120">MOVE</text:span>, <text:span text:style-name="T120">and DO, and </text:span>the speed, <text:span text:style-name="T120">and </text:span>the momentum, <text:span text:style-name="T198">that </text:span><text:span text:style-name="T196">they </text:span><text:span text:style-name="T198">MAY </text:span><text:span text:style-name="T196">have </text:span>or NOT. <text:span text:style-name="T199">A</text:span><text:span text:style-name="T198">ll of them which </text:span>they <text:span text:style-name="T196">MUST</text:span> have <text:span text:style-name="T120">in order for the MACHINE to work.</text:span></text:p>
      <text:p text:style-name="P36">Probability theories are completely useless to create <text:span text:style-name="T199">a MACHINE</text:span> because they are not deterministic systems. They only serve to <text:span text:style-name="T197">TRY</text:span> <text:span text:style-name="T197">to describe</text:span> a CREATION, once created, as if it had no CREATOR, <text:span text:style-name="T120">that </text:span>is, pretending NOT to know the deterministic model that describes said creation. They serve only to analyze a creation pretending, or <text:span text:style-name="T120">a</text:span>ssuming that its <text:span text:style-name="T120">complete </text:span>operation is unknown. Pretend<text:span text:style-name="T120">ing</text:span> to use a probability theory to explain the fundamental functioning of a creation is simply to deny its CREATOR.</text:p>
      <text:h text:style-name="P91" text:outline-level="4"><text:bookmark-start text:name="__RefHeading___Toc35113_4173466481"/><text:soft-page-break/>Quantum.<text:bookmark-end text:name="__RefHeading___Toc35113_4173466481"/></text:h>
      <text:p text:style-name="P37">Every quantum ideology is, in its mathematical aspect, a probability theory. They seek to calculate the probability that one, misnamed, “elementary particle” has a <text:span text:style-name="T121">given </text:span>position, velocity, or momentum.</text:p>
      <text:p text:style-name="P37">In the case of fundamental quantum ideologies, the same problem <text:span text:style-name="T121">of</text:span> fundamental probability theories appl<text:span text:style-name="T121">ies</text:span>. That supposed "principle of indifference" is false. The "fair <text:span text:style-name="T121">coin</text:span>" <text:span text:style-name="T121">does not</text:span> exist. We must define the random function in each case. It can not <text:span text:style-name="T121">be </text:span>appl<text:span text:style-name="T121">ied</text:span> to try to explain the fundamental functioning of matter. Assuming the supposed, <text:span text:style-name="T121">quote and quote,</text:span> "principle of indifference" <text:span text:style-name="T121">i</text:span>t’s a fundamental error from <text:span text:style-name="T121">a </text:span>strictly mathematical point of view.</text:p>
      <text:p text:style-name="P37">And in the case of quantum ideologies that use statistical probability, the problem, at least from technical creativity criterion point of view, <text:span text:style-name="T121">it’</text:span>s that they are not useful. <text:span text:style-name="T121">They </text:span>do not qualify as science because they are not deterministic, they are use<text:span text:style-name="T121">less</text:span> to build an object <text:span text:style-name="T121">based on </text:span>what they study: supposed elementary particles.</text:p>
      <text:p text:style-name="P5">Statistics is used to analyze events of created objects, not to create the objects. For this, deterministic models are needed. <text:span text:style-name="T121">I need to be able to</text:span> predict what the pieces of my creation are going to do at each moment <text:span text:style-name="T121">so that </text:span>my creation do<text:span text:style-name="T121">es</text:span> what it's supposed to do.</text:p>
      <text:h text:style-name="P91" text:outline-level="4"><text:bookmark-start text:name="__RefHeading___Toc35115_4173466481"/>Popular.<text:bookmark-end text:name="__RefHeading___Toc35115_4173466481"/></text:h>
      <text:p text:style-name="P5">I don't know if the idea is clear to you but what this means is that the lovers of popular quantum ideologies, those who still use predictive statistic<text:span text:style-name="T122">al</text:span> systems, or even worse probability systems based on the supposed “principle of indifference”, to try to explain, <text:span text:style-name="T122">with </text:span>probabilities, the behavior of some supposed elementary particles, those lovers, what they really need is a deterministic explanation about the behavior of the supposed elementary particles so that in <text:soft-page-break/>this way the explanation does serve to build something with the supposed elementary particles.</text:p>
      <text:p text:style-name="P38">Perhaps they should begin to consider that the supposed elementary particles, neither are they “particles”, nor are they “elementa<text:span text:style-name="T122">ry”</text:span>. <text:span text:style-name="T122">T</text:span>hey really are stationary electromagnetic waves traveling in a medium which has been denied its existence since the end of the 19th century, when two of the most popular ideologies today appear: quantum <text:span text:style-name="T122">ideology </text:span>in terms of probability and gravity in terms of curvature.</text:p>
      <text:p text:style-name="P39">In the 19th century <text:span text:style-name="T123">to </text:span>a, <text:span text:style-name="T123">quote and quote,</text:span> "genius", the Satan, the enemy, he put, in first person <text:span text:style-name="T123">manner</text:span>, the <text:span text:style-name="T123">quote and quote,</text:span> "great idea" to ASSUME that the speed of light is always the same in empty space, which is yet to be found, and postulate it as an AXIOM, <text:span text:style-name="T200">meaning </text:span>that <text:span text:style-name="T200">it </text:span>is <text:span text:style-name="T123">something</text:span> ASSUMED and <text:span text:style-name="T123">that </text:span><text:span text:style-name="T200">it </text:span>must be EVIDENT for <text:span text:style-name="T200">any</text:span>one, of <text:span text:style-name="T123">his</text:span> ideology, wrong<text:span text:style-name="T123">ly</text:span> called theory of gravity. Not realizing that the supposed axiom, not obvious to ANYONE, makes it mathematically reducible to <text:span text:style-name="T124">the </text:span>ABSURD.</text:p>
      <text:p text:style-name="P5">However, the MEDIUM in which electromagnetic waves travel has always been there with the name of "electromagnetic field", <text:span text:style-name="T125">even if they do not</text:span> want to call it MEDIUM, as they did in the 19th century before the absurd ideology of gravity appeared thanks to its, <text:span text:style-name="T125">quote and quote,</text:span> “obvious”, <text:span text:style-name="T125">quote and quote,</text:span> “AXIOM”, which ASSUMES that the speed of the light is always the same in empty space that <text:span text:style-name="T125">it’s</text:span> still <text:span text:style-name="T125">to be found</text:span>.</text:p>
      <text:p text:style-name="P66">Some even claim that the <text:span text:style-name="T201">famous</text:span> ideologue of the absurd ideology thought that said <text:span text:style-name="T125">MEDIUM</text:span> had to exist because otherwise the second version of its ABSURD ideology, based on the same AXIOM, would make it ABSURD. Apparently the, <text:span text:style-name="T125">quote and quote, </text:span><text:soft-page-break/>"genius" never realized that its AXIOM already made it mathematically reducible to the ABSURD.</text:p>
      <text:p text:style-name="P39">Sad, right? But here we are, two quite popular ideologies, one scientifically absurd, the other not only that but also mathematically absurd, and both supposedly<text:span text:style-name="T125"> </text:span>SCIENTIFICALLY proven theories, the encyclopedia says so and the majority believes it.</text:p>
      <text:h text:style-name="P88" text:outline-level="3"><text:bookmark-start text:name="__RefHeading___Toc35117_4173466481"/><text:span text:style-name="T123">G</text:span>ravely absurd.<text:bookmark-end text:name="__RefHeading___Toc35117_4173466481"/></text:h>
      <text:p text:style-name="P78">At the end of the 19th century, outer space was believed to be empty. <text:span text:style-name="T126">In</text:span> late 19th century, planetary motion was explained in terms of a mathematical model that only depended on an attractive force. A predictive model but obviously without creative force. <text:span text:style-name="T126">N</text:span>ot even now can we make planets, and if the bible is true we will not be able to, at least not before the resurrection of the dead.</text:p>
      <text:p text:style-name="P5">At the end of the 19th century there were no satellites in orbit, there w<text:span text:style-name="T126">as</text:span> no television, there were no airplanes, there were no orbiting telescopes, there were no computers, there w<text:span text:style-name="T126">ere</text:span> no interoceanic optical networks, there were no transistors, there were no microcircuits, there was no Internet, there were no cell phones. At the end of the 19th century mathematics had to be done by HAND, and if a process was too complex to model with linear equations, it was impossible to solve the equations in almost <text:span text:style-name="T126">a</text:span>ll cases.</text:p>
      <text:p text:style-name="P40">In that context, a german Jew who liked to stick out his tongue <text:span text:style-name="T127">had the idea </text:span>that the entire universe could be described in terms of a<text:span text:style-name="T127">n</text:span> attractive force, and ONLY attractive, that is to say that it can only attract, known as gravity. In <text:span text:style-name="T127">his</text:span> THOUGHT experiments, since <text:span text:style-name="T127">he</text:span> could not do <text:span text:style-name="T127">them </text:span>in practice, <text:span text:style-name="T127">he </text:span>decided that an axiom, that which must be obvious to anyone, of his descriptive theory, because it only serves for that, was that the speed of light is always the same in <text:soft-page-break/>empty space, because outer space was believed to be empty. Obviously he chose as a mathematical model something that was fashionable <text:span text:style-name="T128">at the time</text:span> such as tensor theory, an algebraic model that allows to work vectors and scalars in virtually any form the user likes.</text:p>
      <text:p text:style-name="P5">He stuck out his tongue and thought: "We have a three-dimensional space, that is to say vector<text:span text:style-name="T129">ial</text:span>, a scalar time, and we can use tensors to work the two as if it were a 4-dimensional mathematical space and that's it! Let us describe the universe. That one that at the end of the 19th century did not leave the galaxy and it only had about 300 thousand stars. <text:span text:style-name="T239">Those of which we do NOT know their distances.</text:span></text:p>
      <text:p text:style-name="P41">As the first theory did not come out so general, then he <text:span text:style-name="T202">thought of a</text:span> general one. They also had the attraction that since they were described with NO<text:span text:style-name="T202">N</text:span> linear equations, NOBODY at that time could solve them for the general case. Let's remember that math had to be done by HAND.</text:p>
      <text:p text:style-name="P42">The equations also had another attraction: factors could be inserted and removed <text:span text:style-name="T129">at</text:span> taste. In the beginning he decided that it would be nice to have a stable universe and he put his factor, that little sum or multiplication that <text:span text:style-name="T129">you</text:span> inserted <text:span text:style-name="T129">at</text:span> school when the equations didn't add up. <text:span text:style-name="T129">T</text:span>hat <text:span text:style-name="T129">which</text:span> some <text:span text:style-name="T129">people </text:span>call <text:span text:style-name="T202">CHEATING</text:span>. <text:span text:style-name="T130">L</text:span>ater it occurred to <text:span text:style-name="T130">this</text:span> guy that the famous red shift, which we already talked about in this presentation, meant an expanding universe, <text:span text:style-name="T130">and </text:span>decided <text:span text:style-name="T130">he</text:span> had <text:span text:style-name="T130">made</text:span> a mistake and <text:span text:style-name="T130">changed his equations</text:span>. They were adaptable. Very practical to describe a universe of 4 dimensions where one <text:span text:style-name="T130">of them </text:span>is time. Gravity is just <text:span text:style-name="T203">a </text:span>curvature of that imaginary space that exists only in the mind of those who study this, <text:span text:style-name="T204">quote and quote,</text:span> “genius”’ <text:span text:style-name="T131">idelology</text:span>.</text:p>
      <text:p text:style-name="P43"><text:soft-page-break/>They also had some pretty interesting consequences. According to <text:span text:style-name="T131">the ideology</text:span>, if we put a clock on earth and another on a spaceship, let's remember that the genius could only do experiments on the mind, and the ship leaves traveling through space and then back to earth, the <text:span text:style-name="T131">ship’s </text:span>clock will mark a shorter time for the trip than what the earth’<text:span text:style-name="T131">s</text:span> clock <text:span text:style-name="T131">marks</text:span>. Interesting, right?. Only <text:span text:style-name="T131">that </text:span>it also has other consequences. According to the <text:span text:style-name="T131">ideology</text:span>, the ship can ALSO <text:span text:style-name="T131">say</text:span> that it is the earth th<text:span text:style-name="T131">e one</text:span> making the trip and from the ship’<text:span text:style-name="T131">s</text:span> point of view it is the earth’<text:span text:style-name="T131">s</text:span> clock which will mark a shorter time for the <text:span text:style-name="T131">trip</text:span> than what the ship’<text:span text:style-name="T131">s</text:span> clock mark<text:span text:style-name="T131">s</text:span>. Which allows us to conclude that, according to the <text:span text:style-name="T131">ideology</text:span>, a clock can be faster and slower for the same event than another <text:span text:style-name="T131">clock</text:span>. Little mathematical contradictions that make it even more interesting. ABSURD but interesting. The world loved it and it still does.</text:p>
      <text:p text:style-name="P5">When the EXCLUSIVELY attractive force on which <text:span text:style-name="T132">his</text:span> description of the universe, that of the late 19th century, was not enough to explain the characteristics of what began to be observed in the 20th century, the solution <text:span text:style-name="T205">was to add</text:span> more factors. <text:span text:style-name="T132">P</text:span>urely mathematical factors. Factors that do not correspond to any observable physical reality.</text:p>
      <text:p text:style-name="P5"><text:span text:style-name="T240">Assuming that we know those distances that we do NOT know, </text:span>Why don't galaxies dissolve? Why do they have structure? <text:span text:style-name="T133">Why do they</text:span> move as we <text:span text:style-name="T240">supposedly </text:span>observe they move? How could they get to form? Easy, put a factor in that pod. Dark matter. <text:span text:style-name="T133">D</text:span>ark because we can't see it. But <text:span text:style-name="T133">I</text:span> have to say yes because if <text:span text:style-name="T133">I</text:span> don't, I <text:span text:style-name="T133">am </text:span>finished, <text:span text:style-name="T133">and</text:span> <text:span text:style-name="T241">so is </text:span>my little <text:span text:style-name="T241">job</text:span> in <text:span text:style-name="T133">the </text:span>theory. That it <text:span text:style-name="T133">has to be</text:span> more than 80% of the total matter to make it fit?. <text:span text:style-name="T133">IT </text:span>DOESN’T MATTER. Put <text:span text:style-name="T133">i</text:span><text:span text:style-name="T206">n</text:span><text:span text:style-name="T133"> </text:span>that <text:span text:style-name="T133">factor</text:span>. <text:span text:style-name="T133">That little addition of </text:span>more than 80% of something that, BY DEFINITION, is not observed <text:span text:style-name="T133">any</text:span>where.</text:p>
      <text:p text:style-name="P67"><text:soft-page-break/>Then more questions appeared and <text:span text:style-name="T134">they had </text:span>to <text:span text:style-name="T134">be </text:span>answer<text:span text:style-name="T134">ed</text:span> <text:span text:style-name="T134">with</text:span> more factors. Factors that even the <text:span text:style-name="T207">famous Internet </text:span>encyclopedia recognizes as MORE HYPOTHETICAL. <text:span text:style-name="T134">Listen</text:span>, MORE! Listen well: MORE!. <text:span text:style-name="T207">But maybe by the time you read this they will have removed the “more” </text:span><text:span text:style-name="T209">just </text:span><text:span text:style-name="T207">as they have fixed the page about the Shroud of Turing to make </text:span><text:span text:style-name="T208">us believe that since the 13th century people already made negatives of photographies</text:span><text:span text:style-name="T207">. </text:span></text:p>
      <text:p text:style-name="P67"><text:span text:style-name="T242">More factors had to be added with names like: </text:span>Dark energy, black holes, and others. <text:span text:style-name="T134">There i</text:span>sn't enough power to explain my universe of only attractive forces as I want it to be? Put <text:span text:style-name="T134">a little factor for </text:span>dark energy in it. I can not explain with my model, of only attractive forces, the distribution of energy in galaxies? <text:span text:style-name="T134">P</text:span>ut black holes in it. ALL black and dark because, BY DEFINITION, they cannot be <text:span text:style-name="T134">observed</text:span> <text:span text:style-name="T134">any</text:span>where. They only exist in <text:span text:style-name="T134">the </text:span>mathematics so that <text:span text:style-name="T134">they </text:span>fit, that is, in the imagination of those who earn money for studying that which cannot be observed, but it must be said that yes, that indirectly, that with great care, that the evidence is there, that only, <text:span text:style-name="T134">they, the</text:span> experts in the theory understand it, which blah, blah, blah, blah, blah. <text:span text:style-name="T243">And all of it assuming that we know those distances that we do NOT know.</text:span></text:p>
      <text:p text:style-name="P44">But more questions came up. <text:span text:style-name="T245">They found</text:span> currents and electromagnetic fields that fill all that I thought was empty space? Call it something else and adapt those equations again because it starts to look more and more like a universe explainable with electromagnetic theory, the one that does consider the existence of REPULSIVE forces, a plasma universe, and not the one I thought it was. <text:span text:style-name="T244">They found</text:span> higher velocities than <text:span text:style-name="T245">the one</text:span><text:span text:style-name="T135"> </text:span>we had assumed as maximum for electromagnetic waves? Simply DENY it <text:span text:style-name="T210">AS HARD AS YOU CAN </text:span>and keep your false axiomatic postulate, which was <text:soft-page-break/>not evident to anyone, because it is an axiom of the theory and that little part was not adaptable.</text:p>
      <text:p text:style-name="P45">Amazing, right? But that's how we are. The encyclopedia calls it science and the majority believe<text:span text:style-name="T135">s it</text:span>.</text:p>
      <text:h text:style-name="P88" text:outline-level="3"><text:bookmark-start text:name="__RefHeading___Toc35119_4173466481"/>Fields.<text:bookmark-end text:name="__RefHeading___Toc35119_4173466481"/></text:h>
      <text:p text:style-name="P5">Man has developed many fields of study.</text:p>
      <text:p text:style-name="P46">Everything begins with the observation of a phenomenon, whatever <text:span text:style-name="T136">calls the attention</text:span> of human consciousness, then <text:span text:style-name="T136">it </text:span>seeks to measure, analyze, study the phenomenon, and in most cases, reproduce, repeat <text:span text:style-name="T136">t</text:span>he phenomenon. Then a series of hypotheses, a model, a<text:span text:style-name="T136">n</text:span> operation scheme of the observed phenomenon <text:span text:style-name="T136">is formulated</text:span>. Based on said model, experiments are made with the phenomenon, to try to verify if the things that <text:span text:style-name="T136">the</text:span> model predicts will actually happen. In the extent to which the predictions are successful the model actually works and explains the observed phenomenon. <text:span text:style-name="T136">T</text:span>his cycle and its variants are known as scientific methods.</text:p>
      <text:p text:style-name="P46">The criterion normally used to determine whether a model or theory is really scientific or not, is that the hypotheses, in which the model <text:span text:style-name="T136">or theory</text:span> <text:span text:style-name="T136">is </text:span>based on, are falsifiable. <text:span text:style-name="T136">F</text:span>alsifiable means that experiments that test <text:span text:style-name="T136">those </text:span>hypotheses can <text:span text:style-name="T136">have</text:span> negative <text:span text:style-name="T136">results </text:span>or contrary to what <text:span text:style-name="T136">it was</text:span> expected to happen.</text:p>
      <text:p text:style-name="P47">The criterion raised in this presentation requires one more step. <text:span text:style-name="T137">It is not enough to</text:span> understand, or believe that it is understood, through a model or theory, mathematical or not, which has been verified, or proven, by repeated observation that the predictions it makes about the phenomenon are met. The criteria in this presentation require not only verifying the model, or believe that it has been verified, but to <text:soft-page-break/>create something new, to build something new, that is useful, usable, by the human being, an object. Something that allows the human being who does not know the theory, who knows the mathematical details or not, check that the theory or model is useful <text:span text:style-name="T138">f</text:span>or something. Was the model needed to create something useful? <text:span text:style-name="T138">I</text:span>f the answer is affirmative, the model begins to be validated according to the criteria of the technical creativity, the criterion of this presentation.</text:p>
      <text:p text:style-name="P48">This condition implies that the object product of the knowledge of a phenomenon is reproducible, repeatable. That the object of study can be recreate<text:span text:style-name="T139">d</text:span>. Do you study electric fields? This step involves being able to recreate them <text:span text:style-name="T139">at</text:span> taste. Do you study magnetic fields? This step involves being able to reproduce them. Do you study the behavior of stars? Fields of gravity? Galaxies? <text:span text:style-name="T139">E</text:span>lementary particles? <text:span text:style-name="T139">B</text:span>iological cells? <text:span text:style-name="T139">This</text:span> step implies being able to recreate them, reproduce them, repeat them <text:span text:style-name="T139">at</text:span> taste starting from the generative or constitutive elements that explain the model or theory to verify.</text:p>
      <text:p text:style-name="P70">This step is not just to replicate the phenomenon, but to build something new out of it. from its objects of study, something useful and usable by the human being. Do you study electromagnetic fields and built a transmitting object and a receiving object of electromagnetic waves to remote<text:span text:style-name="T234">ly</text:span> transmit human messages? Qualify. Do you study elementary particles but <text:span text:style-name="T234">you do NOT</text:span> build them or build anything new with them that is useful to the being human? <text:span text:style-name="T234">IT </text:span>DOES NOT QUALIFY. It is a field of study but it is not a science, a true knowledge.</text:p>
      <text:p text:style-name="P5">Mechanics, electromagnetism, thermodynamics, optics, dynamics, acoustics, organic and inorganic chemistry, aeronautics, all <text:soft-page-break/>engineering that build objects: civil, chemical, electrical, mechanical, metallurgical, materials, computational, medical etc. qualify according to this criteria because they have allowed to build airplanes, shoes, cell phones, microscopes, telephones, watches, televisions, hammers, trains, telescopes, computers, pots, buildings, transistors, automobiles, satellites, refrigerators, washers, polishers, backhoes, machines that make machines, factories that use machines made by other factories to build other OBJECTS.</text:p>
      <text:p text:style-name="P5">No field of study in biology, botany, ecology, in medicine, in zoology, in genetics, n<text:span text:style-name="T140">either</text:span> in astronomy, geology, oceanography, and <text:span text:style-name="T140">many</text:span> of physics, such as nuclear, quantum science, and cosmology, do not qualify by this criterion either. <text:span text:style-name="T140">They a</text:span>re fields of study, but they do not qualify as true knowledge, as true science, according to the criterion of technical creativity.</text:p>
      <text:p text:style-name="P49">No model or theory that seeks to explain cell-based systems qualifies because man has not been able to build a cell, nor reproduce from cells a system of cells, vegetable, animal or human. However, DO qualify all theories necessary to build the INSTRUMENTS or OBJECTS used in those field <text:span text:style-name="T140">of </text:span>study. For example, optics were necessary to build the first microscope. Qualify.</text:p>
      <text:p text:style-name="P49">Neither do purely abstract theories qualify, no purely mathematical theory qualifies, because despite being necessary for explain<text:span text:style-name="T211">ing</text:span> virtually any modern model or theory that qualify, the objects created by such models or theories are not concrete, they are not physical, they are not perceivable through senses.</text:p>
      <text:h text:style-name="P89" text:outline-level="3"><text:bookmark-start text:name="__RefHeading___Toc35121_4173466481"/><text:soft-page-break/>E<text:span text:style-name="T15">xtra</text:span>terrestrial.<text:bookmark-end text:name="__RefHeading___Toc35121_4173466481"/></text:h>
      <text:p text:style-name="P5">The word "terrestrial" is normally defined as anything that has origin on this earth, on this planet. So EXTRA-terrestrial is everything which has no origin on this planet.</text:p>
      <text:p text:style-name="P5">Then it can be concluded that, according to what the bible teaches, neither the Father, neither the Son Jesus Christ, nor the Holy Spirit, nor the angels, nor Satan and company, nor the Cherubim, nor any heavenly principality or power is of terrestrial origin. They are all EXTRA-terrestrial because their origin is NOT from this planet.</text:p>
      <text:p text:style-name="P5">The idea o<text:span text:style-name="T141">f l</text:span>ife forms external to this planet seems to start in the 2nd century after Jesus Christ in the fictional book entitled "<text:span text:style-name="T142">A </text:span>True <text:span text:style-name="T142">Story</text:span>” by Luciano, where the Sun and the Moon seem to be the only astronomical objects capable of hosting life forms.</text:p>
      <text:p text:style-name="P50">However, there is the issue of Unidentified Flying Objects, also known as UFOs for their acronym.</text:p>
      <text:p text:style-name="P50">The first "flying saucers" are observed in the 1940s. A little later, in 1947, the acronym UFO began to be used. And a few years later the word “alien” appears in dictionaries <text:span text:style-name="T142">due to</text:span> the use given to it in novels, now known as science fiction <text:span text:style-name="T142">novels</text:span>.</text:p>
      <text:p text:style-name="P50">In the year 2014, facing the Dead Sea with the sun almost at its zenith, without a cloud in sight, with a completely blue sky, on a trip <text:span text:style-name="T142">that a</text:span> group made with <text:span text:style-name="T142">a Bogotá Colombia p</text:span>arish <text:span text:style-name="T142">called</text:span> “San <text:span text:style-name="T142">Juan </text:span>Crisóstomo”, three people, among whom I include myself, Jose Luis Quiroga, we saw what can be called an unidentified flying object, a UFO.</text:p>
      <text:p text:style-name="P5">The event that I personally observed lasted no more than a tenth of a second, if I had blinked at that moment I wouldn't have seen it. <text:soft-page-break/>Looking from west to east, towards the Dead Sea, with the Sun at 95 degrees from the horizon, a light, as bright as the sun, at 70 degrees from the horizon, the size of a star, but obviously within the atmosphere since it was visible on a day without no cloud and with a completely blue sky, the light stretched like a laser beam style line, from west to east, until about 20 degrees from <text:span text:style-name="T143">the </text:span>horizon, and then the line of light disappeared. Kind of like the effect they do in the movie <text:span text:style-name="T143">Star Trek</text:span> with the spaceship, but a single point of light that stretches until it forms a line of light that then disappears.</text:p>
      <text:p text:style-name="P5">I don't think it was a star, I don't think it was an optical effect, no<text:span text:style-name="T143">r</text:span> I think it was something astronomical. I think it was an object built by the human being with technology that has been hidden since <text:span text:style-name="T143">it</text:span> was <text:span text:style-name="T143">i</text:span>nvented during World War II.</text:p>
      <text:p text:style-name="P51">For me it was nothing more than a confirmation of my personal research in the issue of unidentified flying objects, more specifically on “flying saucers”, which <text:span text:style-name="T144">I</text:span> had made early in the <text:span text:style-name="T144">decade of the </text:span>2000<text:span text:style-name="T144">s</text:span>, thanks to the Internet network.</text:p>
      <text:p text:style-name="P52">My interest in the subject of unidentified flying objects begins after reading several of the books that purport to explain the resurrection of Jesus Christ as an event directed or organized by <text:span text:style-name="T145">aliens</text:span>. <text:span text:style-name="T145">E</text:span>xtraterrestrials that are not biblical. <text:span text:style-name="T146">They</text:span> <text:span text:style-name="T212">are </text:span>not about the creator of heaven and earth, but of a supposed civilization that has its origin in another part of the heaven of heavens. But if Jesus Christ was indeed resurrected, the rest of the bible, not just the part that speaks of the resurrection of Jesus Christ, has to be true, and if that is so, then the hypothesis that a civilization coming from those lights that we see in the sky, and that we call stars, was the one that resurrected Jesus Christ has to be false. The hypothesis may be consistent with a small part of the gospels but it is not with respect to the whole bible.</text:p>
      <text:p text:style-name="P5"><text:soft-page-break/>The scientific theory behind the development of this technology is none other than the <text:span text:style-name="T147">good </text:span>old and well-known "electromagnetic theory" of Maxwell and Heaviside, the same one behind most of the technologies <text:span text:style-name="T213">of the </text:span>20th and 21st century. Nothing unusual.</text:p>
      <text:p text:style-name="P53">Since 1911 Nikola Tesla, the inventor of various types of motor and of the mechanisms of transmission of electrical energy in the form of alternate current<text:span text:style-name="T148">s</text:span> that are still used all over the planet today, a practitioner of the electromagnetic theory of Maxwell and Heaviside, declared in newspapers such as "The Sun" and the "Herald" of New York, about his design of a flying machine without planes, without wings, or propellers, shaped like a box, which it can stay static in the air, which is not affected by the wind, which can also reach speeds above the speed of sound, because, he claims, he has worked out a dynamic theory of gravity that will put an end to vain speculations and false conceptions, like that of curved space, <text:span text:style-name="T148">the one of the guy that liked to stick out his tongue</text:span>.</text:p>
      <text:p text:style-name="P5">In the mid-20th century, Thomas Townsend Brown worked on projects for the United States Navy in a field of study known as electrogravitics, which is nothing other than the well-known theory of classical fields, which relates magnetism and electricity, the theory electromagnetic field<text:span text:style-name="T149">s</text:span>, but applied to similarly relat<text:span text:style-name="T149">ing</text:span> gravity and electricity.</text:p>
      <text:p text:style-name="P54">It is really not so difficult to imagine the mechanism of electropropulsion used in early models of a wingless flying machine or propellers, <text:span text:style-name="T150">a flying saucer, </text:span>if one takes into account that the potential difference between the atmosphere and the earth is about 400 thousand volts. I<text:span text:style-name="T151">t’s</text:span> only need<text:span text:style-name="T151">ed</text:span> to charge a capacitor with voltages higher than that difference and be able to alter said <text:span text:style-name="T151">charge</text:span> <text:span text:style-name="T151">at</text:span> taste. This capacitor will move between the earth and the <text:soft-page-break/>atmosphere depending on the amount of charge it has stored. The movement is controlled by changing the distribution of the charge on the capacitor, similarly to as a particle, <text:span text:style-name="T151">which</text:span> electric charge is changing, it is displaced within a<text:span text:style-name="T151">n</text:span> electric field. Where in this case, the electric field is given by that potential difference between the earth and the atmosphere of 400 thousand volts.</text:p>
      <text:p text:style-name="P54">Early models achieved this effect by charging the capacitor with asymmetric voltage pulses, where the voltage change is faster on the rise than on the fall, where the maximum voltage of said pulses is less than 50 thousand volts. The result is that charge is pumped into the capacitor by applying said pulses with a frequency higher than the rate at which the capacitor can be discharged. <text:span text:style-name="T214">T</text:span>o the charge the capacitor, and to quickly discharge it, the asymmetry in the voltage pulses <text:span text:style-name="T151">is reversed</text:span>. Asymmetry in high voltage pulses <text:span text:style-name="T215">with</text:span> high frequency allow to charge and discharge the capacitor. There <text:span text:style-name="T216">are</text:span> several patents from the last century, from the 20th century, that describe this propulsion mechanism used since the second world war.</text:p>
      <text:p text:style-name="P55">But the development of this technology continued and with the advent of digital information and its encryption mechanisms, the track of such development is lost by the end of the 20th century. Only the testimonies of groups of people who have seen ships, the result of said technology, or its variants, which can reach gigantic sizes, and have different forms to the flying saucer of 1947.</text:p>
      <text:p text:style-name="P5">One of the most documented sightings of gigantic UFOs are the “Phoenix Lights”, in 1997, in Arizona. The development of ships like the observed in Phoenix <text:span text:style-name="T152">is f</text:span>inanced by the billions of dollars diverted from innocuous large public projects like the particle accelerators and so-called research projects in nuclear fusion <text:soft-page-break/>reactors around the planet. <text:span text:style-name="T153">To achieve this </text:span>they need <text:span text:style-name="T153">no </text:span>more than 100 thousand people organized in the form of a para-government, people from a subset of the planetary military industrial complex, influenced by Satan and company, with the same greed that affect man since the time of Adam: money, social power and pleasure. About 100 thousand greedy in control of some technologies developed in secret since the second world war and that <text:span text:style-name="T153">by now </text:span>they are almost “vox-populi”.</text:p>
      <text:p text:style-name="P56">My speculation about the future, movie style, is that when the event of the rapture happens, of the chosen ones by the creator God of Heaven and Earth, the God of Abraham, Isaac and Jacob, analyzed in this presentation, when the return of Jesus Christ begins, and those who will continue on this planet are temporarily raptured to heaven, while the rest, those who stayed on earth, kill themselves each other for survival, the one they think <text:span text:style-name="T154">they</text:span> have to fight for, because they believe that death is the end, while they kill each other, I repeat, on a planet that suffers the planetary effects initiated in times of Noah, earthquakes, wars, pandemics, overpopulation, climate change, lack of drinking water, lack of food, and the absence of the Holy Spirit in their minds and hearts that makes them believe that the death is the end, when said rapture is carried out by the God <text:span text:style-name="T154">that </text:span>do<text:span text:style-name="T154">es</text:span>n't need star ships <text:span text:style-name="T154">to go</text:span> to the stars, at that time, Satan and company will use these greedy <text:span text:style-name="T154">people </text:span>to make those who stayed believe that the aliens took the chosen ones in a mass abduction.</text:p>
      <text:p text:style-name="P5">The aliens took them. A half truth if we have in<text:span text:style-name="T155">to account</text:span> that neither our heavenly Father, nor Jesus Christ, nor the Holy Spirit Saint, nor the angels originate <text:span text:style-name="T155">from</text:span> this planet and are therefore <text:span text:style-name="T155">are extraterrestrials. </text:span>Only th<text:span text:style-name="T155">at</text:span> <text:span text:style-name="T155">the</text:span> <text:span text:style-name="T155">supposed </text:span>good guys will be these greedy <text:span text:style-name="T155">people </text:span>and they will make the pantomime of descending like heroes, with their <text:span text:style-name="T155">fleet</text:span> of ships, to defend the human race from the <text:soft-page-break/>evil ones who took <text:span text:style-name="T155">away </text:span>a part of mankind, causing the world wars announced in the book of the revelation.</text:p>
      <text:p text:style-name="P5">You already know the outcome of the movie if you paid attention to this presentation when <text:span text:style-name="T155">it presented </text:span>the book of Revelation and the Return of the Son of the Man, of our Lord Jesus Christ.</text:p>
      <text:h text:style-name="P88" text:outline-level="3"><text:bookmark-start text:name="__RefHeading___Toc35123_4173466481"/>Determinism.<text:bookmark-end text:name="__RefHeading___Toc35123_4173466481"/></text:h>
      <text:p text:style-name="P5">The determinism that is accepted in this presentation is the same that is accepted in any process that allows technical creativity. This means that said determinism is limited by the capacity of the creator or user of a technology in predicting or determining the behavior of the created <text:span text:style-name="T156">object</text:span>.</text:p>
      <text:p text:style-name="P5">In the creative processes of the human being there is always a list of variables that have to be kept within limits for the creation <text:span text:style-name="T156">to actually </text:span>work. <text:span text:style-name="T156">T</text:span>emperature, pressure, speed, force, area, volume, time, voltage etc. are some of the variables that limit the working of a creation. A commercial cell phone does not work <text:span text:style-name="T217">at </text:span>5000 degrees centigrade or without <text:span text:style-name="T156">a</text:span> battery. <text:span text:style-name="T156">T</text:span>emperature and voltage limit <text:span text:style-name="T156">said </text:span>determinism, <text:span text:style-name="T156">the </text:span>behavior determined by the logic of <text:span text:style-name="T156">the </text:span>creation, in this case a commercial cell phone.</text:p>
      <text:p text:style-name="P5">Determinism, that ability to determine the functioning, the operation, of <text:span text:style-name="T156">any</text:span> creation is limited by the capacity of the PERSON who exercises it. Determinism is something that is exercised by a PERSON in the context of a creation, of something created.</text:p>
      <text:p text:style-name="P5">In the case of heaven and earth, it is our <text:span text:style-name="T157">C</text:span>reator, the <text:span text:style-name="T157">C</text:span>reator of the heaven and earth, who establishes and knows said determinism, and very limitedly the human being as a user of said creation. So what to <text:soft-page-break/>the human being it may seem completely indeterminate, as for example the future, for our creator <text:span text:style-name="T157">it’s </text:span>no<text:span text:style-name="T157">t</text:span>.</text:p>
      <text:p text:style-name="P5">This conceptual position, in which determinism is a function of capacities of each PERSON that interacts with a CREATION, it is different from the most popular conceptual positions. This concept does not depend only on some material causes, or on a logic, or on a structure, or o<text:span text:style-name="T157">n</text:span> a generative process, much less o<text:span text:style-name="T157">n</text:span> statistics, but of the people who have the capacity to determine something. It is dependent on the PERSON that interacts with a CREATION. <text:span text:style-name="T157">If</text:span> there is no creation there is no determinism. If there is no person there is no determinism.</text:p>
      <text:p text:style-name="P57">In the case of the human being, a creature with the ability to create, <text:span text:style-name="T158">happens </text:span>the case of the acquisition of such determinism. <text:span text:style-name="T158">T</text:span>he human being can learn to reproduce, create, alter, manipulate, predict something <text:span text:style-name="T217">about</text:span> what someone else has created. The person can acquire determinism about a CREATION. The person can acquire a TRUTH about a creation. That <text:span text:style-name="T158">change</text:span> in the human being’<text:span text:style-name="T158">s</text:span> capacity to alter, manipulate, predict a behavior of something created, either by the man or by our creator, alters the determinism of said being human.</text:p>
      <text:p text:style-name="P58">An example is a month-old baby and his mother. A baby can determine, within his abilities, where he moves his little arm but cannot determine the room in which <text:span text:style-name="T159">he</text:span> will sleep tonight. <text:span text:style-name="T159">The m</text:span>other can determine, within <text:span text:style-name="T159">her</text:span> capabilities, in which room <text:span text:style-name="T159">her</text:span> baby will sleep tonight. And God can determine, within his capabilities, whether or not the baby is going to sleep in a room, <text:span text:style-name="T218">any room at all,</text:span> tonight.</text:p>
      <text:p text:style-name="P5"><text:soft-page-break/>Determinism is limited by the capabilities of each PERSON <text:span text:style-name="T160">r</text:span>egarding a CREATION, it is a function of the PERSON and of the CREATED <text:span text:style-name="T160">thing</text:span>.</text:p>
      <text:p text:style-name="P65">Thus, for the Creator of Heaven and Earth, the future of Heaven and Earth are completely determined, established, planned <text:span text:style-name="T161">f</text:span>rom the beginning. All men, women, old people and children, even <text:span text:style-name="T161">the </text:span>breastfed, that have died or are going to die, are perfectly determined to die the moment they did or will <text:span text:style-name="T161">die</text:span>. <text:span text:style-name="T161">And</text:span> according to the words of Jesus Christ everyone, absolutely everyone, will be resurrected, both those who did good and those who did evil. Including those of Amalek who were killed by Saul following YHWH's orders. All evil is used for good by our heavenly Father. It's all part of his plan. The rebellion of Satan and company, Saul's disobedience, the disobedience of all humanity and the death of Jesus Christ on the Cross for the sins of you, me and the whole humanity, as well as his resurrection on the 3rd day. It's exactly why that God is God and left everything written before. <text:span text:style-name="T162">H</text:span>e knows the end <text:span text:style-name="T161">f</text:span>rom the beginning.</text:p>
      <text:p text:style-name="P65"/>
      <text:p text:style-name="P129"><draw:frame draw:style-name="fr1" draw:name="Frame6" text:anchor-type="paragraph" svg:width="136.01mm" style:rel-width="100%" svg:height="18.59mm" draw:z-index="0"><draw:text-box fo:min-height="8%"><text:h text:style-name="P86" text:outline-level="1"><text:bookmark-start text:name="__RefHeading___Toc35125_4173466481 Copy 1"/>PART 4. TESTIMONY.<text:bookmark-end text:name="__RefHeading___Toc35125_4173466481 Copy 1"/></text:h></draw:text-box></draw:frame></text:p>
      <text:h text:style-name="P90" text:outline-level="3"><text:bookmark-start text:name="__RefHeading___Toc35127_4173466481"/>My testimony.<text:bookmark-end text:name="__RefHeading___Toc35127_4173466481"/></text:h>
      <text:p text:style-name="P5">I think my process so far can be summed up in 4 different stages.</text:p>
      <text:list text:style-name="L11">
        <text:list-item>
          <text:p text:style-name="P127">Conclude that there must be a superior being.</text:p>
        </text:list-item>
        <text:list-item>
          <text:p text:style-name="P127">Believe that Jesus Christ was physically resurrected.</text:p>
        </text:list-item>
        <text:list-item>
          <text:p text:style-name="P127">Believe that the entire bible must be true.</text:p>
        </text:list-item>
        <text:list-item>
          <text:p text:style-name="P127">Begin to follow Jesus Christ.</text:p>
        </text:list-item>
      </text:list>
      <text:p text:style-name="P79">The first three stages were a purely intellectual process. From study of the bible, of the evidence in favor, of the logic that unites them. This presentation is the summary of the topics that God put me to study <text:span text:style-name="T219">in order </text:span>to believe what I believe <text:span text:style-name="T219">now</text:span>.</text:p>
      <text:p text:style-name="P5">Coming to believe in the existence of a superior being takes me since the year 1980 to 1991 approximately. But he was not the creator we read in the bible, it was simply a force, a universal energy and aware. Getting to believe that Jesus Christ is risen takes me since 1997 until 2003. And coming to believe that the bible is true takes me until mid 2009. Those were the times that God used in my case.</text:p>
      <text:p text:style-name="P5">However, believing in a Creator God, in Jesus Christ and that the bible is true, it does not imply following Jesus Christ. That fourth stage only began until January 2017.</text:p>
      <text:p text:style-name="P60">I graduated as a computer and systems engineer in 1993. Since year 1998, I dedicate my professional knowledge to <text:span text:style-name="T163">re</text:span>search, <text:span text:style-name="T163">as</text:span> a<text:span text:style-name="T163">n</text:span> independent, a practical solution to the mathematical problem known <text:span text:style-name="T163">as</text:span> the SAT problem, the satisfiability problem. In 2010, I come to the conclusion that the last strategy, which I had taken more than a year and a half to implement, it is equivalent to all those that had failed during <text:span text:style-name="T163">those </text:span>more than 10 years of innocuous efforts. During those more of 10 years of innocuous efforts the economic <text:soft-page-break/>sustenance for that routine, that I have in a room where I sleep and work, comes <text:span text:style-name="T163">m</text:span>ainly from my parents. The same day that I discover <text:span text:style-name="T163">said</text:span> equivalence, and thus the fundamental reason for my latest failure, while my parents are away on a weekend trip, <text:span text:style-name="T163">I</text:span> cry in my room on <text:span text:style-name="T163">f</text:span>riday night and ask that Jesus Christ, that <text:span text:style-name="T163">in who </text:span>I already believe <text:span text:style-name="T163">in</text:span>, for help, but <text:span text:style-name="T163">who I didn’t think was</text:span> a fundamental part of m<text:span text:style-name="T163">y</text:span> existence. The next day, Saturday morning, I start to think in what would be the ideal conditions that would allow a<text:span text:style-name="T163">n</text:span> effective strategy and I come up with a new strategy in which I start to work that same day and that I finally finished implementing it in the year 2016.</text:p>
      <text:p text:style-name="P5">The software project is free software under the name of "Ben-Jose Trainable SAT Solver" on the developer<text:span text:style-name="T163">s</text:span> portal "github.com" since 2014, the year I traveled to Israel, financed largely <text:span text:style-name="T163">by</text:span> my mother. When I finish, in 2016, I prepare a document that I send to the annual international conference of people who work on the SAT problem, <text:span text:style-name="T163">w</text:span>hich that year was in Bordeaux, France. The document is rejected due to <text:span text:style-name="T163">non </text:span><text:span text:style-name="T164">content</text:span> <text:span text:style-name="T164">related </text:span><text:span text:style-name="T220">issues</text:span> and I cannot participate in the conference. I finally decide to just leave it as free software.</text:p>
      <text:p text:style-name="P5">During all that time I maintain my interest in studying the bible. However, the SAT problem and studying biblical subjects have not been my only interest.</text:p>
      <text:p text:style-name="P5">Between the year 2000 and the year 2016, between the hours of 5pm and 7pm any day of the week, except Sunday, due to lack of offer, someone who followed me very carefully could find me in a room in one of the establishments in the Bogotá neighborhood known as "<text:span text:style-name="T165">El</text:span> Santa Fe", having paid for the permit to “know”, in the same way that the bible refers to that word when <text:span text:style-name="T165">it</text:span> says that “Adam <text:span text:style-name="T166">knew</text:span> Eve”, a woman.</text:p>
      <text:p text:style-name="P5"><text:soft-page-break/>That "someone" would have to follow me carefully since I left, in sweat<text:span text:style-name="T167">pants</text:span>, black boots that I never took off, with a blue jacket raincoat, and very clean shaven, to take a Transmilenio bus, because it was not much time that <text:span text:style-name="T167">I</text:span> spent in the streets of the neighborhood, or in the public areas of <text:span text:style-name="T168">the </text:span>establishments in that neighborhood. <text:span text:style-name="T169">T</text:span>he time <text:span text:style-name="T169">was spent </text:span>in the transport, in a dialogue of no more than two minutes, and in the "know<text:span text:style-name="T169">ing</text:span>". This despite the fact that to reach the first two minutes of dialogue, with a woman in particular, who for her could be the first <text:span text:style-name="T169">time</text:span> <text:span text:style-name="T169">she</text:span> saw me, it could take <text:span text:style-name="T169">from a few</text:span> seconds to <text:span text:style-name="T169">even </text:span>years of waiting for <text:span text:style-name="T169">my</text:span> experience <text:span text:style-name="T169">to </text:span>tell me <text:span text:style-name="T169">the she</text:span> was ready. <text:span text:style-name="T169">E</text:span>xperience showed me that, in that context, trying to <text:span text:style-name="T169">make her ready</text:span> was ineffective and a waste of time. It was very important not to fail at that first opportunity.</text:p>
      <text:p text:style-name="P61"><text:span text:style-name="T169">I</text:span> usually did the activity with women <text:span text:style-name="T169">I</text:span> had already met <text:span text:style-name="T169">before</text:span>, with <text:span text:style-name="T169">women that I </text:span>knew <text:span text:style-name="T169">I</text:span> would get the desired result. Experience has shown me that if the necessary trust <text:span text:style-name="T170">was not acieved </text:span>in the first chance, the statistical probability of getting it later was almost nil. The time in dialogue prior to the first interaction was not an important factor. It wasn't about knowing her intellectually. On the contrary, if <text:span text:style-name="T170">in </text:span>the first 3 or 4 interaction<text:span text:style-name="T170">s</text:span> the desired result was achieved, the statistical probability of always repeating it became very high. The result in those first times, added to the autonomous voice to voice, were very important for the proper functioning of the system. <text:span text:style-name="T170">And</text:span> obviously alcohol, violence, the wrong word, and any hurtful reaction, acted against the proper functioning of the system. It was always preferable to lick one's wounds at home and not properly praying with Jesus Christ.</text:p>
      <text:p text:style-name="P5"><text:span text:style-name="T171">I</text:span> was obviously never satisfied and <text:span text:style-name="T171">I </text:span>always wished and sought to meet a new one, one whose forms were the ones <text:span text:style-name="T171">I</text:span> idolized. Even on <text:soft-page-break/>many occasions, I asked God to give me another one, whose shapes were round, firm, large, whose temperament was the appropriate, and that she was really ready to get the <text:span text:style-name="T171">desired </text:span>result. Even on several occasions, just after checking the desired result, <text:span text:style-name="T171">I </text:span>yell<text:span text:style-name="T171">ed</text:span> “THANK YOU GOD”. Every move was coldly calculated and tested by experience with the aim <text:span text:style-name="T171">to</text:span> maximize the quality and quantity of the desired result.</text:p>
      <text:p text:style-name="P80">In my case, the desired result of the interaction was what I believed it was the proof, the evidence, the guarantee of an acceptance and a satisfaction that in reality only Jesus Christ can give us. That evidence, that <text:span text:style-name="T237">proof</text:span>, I believed that, according to Song<text:span text:style-name="T171">s</text:span> 5, it was what king Solomon also got. King Solomon enters what he calls "his garden". According to Song 4, that garden is identified with a <text:span text:style-name="T237">b</text:span>ride of hi<text:span text:style-name="T172">m</text:span>. Song 4 speaks of a tongue and lips, but they do not seem to <text:span text:style-name="T237">refer</text:span> <text:span text:style-name="T237">to</text:span> a mouth but <text:span text:style-name="T237">to that</text:span> garden. Solomon ate honey, and drank wine and milk.</text:p>
      <text:p text:style-name="P5">In my case, I never tried all three products at the same time, but almost always I drank, I <text:span text:style-name="T172">swallowed</text:span>, I tasted, I swig<text:span text:style-name="T172">ed</text:span>, I savored, at least one of <text:span text:style-name="T172">the </text:span>three. That was my proof, my evidence, my guarantee of acceptance and of satisfaction. That was my addiction. That was my most prominent sin, my idolatry, my pride, my obsession, my slavery. <text:span text:style-name="T172">T</text:span>hat was my doom, my death, my most prominent deception. Only Jesus Christ fills us with its acceptance, <text:span text:style-name="T172">He</text:span> satisfies us and makes us truly free.</text:p>
      <text:p text:style-name="P62">That sin ends up fulfilling what the deuterocanonical book Ecclesiasticus 19 says: "the worms will eat him." I thought <text:span text:style-name="T173">it</text:span> meant to what happens to every person after physical death, and therefore I was not worried, but my experience is much more literal: a bacterium I had <text:span text:style-name="T173">caused me </text:span>diarrhea every 15, 20, 30 days. I did <text:soft-page-break/>different treatments and obviously none of them worked because none of them fixed the cause of the problem: my addiction, my sin, my idolatry. I also had a series of spiritual problems, <text:span text:style-name="T173">ones like</text:span> the man of Gerasa or the Magdalene, that at the time I couldn't even identify.</text:p>
      <text:p text:style-name="P62">Thus, what I called, quote <text:span text:style-name="T173">and quote</text:span>, "my life" collapses in the year 2016. I don't have a wife, I don't have children, I don't have a professional career, I don't have a social network, I live in a room in the same house as my adolescence, I have no money or material possessions as a result of my work, I do not have any professional recognition, I have a addiction, a sin, that is killing me slowly but surely, and the work to which I dedicated almost 20 years of what I called, quote <text:span text:style-name="T173">and quote</text:span>, "my life" doesn't seem to interest anyone, not even <text:span text:style-name="T173">the </text:span>people <text:span text:style-name="T173">that</text:span> I live with.</text:p>
      <text:p text:style-name="P62">In that year, I plan my suicide, I plan to take away what I called, quote <text:span text:style-name="T173">and quote</text:span>, "my life". Deceived by my idolatry, by Satan and by the world, I did not realize that in reality I was already more dead than alive. My relationship with <text:span text:style-name="T173">The </text:span>Life, with Jesus Christ, was something auxiliary, it was something almost inexistent.</text:p>
      <text:p text:style-name="P5">Thank God his plans for me are different.</text:p>
      <text:p text:style-name="P62">In January 2017 after once again asking Jesus Christ for help, this time a little more desperate, my process to follow Jesus Christ begins. Until then, Jesus Christ and the bible were <text:span text:style-name="T173">subjects</text:span> of study. Jesus Christ was almost outside, it was something almost external, it was not <text:span text:style-name="T173">a </text:span>fundamental part of what I called "my life", it was an accessory, a very interesting subject of study, some<text:span text:style-name="T173">thing</text:span> intellectual. <text:span text:style-name="T173">S</text:span>omething like this presentation <text:span text:style-name="T173">presentation </text:span>for someone who has not started following Jesus Christ but who already believes in <text:span text:style-name="T173">him</text:span>, or who is only interested in <text:span text:style-name="T173">him</text:span>: a <text:span text:style-name="T173">subject</text:span> of study.</text:p>
      <text:p text:style-name="P81"><text:soft-page-break/>The congregation I started attending in January 2017 is called "<text:span text:style-name="T238">El Lugar de Su Presencia</text:span>" And as you may have noticed along of this presentation, there is at least one big difference between: the absolute reconciliation after the resurrection of the dead, which <text:span text:style-name="T238">I give </text:span>biblical sustenance in this presentation; and what is taught, not only in "<text:span text:style-name="T238">El Lugar de Su Presencia</text:span>", but in most <text:span text:style-name="T238">w</text:span>estern congregations because they deny it. It is not the same with the Eastern Orthodox congregations, which do not have as much influence from Augustine and <text:span text:style-name="T238">a little</text:span> more <text:span text:style-name="T238">from</text:span> Gregor<text:span text:style-name="T238">y</text:span> <text:span text:style-name="T238">of N</text:span>yssa <text:span text:style-name="T236">and others </text:span><text:span text:style-name="T236"><text:note text:id="ftn7" text:note-class="footnote"><text:note-citation>7</text:note-citation><text:note-body><text:p text:style-name="Footnote"><text:span text:style-name="T1"><text:s/></text:span><text:a xlink:type="simple" xlink:href="https://en.wikipedia.org/wiki/History_of_Christian_universalism" text:style-name="Internet_20_link" text:visited-style-name="Visited_20_Internet_20_Link"><text:span text:style-name="T8">https://en.wikipedia.org/wiki/History_of_Christian_universalism</text:span></text:a></text:p></text:note-body></text:note></text:span>, because some accept it.</text:p>
      <text:p text:style-name="P63">Another notable difference is <text:span text:style-name="T221">what</text:span> not only this congregation has, but many other so-called charismatic <text:span text:style-name="T231">or pentecostal</text:span> <text:span text:style-name="T174">ones </text:span>also have, t<text:span text:style-name="T221">he</text:span> belie<text:span text:style-name="T221">f</text:span> that according to the bible "to speak in tongues" means to utter INCOHERENT groans that each time they are repeated they mean something different. <text:span text:style-name="T174">As</text:span> if our Creator were a God of confusion.</text:p>
      <text:p text:style-name="P68">What the Holy Spirit DID teach me, through the sessions of prayer in <text:span text:style-name="T223">this </text:span>congregation and daily bible study, <text:span text:style-name="T222">i</text:span>t was something completely new to what I already <text:span text:style-name="T222">have explained </text:span>in this presentation.</text:p>
      <text:p text:style-name="P68">In January 2017 I begin to <text:span text:style-name="T224">assist</text:span> every Saturday <text:span text:style-name="T224">to</text:span> what <text:span text:style-name="T223">the </text:span>congregation calls “connection groups”, to attend prayer every Tuesday and Thursday at 6am in the main auditorium, to attend preach<text:span text:style-name="T174">ing</text:span> on Saturdays or Sundays, to read the bible every day, <text:span text:style-name="T174">n</text:span>ot every time I felt like <text:span text:style-name="T174">it, to </text:span>giv<text:span text:style-name="T174">e</text:span> up my sin <text:span text:style-name="T174">for good</text:span> and to intentionally seek to think, speak and act as Jesus Christ taught before his resurrection. I do the free process of basic Christian formation offered by the congregation, knowing that there is a <text:soft-page-break/>possibility that, due to the two issues already mentioned, <text:span text:style-name="T174">maybe </text:span>not even the main leader <text:span text:style-name="T174">would </text:span>consider me a true "Christian" acceptable in <text:span text:style-name="T174">his</text:span> congregation. In 2019, once <text:span text:style-name="T174">I finished </text:span>the training process, I begin to serve as a volunteer in the area of "Protection and care."</text:p>
      <text:p text:style-name="P5">All these activities are just the habits, the customs, that since January 2017, the Holy Spirit begins to use, to teach me <text:span text:style-name="T174">t</text:span>hat <text:span text:style-name="T174">it </text:span>is HE who must reign in my life to be able to identify my enemy and show me who I am, what my true identity <text:span text:style-name="T174">really </text:span>is. <text:span text:style-name="T174">He </text:span>begin<text:span text:style-name="T174">s</text:span> to reign in me and <text:span text:style-name="T174">he </text:span>start<text:span text:style-name="T174">s</text:span> to transform my mind to really defeat my enemy and live my true identity, the biblical identity of those who believe in Jesus Christ.</text:p>
      <text:p text:style-name="P63">It begins to reign in me and teaches me the way in which the flesh, sin, impure spirits, evil spirits, the enemy, Satan, very subtly operates on my mind. Without the Holy Spirit reigning in me, <text:span text:style-name="T174">i</text:span>t was impossible for me to identify it because it works with my own voice. Before <text:span text:style-name="T174">I </text:span>believed that I was the one who was thinking, speaking, acting in my mind and couldn't identify it. It is the Holy Spirit that now reigns in me, at least most of the time, who identifies it and defeats it.</text:p>
      <text:p text:style-name="P5">It was the Holy Spirit, who now reigns in me most of the time, who identified my enemy, and began the victory in the good fight of which Paul speaks <text:span text:style-name="T174">about</text:span>. The Holy Spirit began to win the battle against my enemy, the one who previously had me enslaved and deceived creating my identity around its image.</text:p>
      <text:p text:style-name="P5">The sin, the flesh, Satan, the impure spirits and the evil ones that are in me: lust, anger, rage, haughtiness, pride, rebellion, sexual greed, sexual immorality, pornography, idolatry, prostitution, greed for money, greed for power, depression, the desire to die, sadness, guilt, <text:soft-page-break/>condemnation, exaggeration of the truth, denial of the truth, contempt for the truth, distortion of the truth, fear, panic, fear of dying, fear of the future, <text:span text:style-name="T174">selfishness</text:span>, all those spirits that oppose the presence of the Holy Spirit, that oppose to my new identity, I was deceived very often and very subtly they created an identity to make me believe that I was that. It is what the The bible says that happens to everyone who does not have Jesus Christ reigning in <text:span text:style-name="T174">his</text:span> heart. He is subtly enslaved. The Holy Spirit was already in me, it already lived in me, but aside, it was something accessory, I hadn't crowned <text:span text:style-name="T174">him </text:span>King of my life, <text:span text:style-name="T174">He </text:span>did not reign in me. Jesus Christ was THE King but not M<text:span text:style-name="T225">Y</text:span> King.</text:p>
      <text:p text:style-name="P64">The notable victories are just beginning, they started in January of 2017. But many more are missing. I still commit a lot of adultery in the heart. It still happens to me that I look at, or remember, a woman with desire. There is still lust in me. Sometimes I still wish, that after the resurrection of the dead, <text:span text:style-name="T175">I </text:span>could know again, in Jesus Christ, all the women I <text:span text:style-name="T175">desired</text:span> and kn<text:span text:style-name="T175">e</text:span>w in sin.</text:p>
      <text:p text:style-name="P5">However, there are notable victories. The fire no longer burns as before. The external symptoms of my lust are almost nil and very sporadic. That arm that was <text:span text:style-name="T176">killing me</text:span> has already been amputated, although it still hasn't finished scar.</text:p>
      <text:p text:style-name="P5">The Holy Spirit of the one who defeated my enemy on the cross, of the one who placed <text:span text:style-name="T177">my enemy</text:span> under my feet, and that now reigns in me, that Holy Spirit, can now bind, chain, expel any other impure spirit or evil that he manages to identify. If it is a spirit of the flesh, <text:span text:style-name="T177">he</text:span> can nail to the cross and if it is not of the flesh <text:span text:style-name="T177">he</text:span> can throw it into <text:span text:style-name="T225">the </text:span>eternal fire and into the abyss. It is something spiritual. It is thanks to that identity in Christ Jesus, who now reigns in me <text:span text:style-name="T177">most of </text:span><text:soft-page-break/><text:span text:style-name="T177">the time, </text:span>that I can defeat my enemy. <text:span text:style-name="T177">T</text:span>hose heavenly principalities and powers <text:span text:style-name="T177">that</text:span> Paul speaks <text:span text:style-name="T177">about</text:span>.</text:p>
      <text:p text:style-name="P5">Now I can identify my enemy and defeat <text:span text:style-name="T177">him</text:span>.</text:p>
      <text:p text:style-name="P71">The bible says that I am a son of God, because the son of God lives in me. It says that I am accepted, because the accepted of God lives in me. It says that I am loved by God, because the beloved of God lives in me. <text:span text:style-name="T178">T</text:span>hat I am worthy, because the worthy lives in me. That I am joint heir of the kingdom of heaven, because the heir lives in me. It says that I am more than victorious, because <text:span text:style-name="T178">the </text:span>victorious <text:span text:style-name="T178">over</text:span> the world lives in me. It says I'm good, because the good <text:span text:style-name="T178">one </text:span>lives <text:span text:style-name="T178">i</text:span>n <text:span text:style-name="T178">me</text:span>. It says that I am forgiven because the good one died for my sins. It says that in me there is no longer guilt or condemnation because Jesus Christ died for me, he rose again, and God declares me free from guilt. It says that I am no longer slave <text:span text:style-name="T178">of</text:span> fear because love casts out fear. It says that Jesus Christ will be with me every day until the end of the world. It says that I am free because the Son of Man has truly made me free. It says that I am a Saint because the Saint lives in me. It says I'm <text:span text:style-name="T178">Just</text:span> because the Just lives in me. It says that I am an ambassador <text:span text:style-name="T178">of</text:span> the kingdom of heavens here on earth. It says that I am protected and protect<text:span text:style-name="T178">or</text:span> because the protector lives in me. It says that I am comforted and comforte<text:span text:style-name="T178">r</text:span> because the comforte<text:span text:style-name="T178">r</text:span> lives in me. It says that I can love because his love overflows in me. It says that I can forgive because I was forgiven. It says that now I have a peace that surpasses all understanding because Jesus Christ <text:span text:style-name="T178">gave that peace</text:span> to me. It says that now I have a joy that no one can take away from me because Jesus Christ <text:span text:style-name="T178">was </text:span>resurrected. It says that now I have the Joy of the Holy Spirit in me. It says that I am humble because the humble lives in me. It says that I am Faithful because the Faithful lives in me. It says that I am <text:soft-page-break/>powerful because the spirit that resurrected Jesus Christ lives in me. It says that the old things have passed away and they <text:span text:style-name="T178">have </text:span>all <text:span text:style-name="T178">been </text:span>made new. It says that I am a new creature in Christ Jesus. It says that I no longer live but now Jesus Christ lives in me. It <text:span text:style-name="T235">s</text:span>ays that I have eternal life because the eternal King lives in me. It says that he disposes all things for my good because I love him. It says that neither suffering, nor hardship, nor persecution, nor famine, nor lack of clothing, neither danger nor death will be able to separate me from the love of Jesus Christ. It says that neither life nor death, neither angels nor spiritual powers, neither things present nor things to come, neither height nor deep, nor anything created by God will be able to separate me from the love of God displayed in Jesus Christ. That nothing can separate me from his love. It says that I am his beloved son and that he will not cast me out.</text:p>
      <text:p text:style-name="P5">THAT IS WH<text:span text:style-name="T178">O</text:span> I AM. THAT IS MY IDENTITY. I have already started living it. <text:span text:style-name="T178">I </text:span>AM NEW CREATURE, the old things have passed away behold ALL <text:span text:style-name="T178">things </text:span>are <text:span text:style-name="T178">made</text:span> new.</text:p>
      <text:p text:style-name="P72">So I'm just a bab<text:span text:style-name="T226">y</text:span> in Jesus Christ, I'm just beginning to really know him, I'm just starting to follow him, but I'm already crawling on the right direction.</text:p>
      <text:h text:style-name="P88" text:outline-level="3"><text:bookmark-start text:name="__RefHeading___Toc35129_4173466481"/>And you?<text:bookmark-end text:name="__RefHeading___Toc35129_4173466481"/></text:h>
      <text:p text:style-name="P82">Obviously assuming <text:span text:style-name="T179">the </text:span>identity in Jesus Christ is impossible if you don't believe that:</text:p>
      <text:list text:style-name="L12">
        <text:list-item>
          <text:p text:style-name="P128">There is a Creator, designer and intelligent, of all plants, animals and <text:span text:style-name="T179">people</text:span> on this planet.</text:p>
        </text:list-item>
        <text:list-item>
          <text:p text:style-name="P128">Jesus Christ is alive because, after dying on the cross, the Creator raised him on the third day.</text:p>
        </text:list-item>
      </text:list>
      <text:p text:style-name="P59"><text:soft-page-break/>You can try to convince yourself, but Jesus Christ warns that: <text:span text:style-name="Bible_5f_text">”</text:span><text:span text:style-name="Bible_5f_text"><text:span text:style-name="T13">N</text:span></text:span><text:span text:style-name="Bible_5f_text">o one can come to me unless the Father who sent me” </text:span><text:span text:style-name="Bible_5f_text"><text:note text:id="ftn8" text:note-class="footnote"><text:note-citation>8</text:note-citation><text:note-body><text:p text:style-name="Footnote"><text:alphabetical-index-mark-start text:id="IMark94844705272616"/><text:span text:style-name="T1">John 6</text:span><text:alphabetical-index-mark-end text:id="IMark94844705272616"/><text:span text:style-name="T1">:44 </text:span><text:a xlink:type="simple" xlink:href="https://www.biblegateway.com/passage/?search=John+6%3A44&amp;version=RSV" text:style-name="Internet_20_link" text:visited-style-name="Visited_20_Internet_20_Link"><text:span text:style-name="Definition"><text:span text:style-name="T1">RSV</text:span></text:span></text:a></text:p></text:note-body></text:note></text:span><text:span text:style-name="Bible_5f_text"><text:s/>“drag</text:span><text:span text:style-name="Bible_5f_text"><text:span text:style-name="T12">s</text:span></text:span><text:span text:style-name="Bible_5f_text"> </text:span><text:span text:style-name="Bible_5f_text"><text:span text:style-name="T12">him </text:span></text:span><text:span text:style-name="Bible_5f_text">first” </text:span><text:span text:style-name="Bible_5f_text"><text:note text:id="ftn9" text:note-class="footnote"><text:note-citation>9</text:note-citation><text:note-body><text:p text:style-name="Footnote"><text:alphabetical-index-mark-start text:id="IMark94844705481912"/><text:span text:style-name="T1">John 6</text:span><text:alphabetical-index-mark-end text:id="IMark94844705481912"/><text:span text:style-name="T1">:44 </text:span><text:a xlink:type="simple" xlink:href="https://biblehub.com/text/john/6-44.htm" text:style-name="Internet_20_link" text:visited-style-name="Visited_20_Internet_20_Link"><text:span text:style-name="Definition"><text:span text:style-name="T1">biblehub</text:span></text:span></text:a><text:span text:style-name="T1"> </text:span><text:a xlink:type="simple" xlink:href="https://biblehub.com/greek/1670.htm" text:style-name="Internet_20_link" text:visited-style-name="Visited_20_Internet_20_Link"><text:span text:style-name="Definition"><text:span text:style-name="T1">G1670</text:span></text:span></text:a></text:p></text:note-body></text:note></text:span><text:s/>and explains that: <text:span text:style-name="Bible_5f_text">“What is IMPOSSIBLE for mere humans is possible for God” </text:span><text:span text:style-name="Bible_5f_text"><text:note text:id="ftn10" text:note-class="footnote"><text:note-citation>10</text:note-citation><text:note-body><text:p text:style-name="Footnote"><text:alphabetical-index-mark-start text:id="IMark94844705272616"/><text:span text:style-name="T1">Luke 18</text:span><text:alphabetical-index-mark-end text:id="IMark94844705272616"/><text:span text:style-name="T1">:27 </text:span><text:a xlink:type="simple" xlink:href="https://www.biblegateway.com/passage/?search=Luke+18%3A27&amp;version=NET" text:style-name="Internet_20_link" text:visited-style-name="Visited_20_Internet_20_Link"><text:span text:style-name="Definition"><text:span text:style-name="T1">NET</text:span></text:span></text:a></text:p></text:note-body></text:note></text:span>.</text:p>
      <text:p text:style-name="P5">And you?. Do you already believe it? Has the eternal fire already begun to burn? Do you want to start living?</text:p>
      <text:p text:style-name="P5">Acknowledge your sin, repent, and ask Jesus Christ to come and live in you. Tell him that you accept him as your God, your King, your Lord and Savior. Tell him that you believe he died for you on the cross and <text:span text:style-name="T228">he </text:span>was resurrected on the third day, according to the scriptures that promised that it would happen.</text:p>
      <text:p text:style-name="P5">Once you do this, you should know that you could do it because <text:span text:style-name="T180">YHWH</text:span> is being faithful and fulfilling his promise to give <text:span text:style-name="T180">you</text:span> a new heart, one circumcised, so that you only have the will to love him above all things, for <text:span text:style-name="T180">your</text:span> own good, because he does not want the sinner to die but <text:span text:style-name="T180">to </text:span>repent and live forever.</text:p>
      <text:p text:style-name="P5"><text:span text:style-name="T180">You</text:span> already did it, but: <text:span text:style-name="T180">There is no</text:span> victory? <text:span text:style-name="T180">You</text:span> can't identify <text:span text:style-name="T180">your</text:span> enemy? <text:span text:style-name="T180">You c</text:span>an't <text:span text:style-name="T180">defeat</text:span> your enemy? <text:span text:style-name="T180">Are you still</text:span> dying?</text:p>
      <text:p text:style-name="P5">Tell Jesus Christ that you want him to be the King of your life and crown him as the King of <text:span text:style-name="T180">your</text:span> life. Make Jesus Christ the King of <text:span text:style-name="T180">your</text:span> life and he will begin to defeat <text:span text:style-name="T180">your</text:span> enemy, the one who ha<text:span text:style-name="T180">ve</text:span> <text:span text:style-name="T180">you</text:span> enslaved very subtly.</text:p>
      <text:p text:style-name="P5">Does the eternal fire continue to burn?</text:p>
      <text:p text:style-name="P5">Jesus Christ explains to us in <text:alphabetical-index-mark-start text:id="IMark94844759273224"/><text:alphabetical-index-mark-start text:id="IMark94844705481912"/>John 1<text:alphabetical-index-mark-end text:id="IMark94844705481912"/>5<text:alphabetical-index-mark-end text:id="IMark94844759273224"/>: <text:span text:style-name="Bible_5f_text">“I am the vine. You are the branches. He who remains in me and I in him bears much fruit, </text:span><text:soft-page-break/><text:span text:style-name="Bible_5f_text">for apart from me you can do NOTHING. If a man doesn’t remain in me, he is thrown out as a branch and is withered; and they gather them, throw them into the FIRE, and they are burned” </text:span><text:span text:style-name="Bible_5f_text"><text:note text:id="ftn11" text:note-class="footnote"><text:note-citation>11</text:note-citation><text:note-body><text:p text:style-name="Footnote"><text:alphabetical-index-mark-start text:id="IMark94844685363864"/><text:alphabetical-index-mark-start text:id="IMark94844705476216"/><text:span text:style-name="T1">John 1</text:span><text:alphabetical-index-mark-end text:id="IMark94844705476216"/><text:span text:style-name="T1">5</text:span><text:alphabetical-index-mark-end text:id="IMark94844685363864"/><text:span text:style-name="T1">:5-6 </text:span><text:a xlink:type="simple" xlink:href="https://www.biblegateway.com/passage/?search=John+15%3A5-6&amp;version=WEB" text:style-name="Internet_20_link" text:visited-style-name="Visited_20_Internet_20_Link"><text:span text:style-name="Definition"><text:span text:style-name="T7">WEB</text:span></text:span></text:a></text:p></text:note-body></text:note></text:span>.</text:p>
      <text:p text:style-name="P5">We must remain united to Jesus Christ ALL the days of our eternal life and give thanks to the Eternal Father because it is his Holy Spirit, that <text:span text:style-name="T181">He </text:span>gave us, the one <text:span text:style-name="T181">who</text:span> really leads us to think all the good that we think, say all the good things <text:span text:style-name="T181">that </text:span>we say, and do all the good things we do, including <text:span text:style-name="T181">remaining</text:span> with him and thanking him for mak<text:span text:style-name="T227">ing</text:span> us new creatures. Because: <text:span text:style-name="Bible_5f_text">“who has first given to him, and it will be repaid to him again? For of him, and through him, and to him are all things. To him be the glory for ever! Amen” </text:span><text:span text:style-name="Bible_5f_text"><text:note text:id="ftn12" text:note-class="footnote"><text:note-citation>12</text:note-citation><text:note-body><text:p text:style-name="Footnote"><text:alphabetical-index-mark-start text:id="IMark94844591516104"/><text:span text:style-name="T1">Romans 11</text:span><text:alphabetical-index-mark-end text:id="IMark94844591516104"/><text:span text:style-name="T1">:35-36 </text:span><text:a xlink:type="simple" xlink:href="https://www.biblegateway.com/passage/?search=Romans+11%3A35-36&amp;version=WEB" text:style-name="Internet_20_link" text:visited-style-name="Visited_20_Internet_20_Link"><text:span text:style-name="Definition"><text:span text:style-name="T7">WEB</text:span></text:span></text:a></text:p></text:note-body></text:note></text:span>.</text:p>
      <text:p text:style-name="P5">Be fire, it is the only way not to burn in the eternal fi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text-properties style:use-window-font-color="true" loext:opacity="0%"/>
    </style:style>
    <style:style style:name="List" style:family="paragraph" style:parent-style-name="Standard"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4.23mm" fo:margin-bottom="2.12mm" style:contextual-spacing="false" fo:text-align="center" style:justify-single-word="false" fo:text-indent="0mm" style:auto-text-indent="false" style:page-number="auto"/>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4.23mm" fo:margin-bottom="2.12mm" style:contextual-spacing="false" fo:text-align="center" style:justify-single-word="false" fo:text-indent="0mm" style:auto-text-indent="false" fo:padding="0.49mm" fo:border-left="none" fo:border-right="none" fo:border-top="0.06pt solid #000000" fo:border-bottom="0.06pt solid #000000"/>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4" style:class="text">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List_20_Indent" style:display-name="List Indent" style:family="paragraph" style:parent-style-name="List" style:class="text">
      <style:paragraph-properties fo:margin-left="50.01mm" fo:margin-right="0mm" fo:text-indent="-45mm" style:auto-text-indent="false">
        <style:tab-stops>
          <style:tab-stop style:position="0mm"/>
        </style:tab-stops>
      </style:paragraph-properties>
    </style:style>
    <style:style style:name="First_20_line_20_indent" style:display-name="First line indent" style:family="paragraph" style:parent-style-name="List" style:class="text">
      <style:paragraph-properties fo:margin-left="0mm" fo:margin-right="0mm" fo:text-indent="4.99mm" style:auto-text-indent="false"/>
    </style:style>
    <style:style style:name="Ordered_5f_list_5f_jlq" style:display-name="Ordered_list_jlq" style:family="paragraph" style:parent-style-name="Standard"/>
    <style:style style:name="Table_20_Contents" style:display-name="Table Contents" style:family="paragraph" style:parent-style-name="Standard" style:class="extra">
      <style:paragraph-properties fo:orphans="0" fo:widows="0" text:number-lines="false" text:line-number="0"/>
    </style:style>
    <style:style style:name="Index_20_1" style:display-name="Index 1" style:family="paragraph" style:parent-style-name="Index" style:class="index">
      <style:paragraph-properties fo:margin-left="0mm" fo:margin-right="0mm" fo:margin-top="0mm" fo:margin-bottom="1.01mm" style:contextual-spacing="false" fo:text-indent="0mm" style:auto-text-indent="false"/>
    </style:style>
    <style:style style:name="Header" style:family="paragraph" style:parent-style-name="Header_20_and_20_Footer" style:class="extra">
      <style:paragraph-properties text:number-lines="false" text:line-number="0">
        <style:tab-stops>
          <style:tab-stop style:position="87.95mm" style:type="center"/>
          <style:tab-stop style:position="175.9mm" style:type="right"/>
        </style:tab-stops>
      </style:paragraph-properties>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loext:opacity="0%" style:text-underline-style="solid" style:text-underline-width="auto" style:text-underline-color="#729fcf"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style:use-window-font-color="true" loext:opacity="0%" style:font-name="Liberation Serif1" fo:font-family="'Liberation Serif'" style:font-style-name="Bold" style:font-family-generic="roman" style:font-pitch="variable" fo:font-size="14pt" fo:font-style="normal" fo:font-weight="bold"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Header">
      <style:paragraph-properties fo:text-align="end" style:justify-single-word="false"/>
      <style:text-properties fo:language="en" fo:country="US"/>
    </style:style>
    <style:style style:name="MP3" style:family="paragraph" style:parent-style-name="Header">
      <style:text-properties fo:language="en" fo:country="US"/>
    </style:style>
    <style:page-layout style:name="Mpm1">
      <style:page-layout-properties fo:page-width="176mm" fo:page-height="250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4" style:page-usage="left">
      <style:page-layout-properties fo:page-width="176mm" fo:page-height="250mm" style:num-format="1"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5"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9">
      <style:page-layout-properties fo:page-width="215.9mm" fo:page-height="279.4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0">
      <style:page-layout-properties fo:page-width="279.4mm" fo:page-height="215.9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1" style:page-usage="left">
      <style:page-layout-properties fo:page-width="176mm" fo:page-height="250mm" style:num-format="i"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2"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3" style:page-usage="left">
      <style:page-layout-properties fo:page-width="176mm" fo:page-height="250mm" style:num-format="1" style:print-orientation="portrait" fo:margin-top="25.4mm" fo:margin-bottom="25.4mm" fo:margin-left="31.75mm" fo:margin-right="31.75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0</text:page-number></text:p>
      </style:footer>
    </style:master-page>
    <style:master-page style:name="Endnote" style:page-layout-name="Mpm2" draw:style-name="Mdp1">
      <style:footer>
        <text:p text:style-name="MP1"/>
      </style:footer>
    </style:master-page>
    <style:master-page style:name="Footnote" style:page-layout-name="Mpm2" draw:style-name="Mdp1">
      <style:footer>
        <text:p text:style-name="MP1"><text:page-number text:select-page="current">0</text:page-number></text:p>
      </style:footer>
    </style:master-page>
    <style:master-page style:name="Right_20_Page" style:display-name="Right Page" style:page-layout-name="Mpm3" draw:style-name="Mdp1" style:next-style-name="Left_20_Page">
      <style:header>
        <text:p text:style-name="MP2"><text:chapter text:display="name" text:outline-level="3">And you?</text:chapter></text:p>
      </style:header>
      <style:footer>
        <text:p text:style-name="MP1"><text:page-number text:select-page="current">65</text:page-number></text:p>
      </style:footer>
    </style:master-page>
    <style:master-page style:name="Left_20_Page" style:display-name="Left Page" style:page-layout-name="Mpm4" draw:style-name="Mdp1" style:next-style-name="Right_20_Page">
      <style:header>
        <text:p text:style-name="MP3"><text:chapter text:display="name" text:outline-level="3">And you?</text:chapter></text:p>
      </style:header>
      <style:footer>
        <text:p text:style-name="MP1"><text:page-number text:select-page="current">66</text:page-number></text:p>
      </style:footer>
    </style:master-page>
    <style:master-page style:name="Intro_20_First_20_Page" style:display-name="Intro First Page" style:page-layout-name="Mpm5" draw:style-name="Mdp1" style:next-style-name="Intro_20_Left"/>
    <style:master-page style:name="First_20_Page" style:display-name="First Page" style:page-layout-name="Mpm6" draw:style-name="Mdp1" style:next-style-name="Left_20_Page"/>
    <style:master-page style:name="Envelope" style:page-layout-name="Mpm7" draw:style-name="Mdp1"/>
    <style:master-page style:name="Index" style:page-layout-name="Mpm8" draw:style-name="Mdp1"/>
    <style:master-page style:name="HTML" style:page-layout-name="Mpm9" draw:style-name="Mdp1"/>
    <style:master-page style:name="Landscape" style:page-layout-name="Mpm10" draw:style-name="Mdp1"/>
    <style:master-page style:name="Intro_20_Left" style:display-name="Intro Left" style:page-layout-name="Mpm11" draw:style-name="Mdp1" style:next-style-name="Intro_20_Right">
      <style:footer>
        <text:p text:style-name="MP1"><text:page-number text:select-page="current">0</text:page-number></text:p>
      </style:footer>
    </style:master-page>
    <style:master-page style:name="Intro_20_Right" style:display-name="Intro Right" style:page-layout-name="Mpm12" draw:style-name="Mdp1" style:next-style-name="Intro_20_Left">
      <style:footer>
        <text:p text:style-name="MP1"><text:page-number text:select-page="current">0</text:page-number></text:p>
      </style:footer>
    </style:master-page>
    <style:master-page style:name="Last_20_Page" style:display-name="Last Page" style:page-layout-name="Mpm13" draw:style-name="Mdp1" style:next-style-name="Right_20_Page">
      <style:footer>
        <text:p text:style-name="MP1"><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8-14T10:38:28.358870297</dc:date>
    <meta:editing-duration>P4DT5H25M11S</meta:editing-duration>
    <meta:editing-cycles>1814</meta:editing-cycles>
    <meta:generator>LibreOffice/7.5.5.2$Linux_X86_64 LibreOffice_project/50$Build-2</meta:generator>
    <dc:creator>Jose Luis Quiroga</dc:creator>
    <meta:document-statistic meta:table-count="0" meta:image-count="0" meta:object-count="0" meta:page-count="66" meta:paragraph-count="351" meta:word-count="17583" meta:character-count="100717" meta:non-whitespace-character-count="83592"/>
  </office:meta>
</office:document-meta>
</file>